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Table14" style:family="table">
      <style:table-properties style:width="5.8715in" fo:margin-left="0in" table:align="left" style:writing-mode="lr-tb"/>
    </style:style>
    <style:style style:name="Table14.A" style:family="table-column">
      <style:table-column-properties style:column-width="1.6222in"/>
    </style:style>
    <style:style style:name="Table14.B" style:family="table-column">
      <style:table-column-properties style:column-width="4.2493in"/>
    </style:style>
    <style:style style:name="Table14.1" style:family="table-row">
      <style:table-row-properties style:min-row-height="0.2139in"/>
    </style:style>
    <style:style style:name="Table14.A1" style:family="table-cell">
      <style:table-cell-properties style:vertical-align="middle" fo:padding="0.0194in" fo:border="0.05pt solid #000000"/>
    </style:style>
    <style:style style:name="Table14.A6" style:family="table-cell">
      <style:table-cell-properties style:vertical-align="" fo:padding="0.0194in" fo:border="0.05pt solid #000000"/>
    </style:style>
    <style:style style:name="Table42" style:family="table">
      <style:table-properties style:width="2.5972in" fo:margin-left="0.4181in" fo:margin-right="2.8549in" table:align="margins" style:writing-mode="lr-tb"/>
    </style:style>
    <style:style style:name="Table42.A" style:family="table-column">
      <style:table-column-properties style:column-width="0.3167in" style:rel-column-width="7983*"/>
    </style:style>
    <style:style style:name="Table42.B" style:family="table-column">
      <style:table-column-properties style:column-width="0.3257in" style:rel-column-width="8211*"/>
    </style:style>
    <style:style style:name="Table42.C" style:family="table-column">
      <style:table-column-properties style:column-width="0.3174in" style:rel-column-width="8001*"/>
    </style:style>
    <style:style style:name="Table42.D" style:family="table-column">
      <style:table-column-properties style:column-width="0.2965in" style:rel-column-width="7474*"/>
    </style:style>
    <style:style style:name="Table42.E" style:family="table-column">
      <style:table-column-properties style:column-width="0.3285in" style:rel-column-width="8281*"/>
    </style:style>
    <style:style style:name="Table42.F" style:family="table-column">
      <style:table-column-properties style:column-width="0.4472in" style:rel-column-width="11282*"/>
    </style:style>
    <style:style style:name="Table42.G" style:family="table-column">
      <style:table-column-properties style:column-width="0.2819in" style:rel-column-width="7106*"/>
    </style:style>
    <style:style style:name="Table42.H" style:family="table-column">
      <style:table-column-properties style:column-width="0.2854in" style:rel-column-width="7197*"/>
    </style:style>
    <style:style style:name="Table42.A1" style:family="table-cell">
      <style:table-cell-properties fo:padding="0.0382in" fo:border-left="0.05pt solid #000000" fo:border-right="none" fo:border-top="0.05pt solid #000000" fo:border-bottom="0.05pt solid #000000"/>
    </style:style>
    <style:style style:name="Table42.F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F2" style:family="table-cell">
      <style:table-cell-properties fo:padding="0.0382in" fo:border-left="1pt solid #000000" fo:border-right="none" fo:border-top="none" fo:border-bottom="0.05pt solid #000000"/>
    </style:style>
    <style:style style:name="Table42.H2" style:family="table-cell">
      <style:table-cell-properties fo:padding="0.0382in" fo:border-left="0.05pt solid #000000" fo:border-right="0.05pt solid #000000" fo:border-top="none" fo:border-bottom="0.05pt solid #000000"/>
    </style:style>
    <style:style style:name="Table44" style:family="table">
      <style:table-properties style:width="5.8701in" table:align="margins" style:writing-mode="lr-tb"/>
    </style:style>
    <style:style style:name="Table44.A" style:family="table-column">
      <style:table-column-properties style:column-width="1.7451in" style:rel-column-width="19485*"/>
    </style:style>
    <style:style style:name="Table44.B" style:family="table-column">
      <style:table-column-properties style:column-width="1.4708in" style:rel-column-width="16422*"/>
    </style:style>
    <style:style style:name="Table44.C" style:family="table-column">
      <style:table-column-properties style:column-width="2.6542in" style:rel-column-width="29628*"/>
    </style:style>
    <style:style style:name="Table44.1" style:family="table-row">
      <style:table-row-properties fo:keep-together="always"/>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8" style:family="table">
      <style:table-properties style:width="5.8701in" table:align="margins" style:writing-mode="lr-tb"/>
    </style:style>
    <style:style style:name="Table8.A" style:family="table-column">
      <style:table-column-properties style:column-width="0.8444in" style:rel-column-width="9428*"/>
    </style:style>
    <style:style style:name="Table8.B" style:family="table-column">
      <style:table-column-properties style:column-width="5.0257in" style:rel-column-width="56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8701in" table:align="margins" style:writing-mode="lr-tb"/>
    </style:style>
    <style:style style:name="Table9.A" style:family="table-column">
      <style:table-column-properties style:column-width="0.8444in" style:rel-column-width="9428*"/>
    </style:style>
    <style:style style:name="Table9.B" style:family="table-column">
      <style:table-column-properties style:column-width="5.0257in" style:rel-column-width="56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7" style:family="table">
      <style:table-properties style:width="5.8701in" table:align="margins" style:writing-mode="lr-tb"/>
    </style:style>
    <style:style style:name="Table17.A" style:family="table-column">
      <style:table-column-properties style:column-width="0.8444in" style:rel-column-width="9428*"/>
    </style:style>
    <style:style style:name="Table17.B" style:family="table-column">
      <style:table-column-properties style:column-width="5.0257in" style:rel-column-width="5610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25" style:family="table">
      <style:table-properties style:width="5.8701in" table:align="margins" style:writing-mode="lr-tb"/>
    </style:style>
    <style:style style:name="Table25.A" style:family="table-column">
      <style:table-column-properties style:column-width="0.834in" style:rel-column-width="9312*"/>
    </style:style>
    <style:style style:name="Table25.B" style:family="table-column">
      <style:table-column-properties style:column-width="5.0361in" style:rel-column-width="56223*"/>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41" style:family="table">
      <style:table-properties style:width="5.8701in" table:align="margins" style:writing-mode="lr-tb"/>
    </style:style>
    <style:style style:name="Table41.A" style:family="table-column">
      <style:table-column-properties style:column-width="0.834in" style:rel-column-width="9312*"/>
    </style:style>
    <style:style style:name="Table41.B" style:family="table-column">
      <style:table-column-properties style:column-width="5.0361in" style:rel-column-width="56223*"/>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10" style:family="table">
      <style:table-properties style:width="5.8701in" table:align="margins" style:may-break-between-rows="false" style:writing-mode="lr-tb"/>
    </style:style>
    <style:style style:name="Table10.A" style:family="table-column">
      <style:table-column-properties style:column-width="0.734in" style:rel-column-width="8191*"/>
    </style:style>
    <style:style style:name="Table10.H" style:family="table-column">
      <style:table-column-properties style:column-width="0.734in" style:rel-column-width="8198*"/>
    </style:style>
    <style:style style:name="Table10.A1" style:family="table-cell">
      <style:table-cell-properties fo:padding="0.0382in" fo:border="none"/>
    </style:style>
    <style:style style:name="Table43" style:family="table">
      <style:table-properties style:width="5.8743in" fo:margin-left="0in" fo:margin-right="-0.0042in" table:align="margins" style:writing-mode="lr-tb"/>
    </style:style>
    <style:style style:name="Table43.A" style:family="table-column">
      <style:table-column-properties style:column-width="0.609in" style:rel-column-width="6796*"/>
    </style:style>
    <style:style style:name="Table43.B" style:family="table-column">
      <style:table-column-properties style:column-width="1.0229in" style:rel-column-width="11414*"/>
    </style:style>
    <style:style style:name="Table43.C" style:family="table-column">
      <style:table-column-properties style:column-width="0.6396in" style:rel-column-width="7137*"/>
    </style:style>
    <style:style style:name="Table43.D" style:family="table-column">
      <style:table-column-properties style:column-width="3.6021in" style:rel-column-width="40188*"/>
    </style:style>
    <style:style style:name="Table43.A1" style:family="table-cell">
      <style:table-cell-properties fo:padding="0.0382in" fo:border="none"/>
    </style:style>
    <style:style style:name="Table1" style:family="table">
      <style:table-properties table:align="margins" style:writing-mode="lr-tb"/>
    </style:style>
    <style:style style:name="Table1.A" style:family="table-column">
      <style:table-column-properties style:rel-column-width="9312*"/>
    </style:style>
    <style:style style:name="Table1.B" style:family="table-column">
      <style:table-column-properties style:rel-column-width="562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table:align="margins" style:writing-mode="lr-tb"/>
    </style:style>
    <style:style style:name="Table2.A" style:family="table-column">
      <style:table-column-properties style:rel-column-width="9312*"/>
    </style:style>
    <style:style style:name="Table2.B" style:family="table-column">
      <style:table-column-properties style:rel-column-width="5622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table:align="margins" style:writing-mode="lr-tb"/>
    </style:style>
    <style:style style:name="Table3.A" style:family="table-column">
      <style:table-column-properties style:rel-column-width="9312*"/>
    </style:style>
    <style:style style:name="Table3.B" style:family="table-column">
      <style:table-column-properties style:rel-column-width="5622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5" style:family="table">
      <style:table-properties table:align="margins" style:writing-mode="lr-tb"/>
    </style:style>
    <style:style style:name="Table5.A" style:family="table-column">
      <style:table-column-properties style:rel-column-width="9312*"/>
    </style:style>
    <style:style style:name="Table5.B" style:family="table-column">
      <style:table-column-properties style:rel-column-width="5622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table:align="margins" style:writing-mode="lr-tb"/>
    </style:style>
    <style:style style:name="Table7.A" style:family="table-column">
      <style:table-column-properties style:rel-column-width="9544*"/>
    </style:style>
    <style:style style:name="Table7.B" style:family="table-column">
      <style:table-column-properties style:rel-column-width="5599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11" style:family="table">
      <style:table-properties table:align="margins" style:writing-mode="lr-tb"/>
    </style:style>
    <style:style style:name="Table11.A" style:family="table-column">
      <style:table-column-properties style:rel-column-width="9428*"/>
    </style:style>
    <style:style style:name="Table11.B" style:family="table-column">
      <style:table-column-properties style:rel-column-width="5610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table:align="margins" style:writing-mode="lr-tb"/>
    </style:style>
    <style:style style:name="Table12.A" style:family="table-column">
      <style:table-column-properties style:rel-column-width="9428*"/>
    </style:style>
    <style:style style:name="Table12.B" style:family="table-column">
      <style:table-column-properties style:rel-column-width="56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5" style:family="table">
      <style:table-properties table:align="margins" style:writing-mode="lr-tb"/>
    </style:style>
    <style:style style:name="Table15.A" style:family="table-column">
      <style:table-column-properties style:rel-column-width="9428*"/>
    </style:style>
    <style:style style:name="Table15.B" style:family="table-column">
      <style:table-column-properties style:rel-column-width="5610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table:align="margins" style:writing-mode="lr-tb"/>
    </style:style>
    <style:style style:name="Table16.A" style:family="table-column">
      <style:table-column-properties style:rel-column-width="9428*"/>
    </style:style>
    <style:style style:name="Table16.B" style:family="table-column">
      <style:table-column-properties style:rel-column-width="5610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9" style:family="table">
      <style:table-properties table:align="margins" style:writing-mode="lr-tb"/>
    </style:style>
    <style:style style:name="Table19.A" style:family="table-column">
      <style:table-column-properties style:rel-column-width="9312*"/>
    </style:style>
    <style:style style:name="Table19.B" style:family="table-column">
      <style:table-column-properties style:rel-column-width="56223*"/>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table:align="margins" style:writing-mode="lr-tb"/>
    </style:style>
    <style:style style:name="Table20.A" style:family="table-column">
      <style:table-column-properties style:rel-column-width="9312*"/>
    </style:style>
    <style:style style:name="Table20.B" style:family="table-column">
      <style:table-column-properties style:rel-column-width="562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1" style:family="table">
      <style:table-properties table:align="margins" style:writing-mode="lr-tb"/>
    </style:style>
    <style:style style:name="Table21.A" style:family="table-column">
      <style:table-column-properties style:rel-column-width="9312*"/>
    </style:style>
    <style:style style:name="Table21.B" style:family="table-column">
      <style:table-column-properties style:rel-column-width="56223*"/>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4" style:family="table">
      <style:table-properties table:align="margins" style:writing-mode="lr-tb"/>
    </style:style>
    <style:style style:name="Table24.A" style:family="table-column">
      <style:table-column-properties style:rel-column-width="9312*"/>
    </style:style>
    <style:style style:name="Table24.B" style:family="table-column">
      <style:table-column-properties style:rel-column-width="56223*"/>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8" style:family="table">
      <style:table-properties table:align="margins" style:writing-mode="lr-tb"/>
    </style:style>
    <style:style style:name="Table28.A" style:family="table-column">
      <style:table-column-properties style:rel-column-width="9312*"/>
    </style:style>
    <style:style style:name="Table28.B" style:family="table-column">
      <style:table-column-properties style:rel-column-width="56223*"/>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30" style:family="table">
      <style:table-properties table:align="margins" style:writing-mode="lr-tb"/>
    </style:style>
    <style:style style:name="Table30.A" style:family="table-column">
      <style:table-column-properties style:rel-column-width="9312*"/>
    </style:style>
    <style:style style:name="Table30.B" style:family="table-column">
      <style:table-column-properties style:rel-column-width="5622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table:align="margins" style:writing-mode="lr-tb"/>
    </style:style>
    <style:style style:name="Table31.A" style:family="table-column">
      <style:table-column-properties style:rel-column-width="9312*"/>
    </style:style>
    <style:style style:name="Table31.B" style:family="table-column">
      <style:table-column-properties style:rel-column-width="562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2" style:family="table">
      <style:table-properties table:align="margins" style:writing-mode="lr-tb"/>
    </style:style>
    <style:style style:name="Table32.A" style:family="table-column">
      <style:table-column-properties style:rel-column-width="9312*"/>
    </style:style>
    <style:style style:name="Table32.B" style:family="table-column">
      <style:table-column-properties style:rel-column-width="56223*"/>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3" style:family="table">
      <style:table-properties table:align="margins" style:writing-mode="lr-tb"/>
    </style:style>
    <style:style style:name="Table33.A" style:family="table-column">
      <style:table-column-properties style:rel-column-width="9312*"/>
    </style:style>
    <style:style style:name="Table33.B" style:family="table-column">
      <style:table-column-properties style:rel-column-width="56223*"/>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27" style:family="table">
      <style:table-properties table:align="margins" style:writing-mode="lr-tb"/>
    </style:style>
    <style:style style:name="Table27.A" style:family="table-column">
      <style:table-column-properties style:rel-column-width="9312*"/>
    </style:style>
    <style:style style:name="Table27.B" style:family="table-column">
      <style:table-column-properties style:rel-column-width="56223*"/>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6" style:family="table">
      <style:table-properties table:align="margins" style:writing-mode="lr-tb"/>
    </style:style>
    <style:style style:name="Table26.A" style:family="table-column">
      <style:table-column-properties style:rel-column-width="9312*"/>
    </style:style>
    <style:style style:name="Table26.B" style:family="table-column">
      <style:table-column-properties style:rel-column-width="56223*"/>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35" style:family="table">
      <style:table-properties table:align="margins" style:writing-mode="lr-tb"/>
    </style:style>
    <style:style style:name="Table35.A" style:family="table-column">
      <style:table-column-properties style:rel-column-width="9312*"/>
    </style:style>
    <style:style style:name="Table35.B" style:family="table-column">
      <style:table-column-properties style:rel-column-width="56223*"/>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6" style:family="table">
      <style:table-properties table:align="margins" style:writing-mode="lr-tb"/>
    </style:style>
    <style:style style:name="Table36.A" style:family="table-column">
      <style:table-column-properties style:rel-column-width="9312*"/>
    </style:style>
    <style:style style:name="Table36.B" style:family="table-column">
      <style:table-column-properties style:rel-column-width="56223*"/>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7" style:family="table">
      <style:table-properties table:align="margins" style:writing-mode="lr-tb"/>
    </style:style>
    <style:style style:name="Table37.A" style:family="table-column">
      <style:table-column-properties style:rel-column-width="9312*"/>
    </style:style>
    <style:style style:name="Table37.B" style:family="table-column">
      <style:table-column-properties style:rel-column-width="56223*"/>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table:align="margins" style:writing-mode="lr-tb"/>
    </style:style>
    <style:style style:name="Table38.A" style:family="table-column">
      <style:table-column-properties style:rel-column-width="9312*"/>
    </style:style>
    <style:style style:name="Table38.B" style:family="table-column">
      <style:table-column-properties style:rel-column-width="56223*"/>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9" style:family="table">
      <style:table-properties table:align="margins" style:writing-mode="lr-tb"/>
    </style:style>
    <style:style style:name="Table39.A" style:family="table-column">
      <style:table-column-properties style:rel-column-width="9312*"/>
    </style:style>
    <style:style style:name="Table39.B" style:family="table-column">
      <style:table-column-properties style:rel-column-width="56223*"/>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40" style:family="table">
      <style:table-properties table:align="margins" style:writing-mode="lr-tb"/>
    </style:style>
    <style:style style:name="Table40.A" style:family="table-column">
      <style:table-column-properties style:rel-column-width="9312*"/>
    </style:style>
    <style:style style:name="Table40.B" style:family="table-column">
      <style:table-column-properties style:rel-column-width="56223*"/>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P1" style:family="paragraph" style:parent-style-name="Footer">
      <style:paragraph-properties fo:margin-top="0in" fo:margin-bottom="0in" style:contextual-spacing="false"/>
    </style:style>
    <style:style style:name="P2" style:family="paragraph" style:parent-style-name="Preformatted_20_Text">
      <style:paragraph-properties fo:margin-left="0.25in" fo:margin-right="0in" fo:text-indent="0in" style:auto-text-indent="false"/>
    </style:style>
    <style:style style:name="P3" style:family="paragraph" style:parent-style-name="Preformatted_20_Text">
      <style:paragraph-properties fo:margin-left="0.25in" fo:margin-right="0in" fo:text-indent="0in" style:auto-text-indent="false"/>
      <style:text-properties officeooo:paragraph-rsid="00305100"/>
    </style:style>
    <style:style style:name="P4" style:family="paragraph" style:parent-style-name="Preformatted_20_Text">
      <style:paragraph-properties fo:margin-left="0.25in" fo:margin-right="0in" fo:text-indent="0in" style:auto-text-indent="false"/>
      <style:text-properties officeooo:paragraph-rsid="0042d1e5"/>
    </style:style>
    <style:style style:name="P5" style:family="paragraph" style:parent-style-name="Preformatted_20_Text">
      <style:paragraph-properties fo:margin-left="0.25in" fo:margin-right="0in" fo:text-indent="0in" style:auto-text-indent="false"/>
      <style:text-properties style:use-window-font-color="true" loext:opacity="0%" style:font-name="Courier New" fo:font-size="9pt" fo:language="en" fo:country="US" officeooo:paragraph-rsid="0042d1e5" style:font-name-asian="Courier New" style:font-size-asian="9pt" style:font-name-complex="Courier New" style:font-size-complex="9pt" style:language-complex="ar" style:country-complex="SA"/>
    </style:style>
    <style:style style:name="P6" style:family="paragraph" style:parent-style-name="Standard">
      <style:paragraph-properties fo:margin-left="0.5in" fo:margin-right="0in" fo:text-indent="0in" style:auto-text-indent="false"/>
    </style:style>
    <style:style style:name="P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officeooo:paragraph-rsid="00280863"/>
    </style:style>
    <style:style style:name="P9" style:family="paragraph" style:parent-style-name="Standard">
      <style:text-properties officeooo:paragraph-rsid="002a1892"/>
    </style:style>
    <style:style style:name="P10" style:family="paragraph" style:parent-style-name="Standard">
      <style:text-properties officeooo:paragraph-rsid="002e1d2e"/>
    </style:style>
    <style:style style:name="P11" style:family="paragraph" style:parent-style-name="Standard">
      <style:text-properties officeooo:paragraph-rsid="0030943c"/>
    </style:style>
    <style:style style:name="P12" style:family="paragraph" style:parent-style-name="Standard">
      <style:text-properties officeooo:paragraph-rsid="00390477"/>
    </style:style>
    <style:style style:name="P13" style:family="paragraph" style:parent-style-name="Standard">
      <style:text-properties officeooo:paragraph-rsid="003ad732"/>
    </style:style>
    <style:style style:name="P14" style:family="paragraph" style:parent-style-name="Standard">
      <style:text-properties officeooo:paragraph-rsid="003c5ba5"/>
    </style:style>
    <style:style style:name="P15" style:family="paragraph" style:parent-style-name="Standard">
      <style:text-properties officeooo:paragraph-rsid="0042d1e5"/>
    </style:style>
    <style:style style:name="P16" style:family="paragraph" style:parent-style-name="Standard">
      <style:text-properties style:font-name="Times New Roman" fo:font-size="11pt" officeooo:rsid="0030943c" officeooo:paragraph-rsid="003ad732" style:font-size-asian="11pt" style:font-size-complex="11pt"/>
    </style:style>
    <style:style style:name="P17" style:family="paragraph" style:parent-style-name="Standard">
      <style:text-properties officeooo:paragraph-rsid="00584f81"/>
    </style:style>
    <style:style style:name="P18" style:family="paragraph" style:parent-style-name="Standard">
      <style:text-properties officeooo:paragraph-rsid="005ab15b"/>
    </style:style>
    <style:style style:name="P19" style:family="paragraph" style:parent-style-name="Standard">
      <style:text-properties officeooo:paragraph-rsid="005bcca7"/>
    </style:style>
    <style:style style:name="P20" style:family="paragraph" style:parent-style-name="Standard">
      <style:text-properties officeooo:paragraph-rsid="0063e310"/>
    </style:style>
    <style:style style:name="P21" style:family="paragraph" style:parent-style-name="Standard">
      <style:text-properties officeooo:paragraph-rsid="0068e0cf"/>
    </style:style>
    <style:style style:name="P22" style:family="paragraph" style:parent-style-name="Standard">
      <style:text-properties officeooo:paragraph-rsid="0070d593"/>
    </style:style>
    <style:style style:name="P23" style:family="paragraph" style:parent-style-name="Standard">
      <style:text-properties officeooo:rsid="007630c3" officeooo:paragraph-rsid="007630c3"/>
    </style:style>
    <style:style style:name="P24" style:family="paragraph" style:parent-style-name="Standard">
      <style:text-properties officeooo:paragraph-rsid="00767092"/>
    </style:style>
    <style:style style:name="P25" style:family="paragraph" style:parent-style-name="Standard">
      <style:text-properties officeooo:paragraph-rsid="007b9a47"/>
    </style:style>
    <style:style style:name="P26" style:family="paragraph" style:parent-style-name="Standard">
      <style:text-properties officeooo:paragraph-rsid="009daa2d"/>
    </style:style>
    <style:style style:name="P27" style:family="paragraph" style:parent-style-name="Standard">
      <style:text-properties officeooo:rsid="009e816c" officeooo:paragraph-rsid="009e816c"/>
    </style:style>
    <style:style style:name="P28" style:family="paragraph" style:parent-style-name="Standard">
      <style:text-properties officeooo:rsid="00a14689" officeooo:paragraph-rsid="00a14689"/>
    </style:style>
    <style:style style:name="P29" style:family="paragraph" style:parent-style-name="Standard">
      <style:text-properties officeooo:paragraph-rsid="00a3bb08"/>
    </style:style>
    <style:style style:name="P30" style:family="paragraph" style:parent-style-name="Standard">
      <style:paragraph-properties fo:margin-left="0in" fo:margin-right="0in" fo:text-indent="0in" style:auto-text-indent="false"/>
    </style:style>
    <style:style style:name="P31" style:family="paragraph" style:parent-style-name="Standard" style:master-page-name="">
      <style:paragraph-properties style:page-number="auto" fo:keep-with-next="always"/>
    </style:style>
    <style:style style:name="P32" style:family="paragraph" style:parent-style-name="Standard">
      <style:paragraph-properties style:shadow="none"/>
    </style:style>
    <style:style style:name="P33" style:family="paragraph" style:parent-style-name="Standard">
      <style:paragraph-properties style:writing-mode="lr-tb"/>
    </style:style>
    <style:style style:name="P34" style:family="paragraph" style:parent-style-name="Text_20_body">
      <style:paragraph-properties style:writing-mode="lr-tb"/>
    </style:style>
    <style:style style:name="P35" style:family="paragraph" style:parent-style-name="Text_20_body">
      <style:paragraph-properties style:writing-mode="lr-tb"/>
      <style:text-properties officeooo:paragraph-rsid="006f08a4"/>
    </style:style>
    <style:style style:name="P36" style:family="paragraph" style:parent-style-name="Preformatted_20_Text">
      <style:paragraph-properties fo:keep-with-next="always"/>
    </style:style>
    <style:style style:name="P37" style:family="paragraph" style:parent-style-name="Preformatted_20_Text">
      <style:paragraph-properties fo:keep-with-next="always"/>
      <style:text-properties style:font-size-asian="12pt" style:font-style-asian="normal" style:font-weight-asian="bold" style:font-size-complex="12pt" style:font-style-complex="normal" style:font-weight-complex="bold"/>
    </style:style>
    <style:style style:name="P38" style:family="paragraph" style:parent-style-name="Preformatted_20_Text">
      <style:paragraph-properties fo:keep-with-next="always"/>
      <style:text-properties style:font-size-asian="12pt" style:font-style-asian="normal" style:font-weight-asian="normal" style:font-size-complex="12pt" style:font-style-complex="normal" style:font-weight-complex="normal"/>
    </style:style>
    <style:style style:name="P39" style:family="paragraph" style:parent-style-name="Preformatted_20_Text">
      <style:text-properties officeooo:paragraph-rsid="0017a5e6"/>
    </style:style>
    <style:style style:name="P40" style:family="paragraph" style:parent-style-name="Preformatted_20_Text">
      <style:text-properties officeooo:paragraph-rsid="007630c3"/>
    </style:style>
    <style:style style:name="P41" style:family="paragraph" style:parent-style-name="Preformatted_20_Text">
      <style:text-properties officeooo:paragraph-rsid="00952552"/>
    </style:style>
    <style:style style:name="P42" style:family="paragraph" style:parent-style-name="Preformatted_20_Text">
      <style:text-properties officeooo:paragraph-rsid="009daa2d"/>
    </style:style>
    <style:style style:name="P43" style:family="paragraph" style:parent-style-name="Table_20_Contents">
      <style:paragraph-properties fo:text-align="start" style:justify-single-word="false"/>
      <style:text-properties fo:font-weight="bold"/>
    </style:style>
    <style:style style:name="P44" style:family="paragraph" style:parent-style-name="Table_20_Contents">
      <style:paragraph-properties fo:text-align="start" style:justify-single-word="false"/>
    </style:style>
    <style:style style:name="P45" style:family="paragraph" style:parent-style-name="Table_20_Contents">
      <style:text-properties officeooo:rsid="002a1892" officeooo:paragraph-rsid="002a1892"/>
    </style:style>
    <style:style style:name="P46" style:family="paragraph" style:parent-style-name="Table_20_Contents">
      <style:text-properties officeooo:rsid="002b1d84" officeooo:paragraph-rsid="002b1d84"/>
    </style:style>
    <style:style style:name="P47" style:family="paragraph" style:parent-style-name="Table_20_Contents">
      <style:text-properties officeooo:rsid="0083847b" officeooo:paragraph-rsid="0083847b"/>
    </style:style>
    <style:style style:name="P48" style:family="paragraph" style:parent-style-name="Author" style:master-page-name="">
      <style:paragraph-properties fo:margin-top="0.1701in" fo:margin-bottom="0.1in" style:contextual-spacing="false" style:page-number="auto"/>
      <style:text-properties officeooo:paragraph-rsid="002b1d84"/>
    </style:style>
    <style:style style:name="P49" style:family="paragraph" style:parent-style-name="Biblio_20_Entry">
      <style:text-properties officeooo:paragraph-rsid="00691e91"/>
    </style:style>
    <style:style style:name="P50" style:family="paragraph" style:parent-style-name="Text_20_body">
      <style:text-properties officeooo:paragraph-rsid="007630c3"/>
    </style:style>
    <style:style style:name="P51" style:family="paragraph" style:parent-style-name="Text_20_body">
      <style:text-properties officeooo:rsid="007630c3" officeooo:paragraph-rsid="007630c3"/>
    </style:style>
    <style:style style:name="P52" style:family="paragraph" style:parent-style-name="Text_20_body">
      <style:text-properties officeooo:paragraph-rsid="006f08a4"/>
    </style:style>
    <style:style style:name="P53" style:family="paragraph" style:parent-style-name="Paper_20_Title" style:master-page-name="Standard">
      <style:paragraph-properties style:page-number="auto"/>
    </style:style>
    <style:style style:name="P54" style:family="paragraph" style:parent-style-name="Biblio_20_Entry">
      <style:text-properties officeooo:paragraph-rsid="00691e91"/>
    </style:style>
    <style:style style:name="P55" style:family="paragraph" style:parent-style-name="Contents_20_1">
      <style:paragraph-properties>
        <style:tab-stops>
          <style:tab-stop style:position="5.8701in" style:type="right" style:leader-style="dotted" style:leader-text="."/>
        </style:tab-stops>
      </style:paragraph-properties>
    </style:style>
    <style:style style:name="P56" style:family="paragraph" style:parent-style-name="Contents_20_2">
      <style:paragraph-properties>
        <style:tab-stops>
          <style:tab-stop style:position="5.8701in" style:type="right" style:leader-style="dotted" style:leader-text="."/>
        </style:tab-stops>
      </style:paragraph-properties>
    </style:style>
    <style:style style:name="P57" style:family="paragraph" style:parent-style-name="Contents_20_3">
      <style:paragraph-properties>
        <style:tab-stops>
          <style:tab-stop style:position="5.8701in" style:type="right" style:leader-style="dotted" style:leader-text="."/>
        </style:tab-stops>
      </style:paragraph-properties>
    </style:style>
    <style:style style:name="P58" style:family="paragraph" style:parent-style-name="Heading_20_1" style:list-style-name="L2"/>
    <style:style style:name="P59" style:family="paragraph" style:parent-style-name="Heading_20_1" style:list-style-name="L2" style:master-page-name="">
      <style:paragraph-properties style:page-number="auto" fo:break-before="auto" fo:break-after="auto" style:shadow="none"/>
    </style:style>
    <style:style style:name="P60" style:family="paragraph" style:parent-style-name="Heading_20_1" style:list-style-name="L2" style:master-page-name="">
      <style:paragraph-properties style:page-number="auto" fo:break-before="auto" fo:break-after="auto"/>
    </style:style>
    <style:style style:name="P61" style:family="paragraph" style:parent-style-name="Heading_20_1" style:list-style-name="L14">
      <style:paragraph-properties style:shadow="none"/>
    </style:style>
    <style:style style:name="P62" style:family="paragraph" style:parent-style-name="Heading_20_2">
      <style:text-properties style:use-window-font-color="true" loext:opacity="0%" style:font-name="Arial" fo:font-size="12pt" fo:language="en" fo:country="US" fo:font-weight="bold" officeooo:rsid="002b1d84" officeooo:paragraph-rsid="002b1d84" style:font-name-asian="Times New Roman" style:font-size-asian="12pt" style:font-weight-asian="bold" style:font-name-complex="Times" style:font-size-complex="10pt" style:language-complex="ar" style:country-complex="SA"/>
    </style:style>
    <style:style style:name="P63" style:family="paragraph" style:parent-style-name="Heading_20_2">
      <style:text-properties officeooo:paragraph-rsid="00b031bf"/>
    </style:style>
    <style:style style:name="P64" style:family="paragraph" style:parent-style-name="Heading_20_2">
      <style:text-properties officeooo:paragraph-rsid="00b103db"/>
    </style:style>
    <style:style style:name="P65" style:family="paragraph" style:parent-style-name="Heading_20_2">
      <style:text-properties officeooo:paragraph-rsid="00a42889"/>
    </style:style>
    <style:style style:name="P66" style:family="paragraph" style:parent-style-name="Heading_20_2">
      <style:text-properties officeooo:paragraph-rsid="00b50306"/>
    </style:style>
    <style:style style:name="P67" style:family="paragraph" style:parent-style-name="Heading_20_2" style:master-page-name="">
      <style:paragraph-properties style:page-number="auto" fo:break-before="page"/>
    </style:style>
    <style:style style:name="P68" style:family="paragraph" style:parent-style-name="Heading_20_2" style:master-page-name="">
      <style:paragraph-properties style:page-number="auto"/>
      <style:text-properties officeooo:paragraph-rsid="00b103db"/>
    </style:style>
    <style:style style:name="P69" style:family="paragraph" style:parent-style-name="Heading_20_2" style:master-page-name="">
      <style:paragraph-properties style:page-number="auto" fo:break-before="page"/>
    </style:style>
    <style:style style:name="P70" style:family="paragraph" style:parent-style-name="Heading_20_2" style:master-page-name="">
      <style:paragraph-properties style:page-number="auto" fo:break-before="page"/>
    </style:style>
    <style:style style:name="P71" style:family="paragraph" style:parent-style-name="Heading_20_2" style:master-page-name="">
      <style:paragraph-properties style:page-number="auto" fo:break-before="page"/>
      <style:text-properties officeooo:paragraph-rsid="00b2afdf"/>
    </style:style>
    <style:style style:name="P72" style:family="paragraph" style:parent-style-name="Heading_20_3" style:list-style-name="L2"/>
    <style:style style:name="P73" style:family="paragraph" style:parent-style-name="Heading_20_3" style:list-style-name="L2">
      <style:text-properties officeooo:paragraph-rsid="009df251"/>
    </style:style>
    <style:style style:name="P74" style:family="paragraph" style:parent-style-name="Heading_20_3" style:list-style-name="L8"/>
    <style:style style:name="P75" style:family="paragraph" style:parent-style-name="Heading_20_3" style:list-style-name="L15">
      <style:text-properties officeooo:paragraph-rsid="00b031bf"/>
    </style:style>
    <style:style style:name="P76" style:family="paragraph" style:parent-style-name="Heading_20_3">
      <style:text-properties officeooo:paragraph-rsid="009df251"/>
    </style:style>
    <style:style style:name="P77" style:family="paragraph" style:parent-style-name="Numbering_20_1" style:list-style-name="L3"/>
    <style:style style:name="P78" style:family="paragraph" style:parent-style-name="Numbering_20_1" style:list-style-name="L4"/>
    <style:style style:name="P79" style:family="paragraph" style:parent-style-name="Numbering_20_1" style:list-style-name="L4">
      <style:text-properties officeooo:paragraph-rsid="00305100"/>
    </style:style>
    <style:style style:name="P80" style:family="paragraph" style:parent-style-name="Preformatted_20_Text">
      <style:text-properties officeooo:paragraph-rsid="0030943c"/>
    </style:style>
    <style:style style:name="P81" style:family="paragraph" style:parent-style-name="Preformatted_20_Text">
      <style:text-properties officeooo:rsid="0030943c" officeooo:paragraph-rsid="0030943c"/>
    </style:style>
    <style:style style:name="P82" style:family="paragraph" style:parent-style-name="Preformatted_20_Text">
      <style:paragraph-properties fo:margin-left="0.25in" fo:margin-right="0in" fo:text-indent="0in" style:auto-text-indent="false"/>
    </style:style>
    <style:style style:name="P83" style:family="paragraph" style:parent-style-name="Preformatted_20_Text">
      <style:paragraph-properties fo:margin-left="0.25in" fo:margin-right="0in" fo:text-indent="0in" style:auto-text-indent="false"/>
      <style:text-properties officeooo:paragraph-rsid="00b031bf"/>
    </style:style>
    <style:style style:name="P84" style:family="paragraph" style:parent-style-name="Standard" style:list-style-name="L1">
      <style:text-properties officeooo:paragraph-rsid="00ab7e3e"/>
    </style:style>
    <style:style style:name="P85" style:family="paragraph" style:parent-style-name="Standard" style:list-style-name="L2"/>
    <style:style style:name="P86" style:family="paragraph" style:parent-style-name="Standard" style:list-style-name="L4"/>
    <style:style style:name="P87" style:family="paragraph" style:parent-style-name="Standard" style:list-style-name="L5"/>
    <style:style style:name="P88" style:family="paragraph" style:parent-style-name="Standard" style:list-style-name="L6">
      <style:text-properties officeooo:paragraph-rsid="007630c3"/>
    </style:style>
    <style:style style:name="P89" style:family="paragraph" style:parent-style-name="Standard" style:list-style-name="L6">
      <style:text-properties officeooo:rsid="007630c3" officeooo:paragraph-rsid="007630c3"/>
    </style:style>
    <style:style style:name="P90" style:family="paragraph" style:parent-style-name="Standard" style:list-style-name="L7"/>
    <style:style style:name="P91" style:family="paragraph" style:parent-style-name="Standard" style:list-style-name="L9"/>
    <style:style style:name="P92" style:family="paragraph" style:parent-style-name="Standard" style:list-style-name="L10"/>
    <style:style style:name="P93" style:family="paragraph" style:parent-style-name="Standard" style:list-style-name="L10">
      <style:text-properties officeooo:paragraph-rsid="00a14689"/>
    </style:style>
    <style:style style:name="P94" style:family="paragraph" style:parent-style-name="Standard" style:list-style-name="L11"/>
    <style:style style:name="P95" style:family="paragraph" style:parent-style-name="Standard" style:list-style-name="L11">
      <style:text-properties officeooo:paragraph-rsid="00a2986f"/>
    </style:style>
    <style:style style:name="P96" style:family="paragraph" style:parent-style-name="Standard" style:list-style-name="L13"/>
    <style:style style:name="P97" style:family="paragraph" style:parent-style-name="Standard">
      <style:text-properties officeooo:paragraph-rsid="002a1892"/>
    </style:style>
    <style:style style:name="P98" style:family="paragraph" style:parent-style-name="Standard" style:list-style-name="L16">
      <style:text-properties officeooo:paragraph-rsid="00b031bf"/>
    </style:style>
    <style:style style:name="P99" style:family="paragraph" style:parent-style-name="Standard">
      <style:text-properties officeooo:paragraph-rsid="0068e0cf"/>
    </style:style>
    <style:style style:name="P100" style:family="paragraph" style:parent-style-name="Standard">
      <style:text-properties officeooo:paragraph-rsid="003c5ba5"/>
    </style:style>
    <style:style style:name="P101" style:family="paragraph" style:parent-style-name="Standard">
      <style:text-properties officeooo:paragraph-rsid="007630c3"/>
    </style:style>
    <style:style style:name="P102" style:family="paragraph" style:parent-style-name="Standard">
      <style:text-properties officeooo:paragraph-rsid="00767092"/>
    </style:style>
    <style:style style:name="P103" style:family="paragraph" style:parent-style-name="Standard">
      <style:text-properties officeooo:paragraph-rsid="007b9a47"/>
    </style:style>
    <style:style style:name="P104" style:family="paragraph" style:parent-style-name="Standard">
      <style:text-properties officeooo:paragraph-rsid="00a14689"/>
    </style:style>
    <style:style style:name="P105" style:family="paragraph" style:parent-style-name="Standard">
      <style:text-properties officeooo:paragraph-rsid="00a2986f"/>
    </style:style>
    <style:style style:name="P106" style:family="paragraph" style:parent-style-name="Standard">
      <style:text-properties officeooo:paragraph-rsid="0070d593"/>
    </style:style>
    <style:style style:name="P107" style:family="paragraph" style:parent-style-name="Standard">
      <style:text-properties officeooo:paragraph-rsid="00a3bb08"/>
    </style:style>
    <style:style style:name="P108" style:family="paragraph" style:parent-style-name="Standard">
      <style:text-properties officeooo:paragraph-rsid="00a42889"/>
    </style:style>
    <style:style style:name="P109" style:family="paragraph" style:parent-style-name="Standard">
      <style:text-properties officeooo:paragraph-rsid="00b031bf"/>
    </style:style>
    <style:style style:name="P110" style:family="paragraph" style:parent-style-name="Standard">
      <style:text-properties officeooo:paragraph-rsid="0063e310"/>
    </style:style>
    <style:style style:name="P111" style:family="paragraph" style:parent-style-name="Standard">
      <style:text-properties officeooo:rsid="00b1aa33" officeooo:paragraph-rsid="00b1aa33"/>
    </style:style>
    <style:style style:name="P112" style:family="paragraph" style:parent-style-name="Standard">
      <style:text-properties officeooo:paragraph-rsid="00b2afdf"/>
    </style:style>
    <style:style style:name="P113" style:family="paragraph" style:parent-style-name="Standard">
      <style:text-properties officeooo:paragraph-rsid="00b50306"/>
    </style:style>
    <style:style style:name="P114" style:family="paragraph" style:parent-style-name="Standard" style:list-style-name="L17"/>
    <style:style style:name="P115" style:family="paragraph" style:parent-style-name="Standard" style:list-style-name="L12">
      <style:paragraph-properties fo:margin-left="0in" fo:margin-right="0in" fo:text-indent="0in" style:auto-text-indent="false"/>
      <style:text-properties fo:font-style="normal" style:font-style-asian="normal" style:font-style-complex="normal"/>
    </style:style>
    <style:style style:name="P116" style:family="paragraph" style:parent-style-name="Standard">
      <style:paragraph-properties style:writing-mode="lr-tb"/>
    </style:style>
    <style:style style:name="P117" style:family="paragraph" style:parent-style-name="Table_20_Contents">
      <style:text-properties officeooo:rsid="00884218" officeooo:paragraph-rsid="00884218"/>
    </style:style>
    <style:style style:name="P118" style:family="paragraph" style:parent-style-name="Text_20_body">
      <style:text-properties officeooo:paragraph-rsid="006f08a4"/>
    </style:style>
    <style:style style:name="P119" style:family="paragraph" style:parent-style-name="Text_20_body">
      <style:text-properties officeooo:paragraph-rsid="00ba8e38"/>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6pt" style:font-size-asian="6pt"/>
    </style:style>
    <style:style style:name="T4" style:family="text">
      <style:text-properties officeooo:rsid="00137771"/>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Doulos SIL"/>
    </style:style>
    <style:style style:name="T9" style:family="text">
      <style:text-properties style:font-name="Times New Roman" fo:font-size="11pt" style:font-size-asian="11pt" style:font-size-complex="11pt"/>
    </style:style>
    <style:style style:name="T10" style:family="text">
      <style:text-properties style:font-name="Times New Roman" fo:font-size="11pt" officeooo:rsid="00305100" style:font-size-asian="11pt" style:font-size-complex="11pt"/>
    </style:style>
    <style:style style:name="T11" style:family="text">
      <style:text-properties style:font-name="Times New Roman" fo:font-size="11pt" officeooo:rsid="0030943c" style:font-size-asian="11pt" style:font-size-complex="11pt"/>
    </style:style>
    <style:style style:name="T12" style:family="text">
      <style:text-properties style:font-name="DejaVu Sans" style:font-name-asian="Times New Roman" style:font-name-complex="Times"/>
    </style:style>
    <style:style style:name="T13" style:family="text">
      <style:text-properties style:font-name="DejaVu Sans" officeooo:rsid="007d0ba3" style:font-name-asian="Times New Roman" style:font-name-complex="Times"/>
    </style:style>
    <style:style style:name="T14" style:family="text">
      <style:text-properties officeooo:rsid="001434e7"/>
    </style:style>
    <style:style style:name="T15" style:family="text">
      <style:text-properties officeooo:rsid="00188bfe"/>
    </style:style>
    <style:style style:name="T16" style:family="text">
      <style:text-properties officeooo:rsid="001984fe"/>
    </style:style>
    <style:style style:name="T17" style:family="text">
      <style:text-properties officeooo:rsid="00280863"/>
    </style:style>
    <style:style style:name="T18" style:family="text">
      <style:text-properties officeooo:rsid="0028a664"/>
    </style:style>
    <style:style style:name="T19" style:family="text">
      <style:text-properties officeooo:rsid="0028f83f"/>
    </style:style>
    <style:style style:name="T20" style:family="text">
      <style:text-properties officeooo:rsid="002a1892"/>
    </style:style>
    <style:style style:name="T21" style:family="text">
      <style:text-properties officeooo:rsid="002b1d84"/>
    </style:style>
    <style:style style:name="T22" style:family="text">
      <style:text-properties officeooo:rsid="002cbb03"/>
    </style:style>
    <style:style style:name="T23" style:family="text">
      <style:text-properties officeooo:rsid="002e1d2e"/>
    </style:style>
    <style:style style:name="T24" style:family="text">
      <style:text-properties style:use-window-font-color="true" loext:opacity="0%" style:font-name="Times New Roman" fo:font-size="11pt" fo:language="en" fo:country="US" style:font-name-asian="Times New Roman" style:font-size-asian="11pt" style:font-name-complex="Times" style:font-size-complex="10pt" style:language-complex="ar" style:country-complex="SA"/>
    </style:style>
    <style:style style:name="T25" style:family="text">
      <style:text-properties style:use-window-font-color="true" loext:opacity="0%" style:font-name="Times New Roman" fo:font-size="11pt" fo:language="en" fo:country="US" officeooo:rsid="002e1d2e" style:font-name-asian="Times New Roman" style:font-size-asian="11pt" style:font-name-complex="Times" style:font-size-complex="10pt" style:language-complex="ar" style:country-complex="SA"/>
    </style:style>
    <style:style style:name="T26" style:family="text">
      <style:text-properties style:use-window-font-color="true" loext:opacity="0%" style:font-name="Times New Roman" fo:font-size="11pt" fo:language="en" fo:country="US" officeooo:rsid="00390477" style:font-name-asian="Times New Roman" style:font-size-asian="11pt" style:font-name-complex="Times" style:font-size-complex="10pt" style:language-complex="ar" style:country-complex="SA"/>
    </style:style>
    <style:style style:name="T27" style:family="text">
      <style:text-properties style:use-window-font-color="true" loext:opacity="0%" style:font-name="Times New Roman" fo:font-size="11pt" fo:language="en" fo:country="US" officeooo:rsid="003d1798" style:font-name-asian="Times New Roman" style:font-size-asian="11pt" style:font-name-complex="Times" style:font-size-complex="10pt" style:language-complex="ar" style:country-complex="SA"/>
    </style:style>
    <style:style style:name="T28" style:family="text">
      <style:text-properties style:use-window-font-color="true" loext:opacity="0%" style:font-name="Times New Roman" fo:font-size="11pt" fo:language="en" fo:country="US" officeooo:rsid="003d38fe" style:font-name-asian="Times New Roman" style:font-size-asian="11pt" style:font-name-complex="Times" style:font-size-complex="10pt" style:language-complex="ar" style:country-complex="SA"/>
    </style:style>
    <style:style style:name="T29" style:family="text">
      <style:text-properties style:use-window-font-color="true" loext:opacity="0%" style:font-name="Times New Roman" fo:font-size="11pt" fo:language="en" fo:country="US" officeooo:rsid="003f003d" style:font-name-asian="Times New Roman" style:font-size-asian="11pt" style:font-name-complex="Times" style:font-size-complex="10pt" style:language-complex="ar" style:country-complex="SA"/>
    </style:style>
    <style:style style:name="T30" style:family="text">
      <style:text-properties style:use-window-font-color="true" loext:opacity="0%" style:font-name="Times New Roman" fo:font-size="11pt" fo:language="en" fo:country="US" officeooo:rsid="00409d64" style:font-name-asian="Times New Roman" style:font-size-asian="11pt" style:font-name-complex="Times" style:font-size-complex="10pt" style:language-complex="ar" style:country-complex="SA"/>
    </style:style>
    <style:style style:name="T31" style:family="text">
      <style:text-properties style:use-window-font-color="true" loext:opacity="0%" style:font-name="Times New Roman" fo:font-size="11pt" fo:language="en" fo:country="US" officeooo:rsid="0040fdcf" style:font-name-asian="Times New Roman" style:font-size-asian="11pt" style:font-name-complex="Times" style:font-size-complex="10pt" style:language-complex="ar" style:country-complex="SA"/>
    </style:style>
    <style:style style:name="T32" style:family="text">
      <style:text-properties style:use-window-font-color="true" loext:opacity="0%" style:font-name="Times New Roman" fo:font-size="11pt" fo:language="en" fo:country="US" officeooo:rsid="0047ca87" style:font-name-asian="Times New Roman" style:font-size-asian="11pt" style:font-name-complex="Times" style:font-size-complex="10pt" style:language-complex="ar" style:country-complex="SA"/>
    </style:style>
    <style:style style:name="T33" style:family="text">
      <style:text-properties style:use-window-font-color="true" loext:opacity="0%" style:font-name="Times New Roman" fo:font-size="11pt" fo:language="en" fo:country="US" officeooo:rsid="0055ca33" style:font-name-asian="Times New Roman" style:font-size-asian="11pt" style:font-name-complex="Times" style:font-size-complex="10pt" style:language-complex="ar" style:country-complex="SA"/>
    </style:style>
    <style:style style:name="T34" style:family="text">
      <style:text-properties style:use-window-font-color="true" loext:opacity="0%" style:font-name="Times New Roman" fo:font-size="11pt" fo:language="en" fo:country="US" officeooo:rsid="005742ad" style:font-name-asian="Times New Roman" style:font-size-asian="11pt" style:font-name-complex="Times" style:font-size-complex="10pt" style:language-complex="ar" style:country-complex="SA"/>
    </style:style>
    <style:style style:name="T35" style:family="text">
      <style:text-properties style:use-window-font-color="true" loext:opacity="0%" style:font-name="Times New Roman" fo:font-size="11pt" fo:language="en" fo:country="US" officeooo:rsid="0068e0cf" style:font-name-asian="Times New Roman" style:font-size-asian="11pt" style:font-name-complex="Times" style:font-size-complex="10pt" style:language-complex="ar" style:country-complex="SA"/>
    </style:style>
    <style:style style:name="T36" style:family="text">
      <style:text-properties style:use-window-font-color="true" loext:opacity="0%" style:font-name="Times New Roman" fo:font-size="11pt" fo:language="en" fo:country="US" officeooo:rsid="006b78d9" style:font-name-asian="Times New Roman" style:font-size-asian="11pt" style:font-name-complex="Times" style:font-size-complex="10pt" style:language-complex="ar" style:country-complex="SA"/>
    </style:style>
    <style:style style:name="T37" style:family="text">
      <style:text-properties style:use-window-font-color="true" loext:opacity="0%" style:font-name="Times New Roman" fo:font-size="11pt" fo:language="en" fo:country="US" officeooo:rsid="006d4c4c" style:font-name-asian="Times New Roman" style:font-size-asian="11pt" style:font-name-complex="Times" style:font-size-complex="10pt" style:language-complex="ar" style:country-complex="SA"/>
    </style:style>
    <style:style style:name="T38" style:family="text">
      <style:text-properties style:use-window-font-color="true" loext:opacity="0%" style:font-name="Times New Roman" fo:font-size="11pt" fo:language="en" fo:country="US" officeooo:rsid="006f08a4" style:font-name-asian="Times New Roman" style:font-size-asian="11pt" style:font-name-complex="Times" style:font-size-complex="10pt" style:language-complex="ar" style:country-complex="SA"/>
    </style:style>
    <style:style style:name="T39" style:family="text">
      <style:text-properties style:use-window-font-color="true" loext:opacity="0%" style:font-name="Times New Roman" fo:font-size="11pt" fo:language="en" fo:country="US" officeooo:rsid="0069f5d0" style:font-name-asian="Times New Roman" style:font-size-asian="11pt" style:font-name-complex="Times" style:font-size-complex="10pt" style:language-complex="ar" style:country-complex="SA"/>
    </style:style>
    <style:style style:name="T40" style:family="text">
      <style:text-properties style:use-window-font-color="true" loext:opacity="0%" style:font-name="Times New Roman" fo:font-size="11pt" fo:language="en" fo:country="US" officeooo:rsid="0072958e" style:font-name-asian="Times New Roman" style:font-size-asian="11pt" style:font-name-complex="Times" style:font-size-complex="10pt" style:language-complex="ar" style:country-complex="SA"/>
    </style:style>
    <style:style style:name="T41" style:family="text">
      <style:text-properties style:use-window-font-color="true" loext:opacity="0%" style:font-name="Times New Roman" fo:font-size="11pt" fo:language="en" fo:country="US" officeooo:rsid="00767092" style:font-name-asian="Times New Roman" style:font-size-asian="11pt" style:font-name-complex="Times" style:font-size-complex="10pt" style:language-complex="ar" style:country-complex="SA"/>
    </style:style>
    <style:style style:name="T42" style:family="text">
      <style:text-properties style:use-window-font-color="true" loext:opacity="0%" style:font-name="Times New Roman" fo:font-size="11pt" fo:language="en" fo:country="US" officeooo:rsid="0077d16b" style:font-name-asian="Times New Roman" style:font-size-asian="11pt" style:font-name-complex="Times" style:font-size-complex="10pt" style:language-complex="ar" style:country-complex="SA"/>
    </style:style>
    <style:style style:name="T43" style:family="text">
      <style:text-properties style:use-window-font-color="true" loext:opacity="0%" style:font-name="Times New Roman" fo:font-size="11pt" fo:language="en" fo:country="US" officeooo:rsid="007a28f3" style:font-name-asian="Times New Roman" style:font-size-asian="11pt" style:font-name-complex="Times" style:font-size-complex="10pt" style:language-complex="ar" style:country-complex="SA"/>
    </style:style>
    <style:style style:name="T44" style:family="text">
      <style:text-properties style:use-window-font-color="true" loext:opacity="0%" style:font-name="Times New Roman" fo:font-size="11pt" fo:language="en" fo:country="US" officeooo:rsid="007b9a47" style:font-name-asian="Times New Roman" style:font-size-asian="11pt" style:font-name-complex="Times" style:font-size-complex="10pt" style:language-complex="ar" style:country-complex="SA"/>
    </style:style>
    <style:style style:name="T45" style:family="text">
      <style:text-properties style:use-window-font-color="true" loext:opacity="0%" style:font-name="Times New Roman" fo:font-size="11pt" fo:language="en" fo:country="US" officeooo:rsid="007d0ba3" style:font-name-asian="Times New Roman" style:font-size-asian="11pt" style:font-name-complex="Times" style:font-size-complex="10pt" style:language-complex="ar" style:country-complex="SA"/>
    </style:style>
    <style:style style:name="T46" style:family="text">
      <style:text-properties style:use-window-font-color="true" loext:opacity="0%" style:font-name="Times New Roman" fo:font-size="11pt" fo:language="en" fo:country="US" officeooo:rsid="009a722a" style:font-name-asian="Times New Roman" style:font-size-asian="11pt" style:font-name-complex="Times" style:font-size-complex="10pt" style:language-complex="ar" style:country-complex="SA"/>
    </style:style>
    <style:style style:name="T47" style:family="text">
      <style:text-properties style:use-window-font-color="true" loext:opacity="0%" style:font-name="Times New Roman" fo:font-size="11pt" fo:language="en" fo:country="US" officeooo:rsid="009daa2d" style:font-name-asian="Times New Roman" style:font-size-asian="11pt" style:font-name-complex="Times" style:font-size-complex="10pt" style:language-complex="ar" style:country-complex="SA"/>
    </style:style>
    <style:style style:name="T48" style:family="text">
      <style:text-properties style:use-window-font-color="true" loext:opacity="0%" style:font-name="Times New Roman" fo:font-size="11pt" fo:language="en" fo:country="US" officeooo:rsid="00a14689" style:font-name-asian="Times New Roman" style:font-size-asian="11pt" style:font-name-complex="Times" style:font-size-complex="10pt" style:language-complex="ar" style:country-complex="SA"/>
    </style:style>
    <style:style style:name="T49" style:family="text">
      <style:text-properties style:use-window-font-color="true" loext:opacity="0%" style:font-name="Times New Roman" fo:font-size="11pt" fo:language="en" fo:country="US" officeooo:rsid="00a3bb08" style:font-name-asian="Times New Roman" style:font-size-asian="11pt" style:font-name-complex="Times" style:font-size-complex="10pt" style:language-complex="ar" style:country-complex="SA"/>
    </style:style>
    <style:style style:name="T50" style:family="text">
      <style:text-properties style:use-window-font-color="true" loext:opacity="0%" style:font-name="Times New Roman" fo:font-size="11pt" fo:language="en" fo:country="US" officeooo:rsid="00a62f20" style:font-name-asian="Times New Roman" style:font-size-asian="11pt" style:font-name-complex="Times" style:font-size-complex="10pt" style:language-complex="ar" style:country-complex="SA"/>
    </style:style>
    <style:style style:name="T51" style:family="text">
      <style:text-properties style:use-window-font-color="true" loext:opacity="0%" style:font-name="Times New Roman" fo:font-size="11pt" fo:language="en" fo:country="US" officeooo:rsid="00a6794c" style:font-name-asian="Times New Roman" style:font-size-asian="11pt" style:font-name-complex="Times" style:font-size-complex="10pt" style:language-complex="ar" style:country-complex="SA"/>
    </style:style>
    <style:style style:name="T52" style:family="text">
      <style:text-properties style:use-window-font-color="true" loext:opacity="0%" style:font-name="Times New Roman" fo:font-size="11pt" fo:language="en" fo:country="US" officeooo:rsid="00a769ac" style:font-name-asian="Times New Roman" style:font-size-asian="11pt" style:font-name-complex="Times" style:font-size-complex="10pt" style:language-complex="ar" style:country-complex="SA"/>
    </style:style>
    <style:style style:name="T53" style:family="text">
      <style:text-properties style:use-window-font-color="true" loext:opacity="0%" style:font-name="Times New Roman" fo:font-size="11pt" fo:language="en" fo:country="US" officeooo:rsid="00ab7e3e" style:font-name-asian="Times New Roman" style:font-size-asian="11pt" style:font-name-complex="Times" style:font-size-complex="10pt" style:language-complex="ar" style:country-complex="SA"/>
    </style:style>
    <style:style style:name="T54" style:family="text">
      <style:text-properties style:use-window-font-color="true" loext:opacity="0%" style:font-name="Times New Roman" fo:font-size="11pt" fo:language="en" fo:country="US" officeooo:rsid="00aca1cd" style:font-name-asian="Times New Roman" style:font-size-asian="11pt" style:font-name-complex="Times" style:font-size-complex="10pt" style:language-complex="ar" style:country-complex="SA"/>
    </style:style>
    <style:style style:name="T55" style:family="text">
      <style:text-properties style:use-window-font-color="true" loext:opacity="0%" style:font-name="Times New Roman" fo:font-size="11pt" fo:language="en" fo:country="US" officeooo:rsid="00b103db" style:font-name-asian="Times New Roman" style:font-size-asian="11pt" style:font-name-complex="Times" style:font-size-complex="10pt" style:language-complex="ar" style:country-complex="SA"/>
    </style:style>
    <style:style style:name="T56" style:family="text">
      <style:text-properties style:use-window-font-color="true" loext:opacity="0%" style:font-name="Times New Roman" fo:font-size="11pt" fo:language="en" fo:country="US" officeooo:rsid="00b1aa33" style:font-name-asian="Times New Roman" style:font-size-asian="11pt" style:font-name-complex="Times" style:font-size-complex="10pt" style:language-complex="ar" style:country-complex="SA"/>
    </style:style>
    <style:style style:name="T57" style:family="text">
      <style:text-properties style:use-window-font-color="true" loext:opacity="0%" style:font-name="Times New Roman" fo:font-size="11pt" fo:language="en" fo:country="US" officeooo:rsid="0030943c" style:font-name-asian="Times New Roman" style:font-size-asian="11pt" style:font-name-complex="Times" style:font-size-complex="10pt" style:language-complex="ar" style:country-complex="SA"/>
    </style:style>
    <style:style style:name="T58" style:family="text">
      <style:text-properties style:use-window-font-color="true" loext:opacity="0%" style:font-name="Times New Roman" fo:font-size="11pt" fo:language="en" fo:country="US" officeooo:rsid="00b6556e" style:font-name-asian="Times New Roman" style:font-size-asian="11pt" style:font-name-complex="Times" style:font-size-complex="10pt" style:language-complex="ar" style:country-complex="SA"/>
    </style:style>
    <style:style style:name="T59" style:family="text">
      <style:text-properties style:use-window-font-color="true" loext:opacity="0%" style:font-name="Times New Roman" fo:font-size="11pt" fo:language="en" fo:country="US" officeooo:rsid="00b90227" style:font-name-asian="Times New Roman" style:font-size-asian="11pt" style:font-name-complex="Times" style:font-size-complex="10pt" style:language-complex="ar" style:country-complex="SA"/>
    </style:style>
    <style:style style:name="T60" style:family="text">
      <style:text-properties style:use-window-font-color="true" loext:opacity="0%" style:font-name="Times New Roman" fo:font-size="11pt" fo:language="en" fo:country="US" officeooo:rsid="00bcd682" style:font-name-asian="Times New Roman" style:font-size-asian="11pt" style:font-name-complex="Times" style:font-size-complex="10pt" style:language-complex="ar" style:country-complex="SA"/>
    </style:style>
    <style:style style:name="T61" style:family="text">
      <style:text-properties style:use-window-font-color="true" loext:opacity="0%" style:font-name="Times New Roman" fo:font-size="11pt" fo:language="en" fo:country="US" officeooo:rsid="0030943c" style:font-name-asian="Times New Roman" style:font-size-asian="11pt" style:font-name-complex="Times" style:font-size-complex="11pt" style:language-complex="ar" style:country-complex="SA"/>
    </style:style>
    <style:style style:name="T62" style:family="text">
      <style:text-properties style:use-window-font-color="true" loext:opacity="0%" style:font-name="Times New Roman" fo:font-size="11pt" fo:language="en" fo:country="US" officeooo:rsid="00305100" style:font-name-asian="Times New Roman" style:font-size-asian="11pt" style:font-name-complex="Tahoma1" style:font-size-complex="10pt" style:language-complex="ar" style:country-complex="SA"/>
    </style:style>
    <style:style style:name="T63" style:family="text">
      <style:text-properties style:use-window-font-color="true" loext:opacity="0%" style:font-name="Times New Roman" fo:font-size="11pt" fo:language="en" fo:country="US" fo:font-style="italic" officeooo:rsid="00390477" style:font-name-asian="Times New Roman" style:font-size-asian="11pt" style:font-style-asian="italic" style:font-name-complex="Times" style:font-size-complex="10pt" style:language-complex="ar" style:country-complex="SA"/>
    </style:style>
    <style:style style:name="T64" style:family="text">
      <style:text-properties style:use-window-font-color="true" loext:opacity="0%" fo:language="en" fo:country="US" officeooo:rsid="00584f81" style:font-name-asian="Times New Roman" style:font-name-complex="Times" style:font-size-complex="10pt" style:language-complex="ar" style:country-complex="SA"/>
    </style:style>
    <style:style style:name="T65" style:family="text">
      <style:text-properties style:use-window-font-color="true" loext:opacity="0%" style:font-name="Courier New" fo:font-size="9pt" fo:language="en" fo:country="US" style:font-name-asian="Courier New" style:font-size-asian="9pt" style:font-name-complex="Courier New" style:font-size-complex="9pt" style:language-complex="ar" style:country-complex="SA"/>
    </style:style>
    <style:style style:name="T66" style:family="text">
      <style:text-properties style:use-window-font-color="true" loext:opacity="0%" style:font-name="Courier New" fo:font-size="11pt" fo:language="en" fo:country="US" style:font-name-asian="Times New Roman" style:font-size-asian="11pt" style:font-name-complex="Times" style:font-size-complex="10pt" style:language-complex="ar" style:country-complex="SA"/>
    </style:style>
    <style:style style:name="T67" style:family="text">
      <style:text-properties style:use-window-font-color="true" loext:opacity="0%" style:font-name="Courier New" fo:font-size="11pt" fo:language="en" fo:country="US" officeooo:rsid="00b1aa33" style:font-name-asian="Times New Roman" style:font-size-asian="11pt" style:font-name-complex="Times" style:font-size-complex="10pt" style:language-complex="ar" style:country-complex="SA"/>
    </style:style>
    <style:style style:name="T68" style:family="text">
      <style:text-properties officeooo:rsid="002f7a68"/>
    </style:style>
    <style:style style:name="T69" style:family="text">
      <style:text-properties officeooo:rsid="0030943c"/>
    </style:style>
    <style:style style:name="T70" style:family="text">
      <style:text-properties officeooo:rsid="0032b2e1"/>
    </style:style>
    <style:style style:name="T71" style:family="text">
      <style:text-properties officeooo:rsid="0032e3cd"/>
    </style:style>
    <style:style style:name="T72" style:family="text">
      <style:text-properties officeooo:rsid="00390477"/>
    </style:style>
    <style:style style:name="T73" style:family="text">
      <style:text-properties officeooo:rsid="003ad732"/>
    </style:style>
    <style:style style:name="T74" style:family="text">
      <style:text-properties officeooo:rsid="003d38fe"/>
    </style:style>
    <style:style style:name="T75" style:family="text">
      <style:text-properties officeooo:rsid="003f003d"/>
    </style:style>
    <style:style style:name="T76" style:family="text">
      <style:text-properties officeooo:rsid="00409d64"/>
    </style:style>
    <style:style style:name="T77" style:family="text">
      <style:text-properties officeooo:rsid="0040fdcf"/>
    </style:style>
    <style:style style:name="T78" style:family="text">
      <style:text-properties officeooo:rsid="0042d1e5"/>
    </style:style>
    <style:style style:name="T79" style:family="text">
      <style:text-properties officeooo:rsid="0046df62"/>
    </style:style>
    <style:style style:name="T80" style:family="text">
      <style:text-properties officeooo:rsid="0047ca87"/>
    </style:style>
    <style:style style:name="T81" style:family="text">
      <style:text-properties officeooo:rsid="00492b89"/>
    </style:style>
    <style:style style:name="T82" style:family="text">
      <style:text-properties officeooo:rsid="004adf14"/>
    </style:style>
    <style:style style:name="T83" style:family="text">
      <style:text-properties officeooo:rsid="0053cdb2"/>
    </style:style>
    <style:style style:name="T84" style:family="text">
      <style:text-properties officeooo:rsid="00545843"/>
    </style:style>
    <style:style style:name="T85" style:family="text">
      <style:text-properties fo:font-weight="normal" style:font-weight-asian="normal" style:font-weight-complex="normal"/>
    </style:style>
    <style:style style:name="T86" style:family="text">
      <style:text-properties officeooo:rsid="0055ca33"/>
    </style:style>
    <style:style style:name="T87" style:family="text">
      <style:text-properties officeooo:rsid="005742ad"/>
    </style:style>
    <style:style style:name="T88" style:family="text">
      <style:text-properties officeooo:rsid="00584f81"/>
    </style:style>
    <style:style style:name="T89" style:family="text">
      <style:text-properties officeooo:rsid="005ab15b"/>
    </style:style>
    <style:style style:name="T90" style:family="text">
      <style:text-properties officeooo:rsid="005bcca7"/>
    </style:style>
    <style:style style:name="T91" style:family="text">
      <style:text-properties officeooo:rsid="005f1fd2"/>
    </style:style>
    <style:style style:name="T92" style:family="text">
      <style:text-properties officeooo:rsid="006022b8"/>
    </style:style>
    <style:style style:name="T93" style:family="text">
      <style:text-properties officeooo:rsid="0061c18f"/>
    </style:style>
    <style:style style:name="T94" style:family="text">
      <style:text-properties officeooo:rsid="00636f53"/>
    </style:style>
    <style:style style:name="T95" style:family="text">
      <style:text-properties officeooo:rsid="0067eaee"/>
    </style:style>
    <style:style style:name="T96" style:family="text">
      <style:text-properties officeooo:rsid="0068e0cf"/>
    </style:style>
    <style:style style:name="T97" style:family="text">
      <style:text-properties officeooo:rsid="0069f5d0"/>
    </style:style>
    <style:style style:name="T98" style:family="text">
      <style:text-properties officeooo:rsid="0070d593"/>
    </style:style>
    <style:style style:name="T99" style:family="text">
      <style:text-properties officeooo:rsid="007630c3"/>
    </style:style>
    <style:style style:name="T100" style:family="text">
      <style:text-properties officeooo:rsid="0077d16b"/>
    </style:style>
    <style:style style:name="T101" style:family="text">
      <style:text-properties officeooo:rsid="0079bf5f"/>
    </style:style>
    <style:style style:name="T102" style:family="text">
      <style:text-properties officeooo:rsid="007a28f3"/>
    </style:style>
    <style:style style:name="T103" style:family="text">
      <style:text-properties officeooo:rsid="007b9a47"/>
    </style:style>
    <style:style style:name="T104" style:family="text">
      <style:text-properties officeooo:rsid="007d0ba3"/>
    </style:style>
    <style:style style:name="T105" style:family="text">
      <style:text-properties style:font-name="Times New Roman1" officeooo:rsid="007d0ba3" style:font-name-asian="Times New Roman1" style:font-name-complex="Times New Roman1"/>
    </style:style>
    <style:style style:name="T106" style:family="text">
      <style:text-properties officeooo:rsid="0090c17e"/>
    </style:style>
    <style:style style:name="T107" style:family="text">
      <style:text-properties officeooo:rsid="009a722a"/>
    </style:style>
    <style:style style:name="T108" style:family="text">
      <style:text-properties officeooo:rsid="009bdce8"/>
    </style:style>
    <style:style style:name="T109" style:family="text">
      <style:text-properties officeooo:rsid="009daa2d"/>
    </style:style>
    <style:style style:name="T110" style:family="text">
      <style:text-properties officeooo:rsid="009df251"/>
    </style:style>
    <style:style style:name="T111" style:family="text">
      <style:text-properties officeooo:rsid="009f6f2d"/>
    </style:style>
    <style:style style:name="T112" style:family="text">
      <style:text-properties officeooo:rsid="00a14689"/>
    </style:style>
    <style:style style:name="T113" style:family="text">
      <style:text-properties officeooo:rsid="00a2986f"/>
    </style:style>
    <style:style style:name="T114" style:family="text">
      <style:text-properties officeooo:rsid="00a3bb08"/>
    </style:style>
    <style:style style:name="T115" style:family="text">
      <style:text-properties officeooo:rsid="00a42889"/>
    </style:style>
    <style:style style:name="T116" style:family="text">
      <style:text-properties officeooo:rsid="00a62f20"/>
    </style:style>
    <style:style style:name="T117" style:family="text">
      <style:text-properties officeooo:rsid="00a6794c"/>
    </style:style>
    <style:style style:name="T118" style:family="text">
      <style:text-properties officeooo:rsid="00a769ac"/>
    </style:style>
    <style:style style:name="T119" style:family="text">
      <style:text-properties officeooo:rsid="00ab7e3e"/>
    </style:style>
    <style:style style:name="T120" style:family="text">
      <style:text-properties officeooo:rsid="00ad62f0"/>
    </style:style>
    <style:style style:name="T121" style:family="text">
      <style:text-properties officeooo:rsid="00b031bf"/>
    </style:style>
    <style:style style:name="T122" style:family="text">
      <style:text-properties officeooo:rsid="00b103db"/>
    </style:style>
    <style:style style:name="T123" style:family="text">
      <style:text-properties style:font-name="Courier New"/>
    </style:style>
    <style:style style:name="T124" style:family="text">
      <style:text-properties style:font-name="Courier New" officeooo:rsid="00b1aa33"/>
    </style:style>
    <style:style style:name="T125" style:family="text">
      <style:text-properties officeooo:rsid="00b1aa33"/>
    </style:style>
    <style:style style:name="T126" style:family="text">
      <style:text-properties officeooo:rsid="00b217b3"/>
    </style:style>
    <style:style style:name="T127" style:family="text">
      <style:text-properties officeooo:rsid="00b2afdf"/>
    </style:style>
    <style:style style:name="T128" style:family="text">
      <style:text-properties officeooo:rsid="00b4175c"/>
    </style:style>
    <style:style style:name="T129" style:family="text">
      <style:text-properties officeooo:rsid="00b6556e"/>
    </style:style>
    <style:style style:name="T130" style:family="text">
      <style:text-properties officeooo:rsid="00b90227"/>
    </style:style>
    <style:style style:name="T131" style:family="text">
      <style:text-properties officeooo:rsid="00ba8e38"/>
    </style:style>
    <style:style style:name="T132" style:family="text">
      <style:text-properties officeooo:rsid="00bcd682"/>
    </style:style>
    <style:style style:name="T133" style:family="text">
      <style:text-properties officeooo:rsid="00bdc9ef"/>
    </style:style>
    <style:style style:name="T13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GB" style:font-style-asian="normal" style:font-weight-asian="normal" style:font-name-complex="Tahoma" style:font-size-complex="12pt" style:language-complex="en" style:country-complex="GB" style:font-style-complex="normal" style:font-weight-complex="normal" style:text-emphasize="none" style:text-scale="100%" style:font-relief="none" style:text-overline-style="none" style:text-overline-color="font-color"/>
    </style:style>
    <style:style style:name="T135" style:family="text"/>
    <style:style style:name="Sect1" style:family="section">
      <style:section-properties style:editable="false">
        <style:columns fo:column-count="1"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1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293747430576" text:id="ct2293747430576">
          <text:insertion>
            <office:change-info>
              <dc:creator>Unknown Author</dc:creator>
              <dc:date>2021-09-23T08:51:54</dc:date>
            </office:change-info>
          </text:insertion>
        </text:changed-region>
        <text:changed-region xml:id="ct2293747429376" text:id="ct2293747429376">
          <text:deletion>
            <office:change-info>
              <dc:creator>Unknown Author</dc:creator>
              <dc:date>2021-09-23T08:51:54</dc:date>
            </office:change-info>
            <text:p text:style-name="Standard"><text:span text:style-name="T122">4</text:span></text:p>
          </text:deletion>
        </text:changed-region>
        <text:changed-region xml:id="ct2293747406816" text:id="ct2293747406816">
          <text:insertion>
            <office:change-info>
              <dc:creator>Unknown Author</dc:creator>
              <dc:date>2021-09-23T08:51:58</dc:date>
            </office:change-info>
          </text:insertion>
        </text:changed-region>
        <text:changed-region xml:id="ct2293747418576" text:id="ct2293747418576">
          <text:deletion>
            <office:change-info>
              <dc:creator>Unknown Author</dc:creator>
              <dc:date>2021-09-23T08:51:57</dc:date>
            </office:change-info>
            <text:p text:style-name="Standard"><text:span text:style-name="T122">5</text:span></text:p>
          </text:deletion>
        </text:changed-region>
        <text:changed-region xml:id="ct2293704693408" text:id="ct2293704693408">
          <text:deletion>
            <office:change-info>
              <dc:creator>Unknown Author</dc:creator>
              <dc:date>2021-09-03T09:01:19</dc:date>
            </office:change-info>
            <text:p text:style-name="Standard">ir</text:p>
          </text:deletion>
        </text:changed-region>
        <text:changed-region xml:id="ct2293704685728" text:id="ct2293704685728">
          <text:deletion>
            <office:change-info>
              <dc:creator>Unknown Author</dc:creator>
              <dc:date>2021-09-03T09:01:34</dc:date>
            </office:change-info>
            <text:p text:style-name="Standard">, r</text:p>
          </text:deletion>
        </text:changed-region>
        <text:changed-region xml:id="ct2293704682128" text:id="ct2293704682128">
          <text:insertion>
            <office:change-info>
              <dc:creator>Unknown Author</dc:creator>
              <dc:date>2021-09-03T09:01:34</dc:date>
            </office:change-info>
          </text:insertion>
        </text:changed-region>
        <text:changed-region xml:id="ct2293711464512" text:id="ct2293711464512">
          <text:insertion>
            <office:change-info>
              <dc:creator>Unknown Author</dc:creator>
              <dc:date>2021-09-23T10:12:56</dc:date>
            </office:change-info>
          </text:insertion>
        </text:changed-region>
        <text:changed-region xml:id="ct2293711455632" text:id="ct2293711455632">
          <text:insertion>
            <office:change-info>
              <dc:creator>Unknown Author</dc:creator>
              <dc:date>2021-09-23T10:13:42</dc:date>
            </office:change-info>
          </text:insertion>
        </text:changed-region>
        <text:changed-region xml:id="ct2293711460912" text:id="ct2293711460912">
          <text:insertion>
            <office:change-info>
              <dc:creator>Unknown Author</dc:creator>
              <dc:date>2021-09-23T10:16:10</dc:date>
            </office:change-info>
          </text:insertion>
        </text:changed-region>
        <text:changed-region xml:id="ct2293704685968" text:id="ct2293704685968">
          <text:insertion>
            <office:change-info>
              <dc:creator>Unknown Author</dc:creator>
              <dc:date>2021-09-02T08:53:48</dc:date>
            </office:change-info>
          </text:insertion>
        </text:changed-region>
        <text:changed-region xml:id="ct2293704682368" text:id="ct2293704682368">
          <text:insertion>
            <office:change-info>
              <dc:creator>Unknown Author</dc:creator>
              <dc:date>2021-09-02T08:54:00</dc:date>
            </office:change-info>
          </text:insertion>
        </text:changed-region>
        <text:changed-region xml:id="ct2293704690768" text:id="ct2293704690768">
          <text:deletion>
            <office:change-info>
              <dc:creator>Unknown Author</dc:creator>
              <dc:date>2021-09-02T08:55:22</dc:date>
            </office:change-info>
            <text:p text:style-name="P21"><text:s/>DUCET – </text:p>
          </text:deletion>
        </text:changed-region>
        <text:changed-region xml:id="ct2293704686448" text:id="ct2293704686448">
          <text:insertion>
            <office:change-info>
              <dc:creator>Unknown Author</dc:creator>
              <dc:date>2021-09-02T08:55:23</dc:date>
            </office:change-info>
          </text:insertion>
        </text:changed-region>
        <text:changed-region xml:id="ct2293704687168" text:id="ct2293704687168">
          <text:insertion>
            <office:change-info>
              <dc:creator>Unknown Author</dc:creator>
              <dc:date>2021-09-02T08:55:32</dc:date>
            </office:change-info>
          </text:insertion>
        </text:changed-region>
        <text:changed-region xml:id="ct2293704687888" text:id="ct2293704687888">
          <text:insertion>
            <office:change-info>
              <dc:creator>Unknown Author</dc:creator>
              <dc:date>2021-09-02T08:56:26</dc:date>
            </office:change-info>
          </text:insertion>
        </text:changed-region>
        <text:changed-region xml:id="ct2293704688128" text:id="ct2293704688128">
          <text:insertion>
            <office:change-info>
              <dc:creator>Unknown Author</dc:creator>
              <dc:date>2021-09-02T08:56:58</dc:date>
            </office:change-info>
          </text:insertion>
        </text:changed-region>
        <text:changed-region xml:id="ct2293704691968" text:id="ct2293704691968">
          <text:deletion>
            <office:change-info>
              <dc:creator>Unknown Author</dc:creator>
              <dc:date>2021-09-02T08:57:25</dc:date>
            </office:change-info>
            <text:p text:style-name="P9"/>
            <text:p text:style-name="P9"/>
          </text:deletion>
        </text:changed-region>
        <text:changed-region xml:id="ct2293704679008" text:id="ct2293704679008">
          <text:insertion>
            <office:change-info>
              <dc:creator>Unknown Author</dc:creator>
              <dc:date>2021-09-14T14:25:33</dc:date>
            </office:change-info>
          </text:insertion>
        </text:changed-region>
        <text:changed-region xml:id="ct2293704691728" text:id="ct2293704691728">
          <text:insertion>
            <office:change-info>
              <dc:creator>Unknown Author</dc:creator>
              <dc:date>2021-09-03T09:05:47</dc:date>
            </office:change-info>
          </text:insertion>
        </text:changed-region>
        <text:changed-region xml:id="ct2293704681168" text:id="ct2293704681168">
          <text:insertion>
            <office:change-info>
              <dc:creator>Unknown Author</dc:creator>
              <dc:date>2021-09-03T09:06:00</dc:date>
            </office:change-info>
          </text:insertion>
        </text:changed-region>
        <text:changed-region xml:id="ct2293704679488" text:id="ct2293704679488">
          <text:deletion>
            <office:change-info>
              <dc:creator>Unknown Author</dc:creator>
              <dc:date>2021-09-03T09:08:25</dc:date>
            </office:change-info>
            <text:p text:style-name="P14"><text:span text:style-name="T29">tutorial but before the answers</text:span></text:p>
          </text:deletion>
        </text:changed-region>
        <text:changed-region xml:id="ct2293704688848" text:id="ct2293704688848">
          <text:insertion>
            <office:change-info>
              <dc:creator>Unknown Author</dc:creator>
              <dc:date>2021-09-03T09:08:25</dc:date>
            </office:change-info>
          </text:insertion>
        </text:changed-region>
        <text:changed-region xml:id="ct2293747390976" text:id="ct2293747390976">
          <text:deletion>
            <office:change-info>
              <dc:creator>Unknown Author</dc:creator>
              <dc:date>2021-09-23T11:16:41</dc:date>
            </office:change-info>
            <text:p text:style-name="P119">ic</text:p>
          </text:deletion>
        </text:changed-region>
        <text:changed-region xml:id="ct2293747438016" text:id="ct2293747438016">
          <text:insertion>
            <office:change-info>
              <dc:creator>Unknown Author</dc:creator>
              <dc:date>2021-09-23T11:16:19</dc:date>
            </office:change-info>
          </text:insertion>
        </text:changed-region>
        <text:changed-region xml:id="ct2293704690288" text:id="ct2293704690288">
          <text:insertion>
            <office:change-info>
              <dc:creator>Unknown Author</dc:creator>
              <dc:date>2021-09-03T08:29:11</dc:date>
            </office:change-info>
          </text:insertion>
        </text:changed-region>
        <text:changed-region xml:id="ct2293704688368" text:id="ct2293704688368">
          <text:insertion>
            <office:change-info>
              <dc:creator>Unknown Author</dc:creator>
              <dc:date>2021-09-03T08:25:24</dc:date>
            </office:change-info>
          </text:insertion>
        </text:changed-region>
        <text:changed-region xml:id="ct2293704691008" text:id="ct2293704691008">
          <text:insertion>
            <office:change-info>
              <dc:creator>Unknown Author</dc:creator>
              <dc:date>2021-09-03T08:29:51</dc:date>
            </office:change-info>
          </text:insertion>
        </text:changed-region>
        <text:changed-region xml:id="ct2293704691248" text:id="ct2293704691248">
          <text:deletion>
            <office:change-info>
              <dc:creator>Unknown Author</dc:creator>
              <dc:date>2021-09-03T08:26:32</dc:date>
            </office:change-info>
            <text:p text:style-name="P101"><text:span text:style-name="T74">.</text:span></text:p>
          </text:deletion>
        </text:changed-region>
        <text:changed-region xml:id="ct2293704682848" text:id="ct2293704682848">
          <text:deletion>
            <office:change-info>
              <dc:creator>Unknown Author</dc:creator>
              <dc:date>2021-09-03T08:29:34</dc:date>
            </office:change-info>
            <text:p text:style-name="Text_20_body">This exercise is made harder by having no information at all about the characters outside the word list. This is rarely the case, so if you understand this exercise you are well on your way. <text:span text:style-name="T74">(Hint: one of the characters is secondary.)</text:span></text:p>
          </text:deletion>
        </text:changed-region>
        <text:changed-region xml:id="ct2293704682608" text:id="ct2293704682608">
          <text:deletion>
            <office:change-info>
              <dc:creator>Unknown Author</dc:creator>
              <dc:date>2021-09-03T08:30:12</dc:date>
            </office:change-info>
            <text:p text:style-name="Text_20_body"/>
            <text:p text:style-name="Text_20_body"/>
          </text:deletion>
        </text:changed-region>
        <text:changed-region xml:id="ct2293704692208" text:id="ct2293704692208">
          <text:insertion>
            <office:change-info>
              <dc:creator>Unknown Author</dc:creator>
              <dc:date>2021-09-03T08:41:00</dc:date>
            </office:change-info>
          </text:insertion>
        </text:changed-region>
        <text:changed-region xml:id="ct2293704691488" text:id="ct2293704691488">
          <text:insertion>
            <office:change-info>
              <dc:creator>Unknown Author</dc:creator>
              <dc:date>2021-09-03T08:40:37</dc:date>
            </office:change-info>
          </text:insertion>
        </text:changed-region>
        <text:changed-region xml:id="ct2293704683568" text:id="ct2293704683568">
          <text:insertion>
            <office:change-info>
              <dc:creator>Unknown Author</dc:creator>
              <dc:date>2021-09-14T14:28:10</dc:date>
            </office:change-info>
          </text:insertion>
        </text:changed-region>
        <text:changed-region xml:id="ct2293747424096" text:id="ct2293747424096">
          <text:insertion>
            <office:change-info>
              <dc:creator>Unknown Author</dc:creator>
              <dc:date>2021-09-23T08:38:23</dc:date>
            </office:change-info>
          </text:insertion>
        </text:changed-region>
        <text:changed-region xml:id="ct2293704683808" text:id="ct2293704683808">
          <text:insertion>
            <office:change-info>
              <dc:creator>Unknown Author</dc:creator>
              <dc:date>2021-09-10T10:11:04</dc:date>
            </office:change-info>
          </text:insertion>
        </text:changed-region>
        <text:changed-region xml:id="ct2293704694128" text:id="ct2293704694128">
          <text:insertion>
            <office:change-info>
              <dc:creator>Unknown Author</dc:creator>
              <dc:date>2021-09-10T10:11:08</dc:date>
            </office:change-info>
          </text:insertion>
        </text:changed-region>
        <text:changed-region xml:id="ct2293747397936" text:id="ct2293747397936">
          <text:insertion>
            <office:change-info>
              <dc:creator>Unknown Author</dc:creator>
              <dc:date>2021-09-23T08:44:11</dc:date>
            </office:change-info>
          </text:insertion>
        </text:changed-region>
        <text:changed-region xml:id="ct2293747387856" text:id="ct2293747387856">
          <text:deletion>
            <office:change-info>
              <dc:creator>Unknown Author</dc:creator>
              <dc:date>2021-09-23T08:44:11</dc:date>
            </office:change-info>
            <text:h text:style-name="Heading_20_3" text:outline-level="3"><text:span text:style-name="T121">5</text:span></text:h>
          </text:deletion>
        </text:changed-region>
        <text:changed-region xml:id="ct2293704695568" text:id="ct2293704695568">
          <text:deletion>
            <office:change-info>
              <dc:creator>Unknown Author</dc:creator>
              <dc:date>2021-09-03T08:46:08</dc:date>
            </office:change-info>
            <text:p text:style-name="P24">possibly a </text:p>
          </text:deletion>
        </text:changed-region>
        <text:changed-region xml:id="ct2293704700848" text:id="ct2293704700848">
          <text:insertion>
            <office:change-info>
              <dc:creator>Unknown Author</dc:creator>
              <dc:date>2021-09-03T08:46:08</dc:date>
            </office:change-info>
          </text:insertion>
        </text:changed-region>
        <text:changed-region xml:id="ct2293704680688" text:id="ct2293704680688">
          <text:insertion>
            <office:change-info>
              <dc:creator>Unknown Author</dc:creator>
              <dc:date>2021-09-03T08:46:18</dc:date>
            </office:change-info>
          </text:insertion>
        </text:changed-region>
        <text:changed-region xml:id="ct2293704707328" text:id="ct2293704707328">
          <text:insertion>
            <office:change-info>
              <dc:creator>Unknown Author</dc:creator>
              <dc:date>2021-09-03T08:41:59</dc:date>
            </office:change-info>
          </text:insertion>
        </text:changed-region>
        <text:changed-region xml:id="ct2293704701088" text:id="ct2293704701088">
          <text:insertion>
            <office:change-info>
              <dc:creator>Unknown Author</dc:creator>
              <dc:date>2021-09-03T09:17:13</dc:date>
            </office:change-info>
          </text:insertion>
        </text:changed-region>
        <text:changed-region xml:id="ct2293704696768" text:id="ct2293704696768">
          <text:insertion>
            <office:change-info>
              <dc:creator>Unknown Author</dc:creator>
              <dc:date>2021-09-03T08:48:52</dc:date>
            </office:change-info>
          </text:insertion>
        </text:changed-region>
        <text:changed-region xml:id="ct2293704699648" text:id="ct2293704699648">
          <text:deletion>
            <office:change-info>
              <dc:creator>Unknown Author</dc:creator>
              <dc:date>2021-09-03T09:22:54</dc:date>
            </office:change-info>
            <text:p text:style-name="P25"><text:span text:style-name="T103"><text:s/>the </text:span></text:p>
          </text:deletion>
        </text:changed-region>
        <text:changed-region xml:id="ct2293704709008" text:id="ct2293704709008">
          <text:deletion>
            <office:change-info>
              <dc:creator>Unknown Author</dc:creator>
              <dc:date>2021-09-10T10:14:37</dc:date>
            </office:change-info>
            <text:p text:style-name="Preformatted_20_Text"/>
            <text:p text:style-name="Preformatted_20_Text"/>
          </text:deletion>
        </text:changed-region>
        <text:changed-region xml:id="ct2293704695088" text:id="ct2293704695088">
          <text:insertion>
            <office:change-info>
              <dc:creator>Unknown Author</dc:creator>
              <dc:date>2021-09-10T10:14:32</dc:date>
            </office:change-info>
          </text:insertion>
        </text:changed-region>
        <text:changed-region xml:id="ct2293747397216" text:id="ct2293747397216">
          <text:insertion>
            <office:change-info>
              <dc:creator>Unknown Author</dc:creator>
              <dc:date>2021-09-23T08:44:20</dc:date>
            </office:change-info>
          </text:insertion>
        </text:changed-region>
        <text:changed-region xml:id="ct2293747387616" text:id="ct2293747387616">
          <text:deletion>
            <office:change-info>
              <dc:creator>Unknown Author</dc:creator>
              <dc:date>2021-09-23T08:44:20</dc:date>
            </office:change-info>
            <text:h text:style-name="P76" text:outline-level="3"><text:span text:style-name="T121">6</text:span></text:h>
          </text:deletion>
        </text:changed-region>
        <text:changed-region xml:id="ct2293704703248" text:id="ct2293704703248">
          <text:insertion>
            <office:change-info>
              <dc:creator>Unknown Author</dc:creator>
              <dc:date>2021-09-14T14:40:48</dc:date>
            </office:change-info>
          </text:insertion>
        </text:changed-region>
        <text:changed-region xml:id="ct2293704698928" text:id="ct2293704698928">
          <text:insertion>
            <office:change-info>
              <dc:creator>Unknown Author</dc:creator>
              <dc:date>2021-09-14T14:41:00</dc:date>
            </office:change-info>
          </text:insertion>
        </text:changed-region>
        <text:changed-region xml:id="ct2293711424192" text:id="ct2293711424192">
          <text:insertion>
            <office:change-info>
              <dc:creator>Unknown Author</dc:creator>
              <dc:date>2021-09-23T09:18:47</dc:date>
            </office:change-info>
          </text:insertion>
        </text:changed-region>
        <text:changed-region xml:id="ct2293704697008" text:id="ct2293704697008">
          <text:insertion>
            <office:change-info>
              <dc:creator>Unknown Author</dc:creator>
              <dc:date>2021-09-14T14:59:23</dc:date>
            </office:change-info>
          </text:insertion>
        </text:changed-region>
        <text:changed-region xml:id="ct2293704703488" text:id="ct2293704703488">
          <text:deletion>
            <office:change-info>
              <dc:creator>Unknown Author</dc:creator>
              <dc:date>2021-09-14T14:59:48</dc:date>
            </office:change-info>
            <text:p text:style-name="P104">such that </text:p>
          </text:deletion>
        </text:changed-region>
        <text:changed-region xml:id="ct2293704699168" text:id="ct2293704699168">
          <text:insertion>
            <office:change-info>
              <dc:creator>Unknown Author</dc:creator>
              <dc:date>2021-09-14T14:59:49</dc:date>
            </office:change-info>
          </text:insertion>
        </text:changed-region>
        <text:changed-region xml:id="ct2293704702048" text:id="ct2293704702048">
          <text:insertion>
            <office:change-info>
              <dc:creator>Unknown Author</dc:creator>
              <dc:date>2021-09-14T15:06:17</dc:date>
            </office:change-info>
          </text:insertion>
        </text:changed-region>
        <text:changed-region xml:id="ct2293704700368" text:id="ct2293704700368">
          <text:deletion>
            <office:change-info>
              <dc:creator>Unknown Author</dc:creator>
              <dc:date>2021-09-10T10:16:28</dc:date>
            </office:change-info>
            <text:p text:style-name="Standard">,</text:p>
          </text:deletion>
        </text:changed-region>
        <text:changed-region xml:id="ct2293704708768" text:id="ct2293704708768">
          <text:insertion>
            <office:change-info>
              <dc:creator>Unknown Author</dc:creator>
              <dc:date>2021-09-10T10:16:29</dc:date>
            </office:change-info>
          </text:insertion>
        </text:changed-region>
        <text:changed-region xml:id="ct2293704704208" text:id="ct2293704704208">
          <text:insertion>
            <office:change-info>
              <dc:creator>Unknown Author</dc:creator>
              <dc:date>2021-09-10T10:16:33</dc:date>
            </office:change-info>
          </text:insertion>
        </text:changed-region>
        <text:changed-region xml:id="ct2293704696288" text:id="ct2293704696288">
          <text:insertion>
            <office:change-info>
              <dc:creator>Unknown Author</dc:creator>
              <dc:date>2021-09-10T17:01:51</dc:date>
            </office:change-info>
          </text:insertion>
        </text:changed-region>
        <text:changed-region xml:id="ct2293704708048" text:id="ct2293704708048">
          <text:insertion>
            <office:change-info>
              <dc:creator>Unknown Author</dc:creator>
              <dc:date>2021-09-10T17:01:54</dc:date>
            </office:change-info>
          </text:insertion>
        </text:changed-region>
        <text:changed-region xml:id="ct2293704703968" text:id="ct2293704703968">
          <text:deletion>
            <office:change-info>
              <dc:creator>Unknown Author</dc:creator>
              <dc:date>2021-09-10T17:01:58</dc:date>
            </office:change-info>
            <text:p text:style-name="Standard">‘a’</text:p>
          </text:deletion>
        </text:changed-region>
        <text:changed-region xml:id="ct2293704701808" text:id="ct2293704701808">
          <text:insertion>
            <office:change-info>
              <dc:creator>Unknown Author</dc:creator>
              <dc:date>2021-09-10T17:01:58</dc:date>
            </office:change-info>
          </text:insertion>
        </text:changed-region>
        <text:changed-region xml:id="ct2293704697728" text:id="ct2293704697728">
          <text:deletion>
            <office:change-info>
              <dc:creator>Unknown Author</dc:creator>
              <dc:date>2021-09-10T17:02:17</dc:date>
            </office:change-info>
            <text:p text:style-name="Standard">is </text:p>
          </text:deletion>
        </text:changed-region>
        <text:changed-region xml:id="ct2293704699888" text:id="ct2293704699888">
          <text:insertion>
            <office:change-info>
              <dc:creator>Unknown Author</dc:creator>
              <dc:date>2021-09-10T17:02:15</dc:date>
            </office:change-info>
          </text:insertion>
        </text:changed-region>
        <text:changed-region xml:id="ct2293704705408" text:id="ct2293704705408">
          <text:deletion>
            <office:change-info>
              <dc:creator>Unknown Author</dc:creator>
              <dc:date>2021-09-10T17:02:14</dc:date>
            </office:change-info>
            <text:p text:style-name="Standard"><text:span text:style-name="T107">ent</text:span></text:p>
          </text:deletion>
        </text:changed-region>
        <text:changed-region xml:id="ct2293747389296" text:id="ct2293747389296">
          <text:insertion>
            <office:change-info>
              <dc:creator>Unknown Author</dc:creator>
              <dc:date>2021-09-23T08:49:35</dc:date>
            </office:change-info>
          </text:insertion>
        </text:changed-region>
        <text:changed-region xml:id="ct2293747390256" text:id="ct2293747390256">
          <text:deletion>
            <office:change-info>
              <dc:creator>Unknown Author</dc:creator>
              <dc:date>2021-09-23T08:49:33</dc:date>
            </office:change-info>
            <text:h text:style-name="Heading_20_3" text:outline-level="3"><text:span text:style-name="T122">7</text:span></text:h>
          </text:deletion>
        </text:changed-region>
        <text:changed-region xml:id="ct2293747395296" text:id="ct2293747395296">
          <text:insertion>
            <office:change-info>
              <dc:creator>Unknown Author</dc:creator>
              <dc:date>2021-09-23T08:49:43</dc:date>
            </office:change-info>
          </text:insertion>
        </text:changed-region>
        <text:changed-region xml:id="ct2293747385936" text:id="ct2293747385936">
          <text:deletion>
            <office:change-info>
              <dc:creator>Unknown Author</dc:creator>
              <dc:date>2021-09-23T08:49:42</dc:date>
            </office:change-info>
            <text:p text:style-name="Standard"><text:span text:style-name="T122">6</text:span></text:p>
          </text:deletion>
        </text:changed-region>
        <text:changed-region xml:id="ct2293704697248" text:id="ct2293704697248">
          <text:insertion>
            <office:change-info>
              <dc:creator>Unknown Author</dc:creator>
              <dc:date>2021-09-14T15:24:34</dc:date>
            </office:change-info>
          </text:insertion>
        </text:changed-region>
        <text:changed-region xml:id="ct2293704707568" text:id="ct2293704707568">
          <text:insertion>
            <office:change-info>
              <dc:creator>Unknown Author</dc:creator>
              <dc:date>2021-09-14T15:24:43</dc:date>
            </office:change-info>
          </text:insertion>
        </text:changed-region>
        <text:changed-region xml:id="ct2293704693888" text:id="ct2293704693888">
          <text:insertion>
            <office:change-info>
              <dc:creator>Unknown Author</dc:creator>
              <dc:date>2021-09-14T15:25:34</dc:date>
            </office:change-info>
          </text:insertion>
        </text:changed-region>
        <text:changed-region xml:id="ct2293704705168" text:id="ct2293704705168">
          <text:deletion>
            <office:change-info>
              <dc:creator>Unknown Author</dc:creator>
              <dc:date>2021-09-14T15:25:34</dc:date>
            </office:change-info>
            <text:p text:style-name="P105"><text:span text:style-name="T113">a</text:span></text:p>
          </text:deletion>
        </text:changed-region>
        <text:changed-region xml:id="ct2293704707808" text:id="ct2293704707808">
          <text:deletion>
            <office:change-info>
              <dc:creator>Unknown Author</dc:creator>
              <dc:date>2021-09-14T15:32:04</dc:date>
            </office:change-info>
            <text:p text:style-name="Standard"><text:s/>in Exercise 6</text:p>
          </text:deletion>
        </text:changed-region>
        <text:changed-region xml:id="ct2293704696048" text:id="ct2293704696048">
          <text:insertion>
            <office:change-info>
              <dc:creator>Unknown Author</dc:creator>
              <dc:date>2021-09-14T15:33:22</dc:date>
            </office:change-info>
          </text:insertion>
        </text:changed-region>
        <text:changed-region xml:id="ct2293704694608" text:id="ct2293704694608">
          <text:insertion>
            <office:change-info>
              <dc:creator>Unknown Author</dc:creator>
              <dc:date>2021-09-10T17:21:57</dc:date>
            </office:change-info>
          </text:insertion>
        </text:changed-region>
        <text:changed-region xml:id="ct2293704702528" text:id="ct2293704702528">
          <text:deletion>
            <office:change-info>
              <dc:creator>Unknown Author</dc:creator>
              <dc:date>2021-09-10T17:03:11</dc:date>
            </office:change-info>
            <text:p text:style-name="Standard">such</text:p>
          </text:deletion>
        </text:changed-region>
        <text:changed-region xml:id="ct2293704694848" text:id="ct2293704694848">
          <text:insertion>
            <office:change-info>
              <dc:creator>Unknown Author</dc:creator>
              <dc:date>2021-09-10T17:03:11</dc:date>
            </office:change-info>
          </text:insertion>
        </text:changed-region>
        <text:changed-region xml:id="ct2293704695808" text:id="ct2293704695808">
          <text:deletion>
            <office:change-info>
              <dc:creator>Unknown Author</dc:creator>
              <dc:date>2021-09-14T15:30:55</dc:date>
            </office:change-info>
            <text:p text:style-name="Standard">m</text:p>
          </text:deletion>
        </text:changed-region>
        <text:changed-region xml:id="ct2293704695328" text:id="ct2293704695328">
          <text:insertion>
            <office:change-info>
              <dc:creator>Unknown Author</dc:creator>
              <dc:date>2021-09-14T15:30:54</dc:date>
            </office:change-info>
          </text:insertion>
        </text:changed-region>
        <text:changed-region xml:id="ct2293704696528" text:id="ct2293704696528">
          <text:deletion>
            <office:change-info>
              <dc:creator>Unknown Author</dc:creator>
              <dc:date>2021-09-14T15:30:54</dc:date>
            </office:change-info>
            <text:p text:style-name="Standard"><text:span text:style-name="T114">y b</text:span></text:p>
          </text:deletion>
        </text:changed-region>
        <text:changed-region xml:id="ct2293704697488" text:id="ct2293704697488">
          <text:insertion>
            <office:change-info>
              <dc:creator>Unknown Author</dc:creator>
              <dc:date>2021-09-10T17:22:01</dc:date>
            </office:change-info>
          </text:insertion>
        </text:changed-region>
        <text:changed-region xml:id="ct2293704698448" text:id="ct2293704698448">
          <text:deletion>
            <office:change-info>
              <dc:creator>Unknown Author</dc:creator>
              <dc:date>2021-09-10T17:21:41</dc:date>
            </office:change-info>
            <text:p text:style-name="Standard"><text:span text:style-name="T80">'</text:span></text:p>
          </text:deletion>
        </text:changed-region>
        <text:changed-region xml:id="ct2293704699408" text:id="ct2293704699408">
          <text:deletion>
            <office:change-info>
              <dc:creator>Unknown Author</dc:creator>
              <dc:date>2021-09-10T17:21:44</dc:date>
            </office:change-info>
            <text:p text:style-name="Standard"><text:span text:style-name="T80">'</text:span></text:p>
          </text:deletion>
        </text:changed-region>
        <text:changed-region xml:id="ct2293704694368" text:id="ct2293704694368">
          <text:deletion>
            <office:change-info>
              <dc:creator>Unknown Author</dc:creator>
              <dc:date>2021-09-10T17:21:45</dc:date>
            </office:change-info>
            <text:p text:style-name="Standard"><text:span text:style-name="T80">'</text:span></text:p>
          </text:deletion>
        </text:changed-region>
        <text:changed-region xml:id="ct2293704697968" text:id="ct2293704697968">
          <text:deletion>
            <office:change-info>
              <dc:creator>Unknown Author</dc:creator>
              <dc:date>2021-09-15T14:27:34</dc:date>
            </office:change-info>
            <text:p text:style-name="Standard"><text:s/>listed in the Standard Tailorings</text:p>
          </text:deletion>
        </text:changed-region>
        <text:changed-region xml:id="ct2293747412576" text:id="ct2293747412576">
          <text:deletion>
            <office:change-info>
              <dc:creator>Unknown Author</dc:creator>
              <dc:date>2021-09-23T08:50:22</dc:date>
            </office:change-info>
            <text:h text:style-name="Heading_20_2" text:outline-level="2">Exercise 8</text:h>
            <text:p text:style-name="Standard">This exercise is a continuation of Exercise 7 and presumes the results from that exercise.</text:p>
            <text:list xml:id="list1969001776" text:style-name="L12">
              <text:list-item text:start-value="1">
                <text:p text:style-name="P115">What happens if we try to make the independent vowel relationships in exercise 7, secondary rather than tertiary? I.e. Na &lt;&lt; A, etc. Does this work? Why <text:span text:style-name="T82">or why not</text:span>?</text:p>
              </text:list-item>
            </text:list>
            <text:h text:style-name="Heading_20_2" text:outline-level="2"/>
          </text:deletion>
        </text:changed-region>
        <text:changed-region xml:id="ct2293704698688" text:id="ct2293704698688">
          <text:deletion>
            <office:change-info>
              <dc:creator>Unknown Author</dc:creator>
              <dc:date>2021-09-16T09:03:50</dc:date>
            </office:change-info>
            <text:p text:style-name="Text_20_body"/>
            <text:p text:style-name="Text_20_body"/>
          </text:deletion>
        </text:changed-region>
        <text:changed-region xml:id="ct2293704681888" text:id="ct2293704681888">
          <text:deletion>
            <office:change-info>
              <dc:creator>Unknown Author</dc:creator>
              <dc:date>2021-09-10T10:29:01</dc:date>
            </office:change-info>
            <text:p text:style-name="P2"><text:tab/></text:p>
          </text:deletion>
        </text:changed-region>
        <text:changed-region xml:id="ct2293704700128" text:id="ct2293704700128">
          <text:deletion>
            <office:change-info>
              <dc:creator>Unknown Author</dc:creator>
              <dc:date>2021-09-10T10:28:55</dc:date>
            </office:change-info>
            <text:p text:style-name="P2"><text:tab/></text:p>
          </text:deletion>
        </text:changed-region>
        <text:changed-region xml:id="ct2293704704448" text:id="ct2293704704448">
          <text:deletion>
            <office:change-info>
              <dc:creator>Unknown Author</dc:creator>
              <dc:date>2021-09-10T10:24:39</dc:date>
            </office:change-info>
            <text:p text:style-name="Standard">`</text:p>
          </text:deletion>
        </text:changed-region>
        <text:changed-region xml:id="ct2293704706848" text:id="ct2293704706848">
          <text:deletion>
            <office:change-info>
              <dc:creator>Unknown Author</dc:creator>
              <dc:date>2021-09-10T10:25:01</dc:date>
            </office:change-info>
            <text:p text:style-name="P2"><text:tab/></text:p>
          </text:deletion>
        </text:changed-region>
        <text:changed-region xml:id="ct2293704701328" text:id="ct2293704701328">
          <text:format-change>
            <office:change-info>
              <dc:creator>Unknown Author</dc:creator>
              <dc:date>2021-09-10T10:25:09</dc:date>
            </office:change-info>
          </text:format-change>
        </text:changed-region>
        <text:changed-region xml:id="ct2293704701568" text:id="ct2293704701568">
          <text:deletion>
            <office:change-info>
              <dc:creator>Unknown Author</dc:creator>
              <dc:date>2021-09-10T10:27:38</dc:date>
            </office:change-info>
            <text:p text:style-name="P2"><text:tab/></text:p>
          </text:deletion>
        </text:changed-region>
        <text:changed-region xml:id="ct2293704702288" text:id="ct2293704702288">
          <text:deletion>
            <office:change-info>
              <dc:creator>Unknown Author</dc:creator>
              <dc:date>2021-09-10T10:28:35</dc:date>
            </office:change-info>
            <text:p text:style-name="P2"><text:tab/></text:p>
          </text:deletion>
        </text:changed-region>
        <text:changed-region xml:id="ct2293704704688" text:id="ct2293704704688">
          <text:deletion>
            <office:change-info>
              <dc:creator>Unknown Author</dc:creator>
              <dc:date>2021-09-10T10:28:37</dc:date>
            </office:change-info>
            <text:p text:style-name="P2"><text:tab/></text:p>
          </text:deletion>
        </text:changed-region>
        <text:changed-region xml:id="ct2293704702768" text:id="ct2293704702768">
          <text:deletion>
            <office:change-info>
              <dc:creator>Unknown Author</dc:creator>
              <dc:date>2021-09-10T10:29:26</dc:date>
            </office:change-info>
            <text:p text:style-name="P2"><text:tab/></text:p>
          </text:deletion>
        </text:changed-region>
        <text:changed-region xml:id="ct2293704704928" text:id="ct2293704704928">
          <text:deletion>
            <office:change-info>
              <dc:creator>Unknown Author</dc:creator>
              <dc:date>2021-09-10T10:29:47</dc:date>
            </office:change-info>
            <text:p text:style-name="P2"><text:tab/></text:p>
          </text:deletion>
        </text:changed-region>
        <text:changed-region xml:id="ct2293704683088" text:id="ct2293704683088">
          <text:deletion>
            <office:change-info>
              <dc:creator>Unknown Author</dc:creator>
              <dc:date>2021-09-10T10:30:08</dc:date>
            </office:change-info>
            <text:p text:style-name="P2"><text:tab/></text:p>
          </text:deletion>
        </text:changed-region>
        <text:changed-region xml:id="ct2293704703008" text:id="ct2293704703008">
          <text:deletion>
            <office:change-info>
              <dc:creator>Unknown Author</dc:creator>
              <dc:date>2021-09-10T10:30:22</dc:date>
            </office:change-info>
            <text:p text:style-name="P2"><text:tab/></text:p>
          </text:deletion>
        </text:changed-region>
        <text:changed-region xml:id="ct2293711476512" text:id="ct2293711476512">
          <text:insertion>
            <office:change-info>
              <dc:creator>Unknown Author</dc:creator>
              <dc:date>2021-09-23T09:55:29</dc:date>
            </office:change-info>
          </text:insertion>
        </text:changed-region>
        <text:changed-region xml:id="ct2293711435952" text:id="ct2293711435952">
          <text:deletion>
            <office:change-info>
              <dc:creator>Unknown Author</dc:creator>
              <dc:date>2021-09-23T09:55:27</dc:date>
            </office:change-info>
            <text:p text:style-name="Standard">This completes the primary tutorial on collation tailoring. We have covered all the key syntax of the ICU collation language. We have seen how different collation problems can be solved and looked at various examples cut down but motivated by real life collation issues.</text:p>
            <text:p text:style-name="Standard"/>
          </text:deletion>
        </text:changed-region>
        <text:changed-region xml:id="ct2293704703728" text:id="ct2293704703728">
          <text:deletion>
            <office:change-info>
              <dc:creator>Unknown Author</dc:creator>
              <dc:date>2021-09-03T09:27:10</dc:date>
            </office:change-info>
            <text:p text:style-name="Standard">In Exercise 1 </text:p>
          </text:deletion>
        </text:changed-region>
        <text:changed-region xml:id="ct2293704705648" text:id="ct2293704705648">
          <text:insertion>
            <office:change-info>
              <dc:creator>Unknown Author</dc:creator>
              <dc:date>2021-09-03T09:27:10</dc:date>
            </office:change-info>
          </text:insertion>
        </text:changed-region>
        <text:changed-region xml:id="ct2293704705888" text:id="ct2293704705888">
          <text:deletion>
            <office:change-info>
              <dc:creator>Unknown Author</dc:creator>
              <dc:date>2021-09-03T09:27:31</dc:date>
            </office:change-info>
            <text:p text:style-name="Standard">just hinted at the existence of such </text:p>
          </text:deletion>
        </text:changed-region>
        <text:changed-region xml:id="ct2293704706128" text:id="ct2293704706128">
          <text:insertion>
            <office:change-info>
              <dc:creator>Unknown Author</dc:creator>
              <dc:date>2021-09-03T09:27:31</dc:date>
            </office:change-info>
          </text:insertion>
        </text:changed-region>
        <text:changed-region xml:id="ct2293704706608" text:id="ct2293704706608">
          <text:deletion>
            <office:change-info>
              <dc:creator>Unknown Author</dc:creator>
              <dc:date>2021-09-10T10:45:24</dc:date>
            </office:change-info>
            <text:p text:style-name="P2"><text:tab/></text:p>
          </text:deletion>
        </text:changed-region>
        <text:changed-region xml:id="ct2293704708528" text:id="ct2293704708528">
          <text:insertion>
            <office:change-info>
              <dc:creator>Unknown Author</dc:creator>
              <dc:date>2021-09-03T09:31:15</dc:date>
            </office:change-info>
          </text:insertion>
        </text:changed-region>
        <text:changed-region xml:id="ct2293704716448" text:id="ct2293704716448">
          <text:insertion>
            <office:change-info>
              <dc:creator>Unknown Author</dc:creator>
              <dc:date>2021-09-03T09:29:02</dc:date>
            </office:change-info>
          </text:insertion>
        </text:changed-region>
        <text:changed-region xml:id="ct2293704722448" text:id="ct2293704722448">
          <text:deletion>
            <office:change-info>
              <dc:creator>Unknown Author</dc:creator>
              <dc:date>2021-09-03T09:29:55</dc:date>
            </office:change-info>
            <text:p text:style-name="Standard"><text:span text:style-name="T105"><text:s/></text:span><text:span text:style-name="T13">̈</text:span></text:p>
          </text:deletion>
        </text:changed-region>
        <text:changed-region xml:id="ct2293704710928" text:id="ct2293704710928">
          <text:insertion>
            <office:change-info>
              <dc:creator>Unknown Author</dc:creator>
              <dc:date>2021-09-03T09:30:27</dc:date>
            </office:change-info>
          </text:insertion>
        </text:changed-region>
        <text:changed-region xml:id="ct2293704714528" text:id="ct2293704714528">
          <text:insertion>
            <office:change-info>
              <dc:creator>Unknown Author</dc:creator>
              <dc:date>2021-09-03T09:30:38</dc:date>
            </office:change-info>
          </text:insertion>
        </text:changed-region>
        <text:changed-region xml:id="ct2293704715968" text:id="ct2293704715968">
          <text:deletion>
            <office:change-info>
              <dc:creator>Unknown Author</dc:creator>
              <dc:date>2021-09-03T09:30:55</dc:date>
            </office:change-info>
            <text:p text:style-name="Standard"><text:s/></text:p>
          </text:deletion>
        </text:changed-region>
        <text:changed-region xml:id="ct2293711461392" text:id="ct2293711461392">
          <text:deletion>
            <office:change-info>
              <dc:creator>Unknown Author</dc:creator>
              <dc:date>2021-09-23T11:37:46</dc:date>
            </office:change-info>
            <text:p text:style-name="Standard">is </text:p>
          </text:deletion>
        </text:changed-region>
        <text:changed-region xml:id="ct2293711466912" text:id="ct2293711466912">
          <text:deletion>
            <office:change-info>
              <dc:creator>Unknown Author</dc:creator>
              <dc:date>2021-09-23T11:33:01</dc:date>
            </office:change-info>
            <text:p text:style-name="Standard">a difficult </text:p>
          </text:deletion>
        </text:changed-region>
        <text:changed-region xml:id="ct2293711458992" text:id="ct2293711458992">
          <text:deletion>
            <office:change-info>
              <dc:creator>Unknown Author</dc:creator>
              <dc:date>2021-09-23T11:33:05</dc:date>
            </office:change-info>
            <text:p text:style-name="Standard">to use since it </text:p>
          </text:deletion>
        </text:changed-region>
        <text:changed-region xml:id="ct2293711454192" text:id="ct2293711454192">
          <text:deletion>
            <office:change-info>
              <dc:creator>Unknown Author</dc:creator>
              <dc:date>2021-09-23T11:33:14</dc:date>
            </office:change-info>
            <text:p text:style-name="Standard"><text:s/>– </text:p>
          </text:deletion>
        </text:changed-region>
        <text:changed-region xml:id="ct2293711467632" text:id="ct2293711467632">
          <text:insertion>
            <office:change-info>
              <dc:creator>Unknown Author</dc:creator>
              <dc:date>2021-09-23T11:33:14</dc:date>
            </office:change-info>
          </text:insertion>
        </text:changed-region>
        <text:changed-region xml:id="ct2293711427072" text:id="ct2293711427072">
          <text:insertion>
            <office:change-info>
              <dc:creator>Unknown Author</dc:creator>
              <dc:date>2021-09-23T11:33:20</dc:date>
            </office:change-info>
          </text:insertion>
        </text:changed-region>
        <text:changed-region xml:id="ct2293711423712" text:id="ct2293711423712">
          <text:deletion>
            <office:change-info>
              <dc:creator>Unknown Author</dc:creator>
              <dc:date>2021-09-23T11:33:20</dc:date>
            </office:change-info>
            <text:p text:style-name="Standard">!</text:p>
          </text:deletion>
        </text:changed-region>
        <text:changed-region xml:id="ct2293711456592" text:id="ct2293711456592">
          <text:insertion>
            <office:change-info>
              <dc:creator>Unknown Author</dc:creator>
              <dc:date>2021-09-23T11:37:57</dc:date>
            </office:change-info>
          </text:insertion>
        </text:changed-region>
        <text:changed-region xml:id="ct2293711424672" text:id="ct2293711424672">
          <text:insertion>
            <office:change-info>
              <dc:creator>Unknown Author</dc:creator>
              <dc:date>2021-09-23T11:33:21</dc:date>
            </office:change-info>
          </text:insertion>
        </text:changed-region>
        <text:changed-region xml:id="ct2293711486112" text:id="ct2293711486112">
          <text:insertion>
            <office:change-info>
              <dc:creator>Unknown Author</dc:creator>
              <dc:date>2021-09-23T11:36:13</dc:date>
            </office:change-info>
          </text:insertion>
        </text:changed-region>
        <text:changed-region xml:id="ct2293711431152" text:id="ct2293711431152">
          <text:insertion>
            <office:change-info>
              <dc:creator>Unknown Author</dc:creator>
              <dc:date>2021-09-23T11:34:48</dc:date>
            </office:change-info>
          </text:insertion>
        </text:changed-region>
        <text:changed-region xml:id="ct2293711485152" text:id="ct2293711485152">
          <text:insertion>
            <office:change-info>
              <dc:creator>Unknown Author</dc:creator>
              <dc:date>2021-09-23T11:35:14</dc:date>
            </office:change-info>
          </text:insertion>
        </text:changed-region>
        <text:changed-region xml:id="ct2293711484672" text:id="ct2293711484672">
          <text:insertion>
            <office:change-info>
              <dc:creator>Unknown Author</dc:creator>
              <dc:date>2021-09-23T11:36:19</dc:date>
            </office:change-info>
          </text:insertion>
        </text:changed-region>
        <text:changed-region xml:id="ct2293704718608" text:id="ct2293704718608">
          <text:insertion>
            <office:change-info>
              <dc:creator>Unknown Author</dc:creator>
              <dc:date>2021-09-03T09:33:54</dc:date>
            </office:change-info>
          </text:insertion>
        </text:changed-region>
        <text:changed-region xml:id="ct2293704680448" text:id="ct2293704680448">
          <text:deletion>
            <office:change-info>
              <dc:creator>Unknown Author</dc:creator>
              <dc:date>2021-09-15T16:36:49</dc:date>
            </office:change-info>
            <text:p text:style-name="Standard">some</text:p>
          </text:deletion>
        </text:changed-region>
        <text:changed-region xml:id="ct2293704714288" text:id="ct2293704714288">
          <text:insertion>
            <office:change-info>
              <dc:creator>Unknown Author</dc:creator>
              <dc:date>2021-09-15T16:36:49</dc:date>
            </office:change-info>
          </text:insertion>
        </text:changed-region>
        <text:changed-region xml:id="ct2293704717408" text:id="ct2293704717408">
          <text:deletion>
            <office:change-info>
              <dc:creator>Unknown Author</dc:creator>
              <dc:date>2021-09-03T09:37:23</dc:date>
            </office:change-info>
            <text:list xml:id="list1814413096" text:style-name="L1">
              <text:list-item>
                <text:list>
                  <text:list-item>
                    <text:list>
                      <text:list-item>
                        <text:p text:style-name="P84"><text:span text:style-name="T83">ar: </text:span>Arabic</text:p>
                      </text:list-item>
                    </text:list>
                  </text:list-item>
                </text:list>
              </text:list-item>
            </text:list>
            <table:table table:name="Table1" table:style-name="Table1">
              <table:table-column table:style-name="Table1.A"/>
              <table:table-column table:style-name="Table1.B"/>
              <table:table-header-rows>
                <table:table-row table:style-name="TableLine2294451152832">
                  <table:table-cell table:style-name="Table1.A1" office:value-type="string">
                    <text:p text:style-name="Table_20_Contents"/>
                  </table:table-cell>
                  <table:table-cell table:style-name="Table1.B1" office:value-type="string">
                    <text:p text:style-name="Table_20_Contents">&amp; ة <text:s/>= <text:s text:c="3"/>ت</text:p>
                  </table:table-cell>
                </table:table-row>
              </table:table-header-rows>
            </table:table>
            <text:list xml:id="list114108611714638" text:continue-numbering="true" text:style-name="L1">
              <text:list-item>
                <text:list>
                  <text:list-item>
                    <text:list>
                      <text:list-item>
                        <text:p text:style-name="P84"/>
                      </text:list-item>
                    </text:list>
                  </text:list-item>
                </text:list>
              </text:list-item>
            </text:list>
          </text:deletion>
        </text:changed-region>
        <text:changed-region xml:id="ct2293704713808" text:id="ct2293704713808">
          <text:deletion>
            <office:change-info>
              <dc:creator>Unknown Author</dc:creator>
              <dc:date>2021-09-15T16:37:08</dc:date>
            </office:change-info>
            <text:list xml:id="list114108483879689" text:continue-numbering="true" text:style-name="L1">
              <text:list-item>
                <text:list>
                  <text:list-item>
                    <text:list>
                      <text:list-item>
                        <text:p text:style-name="P84"><text:span text:style-name="T83">ca: </text:span>Catalan</text:p>
                      </text:list-item>
                    </text:list>
                  </text:list-item>
                </text:list>
              </text:list-item>
            </text:list>
            <table:table table:name="Table2" table:style-name="Table2">
              <table:table-column table:style-name="Table2.A"/>
              <table:table-column table:style-name="Table2.B"/>
              <table:table-header-rows>
                <table:table-row table:style-name="TableLine2294451155008">
                  <table:table-cell table:style-name="Table2.A1" office:value-type="string">
                    <text:p text:style-name="Table_20_Contents"/>
                  </table:table-cell>
                  <table:table-cell table:style-name="Table2.B1" office:value-type="string">
                    <text:p text:style-name="Table_20_Contents">[backwards 2]&amp;C&lt;ch&lt;&lt;&lt;Ch&lt;&lt;&lt;CH &amp;L&lt;ll&lt;&lt;&lt;l·l&lt;&lt;&lt;Ll&lt;&lt;&lt;L·l&lt;&lt;&lt;LL&lt;&lt;&lt;L·L</text:p>
                  </table:table-cell>
                </table:table-row>
              </table:table-header-rows>
            </table:table>
            <text:list xml:id="list114107612175649" text:continue-numbering="true" text:style-name="L1">
              <text:list-item>
                <text:list>
                  <text:list-item>
                    <text:list>
                      <text:list-item>
                        <text:p text:style-name="P84"/>
                      </text:list-item>
                    </text:list>
                  </text:list-item>
                </text:list>
              </text:list-item>
            </text:list>
          </text:deletion>
        </text:changed-region>
        <text:changed-region xml:id="ct2293704713328" text:id="ct2293704713328">
          <text:deletion>
            <office:change-info>
              <dc:creator>Unknown Author</dc:creator>
              <dc:date>2021-09-03T09:37:34</dc:date>
            </office:change-info>
            <text:list xml:id="list114109364334587" text:continue-numbering="true" text:style-name="L1">
              <text:list-item>
                <text:list>
                  <text:list-item>
                    <text:list>
                      <text:list-item>
                        <text:p text:style-name="P84"><text:span text:style-name="T83">cs: </text:span>Czech</text:p>
                      </text:list-item>
                    </text:list>
                  </text:list-item>
                </text:list>
              </text:list-item>
            </text:list>
            <table:table table:name="Table3" table:style-name="Table3">
              <table:table-column table:style-name="Table3.A"/>
              <table:table-column table:style-name="Table3.B"/>
              <table:table-header-rows>
                <table:table-row table:style-name="TableLine2294451157184">
                  <table:table-cell table:style-name="Table3.A1" office:value-type="string">
                    <text:p text:style-name="Table_20_Contents"/>
                  </table:table-cell>
                  <table:table-cell table:style-name="Table3.B1" office:value-type="string">
                    <text:p text:style-name="Table_20_Contents">&amp;C&lt;č&lt;&lt;&lt;Č&amp;H&lt;ch&lt;&lt;&lt;cH&lt;&lt;&lt;Ch&lt;&lt;&lt;CH&amp;R&lt;ř&lt;&lt;&lt;Ř&amp;S&lt;š&lt;&lt;&lt;Š&amp;Z&lt;ž&lt;&lt;&lt;Ž</text:p>
                  </table:table-cell>
                </table:table-row>
              </table:table-header-rows>
            </table:table>
            <text:list xml:id="list114108828179552" text:continue-numbering="true" text:style-name="L1">
              <text:list-item>
                <text:list>
                  <text:list-item>
                    <text:list>
                      <text:list-item>
                        <text:p text:style-name="P84"/>
                      </text:list-item>
                    </text:list>
                  </text:list-item>
                </text:list>
              </text:list-item>
            </text:list>
          </text:deletion>
        </text:changed-region>
        <text:changed-region xml:id="ct2293704712848" text:id="ct2293704712848">
          <text:deletion>
            <office:change-info>
              <dc:creator>Unknown Author</dc:creator>
              <dc:date>2021-09-15T16:58:59</dc:date>
            </office:change-info>
            <text:list xml:id="list114109456022077" text:continue-numbering="true" text:style-name="L1">
              <text:list-item>
                <text:list>
                  <text:list-item>
                    <text:list>
                      <text:list-item>
                        <text:p text:style-name="P84"><text:span text:style-name="T83">da: </text:span>Danish</text:p>
                      </text:list-item>
                      <text:list-item>
                        <text:p text:style-name="P84"/>
                      </text:list-item>
                    </text:list>
                  </text:list-item>
                </text:list>
              </text:list-item>
            </text:list>
          </text:deletion>
        </text:changed-region>
        <text:changed-region xml:id="ct2293704723168" text:id="ct2293704723168">
          <text:deletion>
            <office:change-info>
              <dc:creator>Unknown Author</dc:creator>
              <dc:date>2021-09-15T16:43:10</dc:date>
            </office:change-info>
            <text:list xml:id="list114108134611748" text:continue-numbering="true" text:style-name="L1">
              <text:list-item>
                <text:list>
                  <text:list-item>
                    <text:list>
                      <text:list-item>
                        <text:p text:style-name="P84"><text:span text:style-name="T83">de: </text:span>German</text:p>
                      </text:list-item>
                    </text:list>
                  </text:list-item>
                </text:list>
              </text:list-item>
            </text:list>
            <table:table table:name="Table5" table:style-name="Table5">
              <table:table-column table:style-name="Table5.A"/>
              <table:table-column table:style-name="Table5.B"/>
              <table:table-header-rows>
                <table:table-row table:style-name="TableLine2294387067616">
                  <table:table-cell table:style-name="Table5.A1" office:value-type="string">
                    <text:p text:style-name="Standard">phonebook</text:p>
                  </table:table-cell>
                  <table:table-cell table:style-name="Table5.B1" office:value-type="string">
                    <text:p text:style-name="Standard">&amp;a&lt;&lt;æ/e&lt;&lt;ä/e&amp;A&lt;&lt;Æ/E&lt;&lt;Ä/E&amp;œ&lt;&lt;ö/e&amp;Œ&lt;&lt;Ö/E&amp;u&lt;&lt;ü/e&amp;U&lt;&lt;Ü/E</text:p>
                  </table:table-cell>
                </table:table-row>
              </table:table-header-rows>
              <table:table-row table:style-name="TableLine2294387070880">
                <table:table-cell table:style-name="Table5.A2" office:value-type="string">
                  <text:p text:style-name="Table_20_Contents"/>
                </table:table-cell>
                <table:table-cell table:style-name="Table5.B2" office:value-type="string">
                  <text:p text:style-name="Table_20_Contents">&amp;ae&lt;&lt;æ&lt;&lt;&lt;Æ</text:p>
                </table:table-cell>
              </table:table-row>
            </table:table>
            <text:list xml:id="list114109368843172" text:continue-numbering="true" text:style-name="L1">
              <text:list-item>
                <text:list>
                  <text:list-item>
                    <text:list>
                      <text:list-item>
                        <text:p text:style-name="P84"/>
                      </text:list-item>
                    </text:list>
                  </text:list-item>
                </text:list>
              </text:list-item>
            </text:list>
          </text:deletion>
        </text:changed-region>
        <text:changed-region xml:id="ct2293704722688" text:id="ct2293704722688">
          <text:deletion>
            <office:change-info>
              <dc:creator>Unknown Author</dc:creator>
              <dc:date>2021-09-03T09:37:51</dc:date>
            </office:change-info>
            <text:list xml:id="list114109525547288" text:continue-numbering="true" text:style-name="L1">
              <text:list-item>
                <text:list>
                  <text:list-item>
                    <text:list>
                      <text:list-item>
                        <text:p text:style-name="P84"><text:span text:style-name="T83">eo: </text:span>Esperanto</text:p>
                      </text:list-item>
                    </text:list>
                  </text:list-item>
                </text:list>
              </text:list-item>
            </text:list>
            <table:table table:name="Table7" table:style-name="Table7">
              <table:table-column table:style-name="Table7.A"/>
              <table:table-column table:style-name="Table7.B"/>
              <table:table-header-rows>
                <table:table-row table:style-name="TableLine2294387068976">
                  <table:table-cell table:style-name="Table7.A1" office:value-type="string">
                    <text:p text:style-name="Table_20_Contents"/>
                  </table:table-cell>
                  <table:table-cell table:style-name="Table7.B1" office:value-type="string">
                    <text:p text:style-name="Table_20_Contents">&amp;C&lt;ĉ&lt;&lt;&lt;Ĉ&amp;G&lt;ĝ&lt;&lt;&lt;Ĝ&amp;H&lt;ĥ&lt;&lt;&lt;Ĥ&amp;J&lt;ĵ&lt;&lt;&lt;Ĵ&amp;S&lt;ŝ&lt;&lt;&lt;Ŝ&amp;U&lt;ŭ&lt;&lt;&lt;Ŭ</text:p>
                  </table:table-cell>
                </table:table-row>
              </table:table-header-rows>
            </table:table>
            <text:list xml:id="list114107564330997" text:continue-numbering="true" text:style-name="L1">
              <text:list-item>
                <text:list>
                  <text:list-item>
                    <text:list>
                      <text:list-item>
                        <text:p text:style-name="P84"/>
                      </text:list-item>
                    </text:list>
                  </text:list-item>
                </text:list>
              </text:list-item>
            </text:list>
          </text:deletion>
        </text:changed-region>
        <text:changed-region xml:id="ct2293704713088" text:id="ct2293704713088">
          <text:insertion>
            <office:change-info>
              <dc:creator>Unknown Author</dc:creator>
              <dc:date>2021-09-15T16:37:31</dc:date>
            </office:change-info>
          </text:insertion>
        </text:changed-region>
        <text:changed-region xml:id="ct2293704717648" text:id="ct2293704717648">
          <text:insertion>
            <office:change-info>
              <dc:creator>Unknown Author</dc:creator>
              <dc:date>2021-09-15T16:38:00</dc:date>
            </office:change-info>
          </text:insertion>
        </text:changed-region>
        <text:changed-region xml:id="ct2293704716928" text:id="ct2293704716928">
          <text:insertion>
            <office:change-info>
              <dc:creator>Unknown Author</dc:creator>
              <dc:date>2021-09-15T16:39:03</dc:date>
            </office:change-info>
          </text:insertion>
        </text:changed-region>
        <text:changed-region xml:id="ct2293704717888" text:id="ct2293704717888">
          <text:insertion>
            <office:change-info>
              <dc:creator>Unknown Author</dc:creator>
              <dc:date>2021-09-15T16:40:28</dc:date>
            </office:change-info>
          </text:insertion>
        </text:changed-region>
        <text:changed-region xml:id="ct2293704718368" text:id="ct2293704718368">
          <text:insertion>
            <office:change-info>
              <dc:creator>Unknown Author</dc:creator>
              <dc:date>2021-09-15T16:56:33</dc:date>
            </office:change-info>
          </text:insertion>
        </text:changed-region>
        <text:changed-region xml:id="ct2293704709968" text:id="ct2293704709968">
          <text:deletion>
            <office:change-info>
              <dc:creator>Unknown Author</dc:creator>
              <dc:date>2021-09-03T10:44:39</dc:date>
            </office:change-info>
            <text:p text:style-name="Standard">&amp;ae&lt;&lt;æ&lt;&lt;&lt;Æ</text:p>
          </text:deletion>
        </text:changed-region>
        <text:changed-region xml:id="ct2293704711888" text:id="ct2293704711888">
          <text:insertion>
            <office:change-info>
              <dc:creator>Unknown Author</dc:creator>
              <dc:date>2021-09-03T10:44:25</dc:date>
            </office:change-info>
          </text:insertion>
        </text:changed-region>
        <text:changed-region xml:id="ct2293704709728" text:id="ct2293704709728">
          <text:deletion>
            <office:change-info>
              <dc:creator>Unknown Author</dc:creator>
              <dc:date>2021-09-03T10:44:25</dc:date>
            </office:change-info>
            <text:p text:style-name="Standard">&amp;N&lt;ñ&lt;&lt;&lt;Ñ&amp;C&lt;ch&lt;&lt;&lt;Ch&lt;&lt;&lt;CH&amp;l&lt;ll&lt;&lt;&lt;Ll&lt;&lt;&lt;LL</text:p>
          </text:deletion>
        </text:changed-region>
        <text:changed-region xml:id="ct2293704722208" text:id="ct2293704722208">
          <text:deletion>
            <office:change-info>
              <dc:creator>Unknown Author</dc:creator>
              <dc:date>2021-09-03T10:45:57</dc:date>
            </office:change-info>
            <text:p text:style-name="Table_20_Contents">&amp;v&lt;&lt;w&lt;&lt;&lt;W</text:p>
          </text:deletion>
        </text:changed-region>
        <text:changed-region xml:id="ct2293704714768" text:id="ct2293704714768">
          <text:deletion>
            <office:change-info>
              <dc:creator>Unknown Author</dc:creator>
              <dc:date>2021-09-03T10:46:00</dc:date>
            </office:change-info>
            <text:p text:style-name="Table_20_Contents"><text:s/></text:p>
          </text:deletion>
        </text:changed-region>
        <text:changed-region xml:id="ct2293704710208" text:id="ct2293704710208">
          <text:deletion>
            <office:change-info>
              <dc:creator>Unknown Author</dc:creator>
              <dc:date>2021-09-03T09:38:04</dc:date>
            </office:change-info>
            <text:list xml:id="list289225893" text:style-name="L2">
              <text:list-item>
                <text:list>
                  <text:list-item>
                    <text:list>
                      <text:list-item>
                        <text:p text:style-name="P85"><text:span text:style-name="T83">fi: </text:span>Finnish</text:p>
                      </text:list-item>
                    </text:list>
                  </text:list-item>
                </text:list>
              </text:list-item>
            </text:list>
            <table:table table:name="Table11" table:style-name="Table11">
              <table:table-column table:style-name="Table11.A"/>
              <table:table-column table:style-name="Table11.B"/>
              <table:table-header-rows>
                <table:table-row table:style-name="TableLine2295479764768">
                  <table:table-cell table:style-name="Table11.A1" office:value-type="string">
                    <text:p text:style-name="Table_20_Contents"/>
                  </table:table-cell>
                  <table:table-cell table:style-name="Table11.B1" office:value-type="string">
                    <text:p text:style-name="Table_20_Contents">&amp;D&lt;&lt;ð&lt;&lt;&lt;Ð&lt;&lt;đ&lt;&lt;&lt;Đ &amp;N&lt;&lt;ŋ&lt;&lt;&lt;Ŋ &amp;T&lt;&lt;þ/h&lt;&lt;&lt;Þ/h &amp;V&lt;&lt;w&lt;&lt;&lt;W &amp;Y&lt;&lt;ü&lt;&lt;&lt;Ü&lt;&lt;ű&lt;&lt;&lt;Ű &amp;[before 1]ʒ&lt;å&lt;&lt;&lt;Å&lt;ä&lt;&lt;&lt;Ä&lt;&lt;æ&lt;&lt;&lt;Æ<text:line-break/>&lt;ö&lt;&lt;&lt;Ö&lt;&lt;ø&lt;&lt;&lt;Ø&lt;&lt;ő&lt;&lt;&lt;Ő&lt;&lt;õ&lt;&lt;&lt;Õ&lt;&lt;œ&lt;&lt;&lt;Œ</text:p>
                  </table:table-cell>
                </table:table-row>
              </table:table-header-rows>
            </table:table>
            <text:list xml:id="list114108365010818" text:continue-numbering="true" text:style-name="L2">
              <text:list-item>
                <text:list>
                  <text:list-item>
                    <text:list>
                      <text:list-item>
                        <text:p text:style-name="P85"><text:bookmark-start text:name="__RefHeading___Toc3356_315585383411111111111111111111111111111111111111111111111111111111111111111111111111111111111111111111111111111"/><text:span text:style-name="T83">fo: </text:span>Faroese<text:bookmark-end text:name="__RefHeading___Toc3356_315585383411111111111111111111111111111111111111111111111111111111111111111111111111111111111111111111111111111"/></text:p>
                      </text:list-item>
                    </text:list>
                  </text:list-item>
                </text:list>
              </text:list-item>
            </text:list>
            <table:table table:name="Table12" table:style-name="Table12">
              <table:table-column table:style-name="Table12.A"/>
              <table:table-column table:style-name="Table12.B"/>
              <table:table-header-rows>
                <table:table-row table:style-name="TableLine2295479762320">
                  <table:table-cell table:style-name="Table12.A1" office:value-type="string">
                    <text:p text:style-name="Table_20_Contents"/>
                  </table:table-cell>
                  <table:table-cell table:style-name="Table12.B1" office:value-type="string">
                    <text:p text:style-name="Table_20_Contents">&amp;D&lt;&lt;đ&lt;&lt;&lt;Đ&lt;&lt;ð&lt;&lt;&lt;Ð &amp;t&lt;&lt;&lt;þ/h &amp;T&lt;&lt;&lt;Þ/H &amp;Y&lt;&lt;ü&lt;&lt;&lt;Ü&lt;&lt;ű&lt;&lt;&lt;Ű &amp;[before 1]ʒ&lt;æ&lt;&lt;&lt;Æ&lt;&lt;ä&lt;&lt;&lt;Ä&lt;&lt;ę&lt;&lt;&lt;Ę&lt;ø&lt;&lt;&lt;Ø&lt;&lt;ö&lt;&lt;&lt;Ö&lt;&lt;ő&lt;&lt;&lt;Ő<text:line-break/>&lt;&lt;œ&lt;&lt;&lt;Œ&lt;å&lt;&lt;&lt;Å&lt;&lt;&lt;aa&lt;&lt;&lt;Aa&lt;&lt;&lt;AA</text:p>
                  </table:table-cell>
                </table:table-row>
              </table:table-header-rows>
            </table:table>
            <text:list xml:id="list114107861729046" text:continue-numbering="true" text:style-name="L2">
              <text:list-item>
                <text:list>
                  <text:list-item>
                    <text:list>
                      <text:list-item>
                        <text:p text:style-name="P85"/>
                      </text:list-item>
                    </text:list>
                  </text:list-item>
                </text:list>
              </text:list-item>
            </text:list>
          </text:deletion>
        </text:changed-region>
        <text:changed-region xml:id="ct2293704713568" text:id="ct2293704713568">
          <text:deletion>
            <office:change-info>
              <dc:creator>Unknown Author</dc:creator>
              <dc:date>2021-09-15T16:43:38</dc:date>
            </office:change-info>
            <text:list xml:id="list114108538747389" text:continue-numbering="true" text:style-name="L2">
              <text:list-item>
                <text:list>
                  <text:list-item>
                    <text:list>
                      <text:list-item>
                        <text:p text:style-name="P85"><text:span text:style-name="T83">hi: </text:span><text:span text:style-name="T85">Hindi</text:span></text:p>
                      </text:list-item>
                    </text:list>
                  </text:list-item>
                </text:list>
              </text:list-item>
            </text:list>
            <table:table table:name="Table15" table:style-name="Table15">
              <table:table-column table:style-name="Table15.A"/>
              <table:table-column table:style-name="Table15.B"/>
              <table:table-header-rows>
                <table:table-row table:style-name="TableLine2294599600096">
                  <table:table-cell table:style-name="Table15.A1" office:value-type="string">
                    <text:p text:style-name="Standard">direct</text:p>
                  </table:table-cell>
                  <table:table-cell table:style-name="Table15.B1" office:value-type="string">
                    <text:p text:style-name="Standard">&amp;[last regular ]&lt;ँ&lt;ं&lt;ः&lt;अ&lt;आ&lt;इ&lt;ई&lt;उ&lt;ऊ&lt;ऋ&lt;ऌ&lt;ऍ&lt;ऎ&lt;ए&lt;ऐ&lt;ऑ&lt;ऒ&lt;ओ<text:line-break/>&lt;औ&lt;क&lt;ख&lt;ग&lt;घ&lt;ङ&lt;च&lt;छ&lt;ज&lt;झ&lt;ञ&lt;ट&lt;ठ&lt;ड&lt;ढ&lt;ण&lt;त&lt;थ&lt;द<text:line-break/>&lt;ध&lt;न&lt;ऩ&lt;प&lt;फ&lt;ब&lt;भ&lt;म&lt;य&lt;र&lt;ऱ&lt;ल&lt;ळ&lt;ऴ&lt;व&lt;श&lt;ष&lt;स&lt;ह&lt;़&lt;ऽ</text:p>
                    <text:p text:style-name="Standard">&lt;ा&lt;ि&lt;ी&lt;ु&lt;ू&lt;ृ&lt;ॄ&lt;ॅ&lt;ॆ&lt;े&lt;ै&lt;ॉ&lt;ॊ&lt;ो&lt;ौ&lt;्&lt;ॐ&lt;॑&lt;॒&lt;॓&lt;॔&lt;क़&lt;ख़&lt;ग़&lt;ज़&lt;ड़&lt;ढ़&lt;फ़&lt;य़&lt;ॠ&lt;ॡ&lt;ॢ&lt;ॣ&lt;।&lt;॥&lt;०&lt;१&lt;२&lt;३&lt;४&lt;५&lt;६&lt;७&lt;८&lt;९&lt;॰</text:p>
                  </table:table-cell>
                </table:table-row>
              </table:table-header-rows>
              <table:table-row table:style-name="TableLine2294577382336">
                <table:table-cell table:style-name="Table15.A2" office:value-type="string">
                  <text:p text:style-name="Standard"/>
                </table:table-cell>
                <table:table-cell table:style-name="Table15.B2" office:value-type="string">
                  <text:p text:style-name="Standard"><text:s/>[normalization on ]&amp;[before 1]0&lt;ॐ&lt;।&lt;॥&lt;॰&amp;ह&lt;़&lt;ँ&lt;ं&lt;ः&lt;॑&lt;॒&lt;॓&lt;॔&amp;ऽ&lt;्</text:p>
                </table:table-cell>
              </table:table-row>
            </table:table>
            <text:list xml:id="list114107888466718" text:continue-numbering="true" text:style-name="L2">
              <text:list-item>
                <text:list>
                  <text:list-item>
                    <text:list>
                      <text:list-item>
                        <text:p text:style-name="P85"/>
                      </text:list-item>
                    </text:list>
                  </text:list-item>
                </text:list>
              </text:list-item>
            </text:list>
          </text:deletion>
        </text:changed-region>
        <text:changed-region xml:id="ct2293704718128" text:id="ct2293704718128">
          <text:deletion>
            <office:change-info>
              <dc:creator>Unknown Author</dc:creator>
              <dc:date>2021-09-03T09:38:21</dc:date>
            </office:change-info>
            <text:list xml:id="list114109543443722" text:continue-numbering="true" text:style-name="L2">
              <text:list-item>
                <text:list>
                  <text:list-item>
                    <text:list>
                      <text:list-item>
                        <text:p text:style-name="P85"><text:span text:style-name="T83">hr: </text:span>Croatian</text:p>
                      </text:list-item>
                    </text:list>
                  </text:list-item>
                </text:list>
              </text:list-item>
            </text:list>
            <table:table table:name="Table16" table:style-name="Table16">
              <table:table-column table:style-name="Table16.A"/>
              <table:table-column table:style-name="Table16.B"/>
              <table:table-header-rows>
                <table:table-row table:style-name="TableLine2294577376080">
                  <table:table-cell table:style-name="Table16.A1" office:value-type="string">
                    <text:p text:style-name="Table_20_Contents"/>
                  </table:table-cell>
                  <table:table-cell table:style-name="Table16.B1" office:value-type="string">
                    <text:p text:style-name="Table_20_Contents">&amp;C&lt;č&lt;&lt;&lt;Č&lt;ć&lt;&lt;&lt;Ć &amp;D&lt;dž&lt;&lt;&lt;Dž&lt;&lt;&lt;DŽ &amp;L&lt;lj&lt;&lt;&lt;Lj&lt;&lt;&lt;LJ &amp;N&lt;nj&lt;&lt;&lt;Nj&lt;&lt;&lt;NJ &amp;S&lt;š&lt;&lt;&lt;Š &amp;Z&lt;ž&lt;&lt;&lt;Ž</text:p>
                  </table:table-cell>
                </table:table-row>
              </table:table-header-rows>
            </table:table>
            <text:list xml:id="list114109515801081" text:continue-numbering="true" text:style-name="L2">
              <text:list-item>
                <text:list>
                  <text:list-item>
                    <text:list>
                      <text:list-item>
                        <text:p text:style-name="P85"/>
                      </text:list-item>
                    </text:list>
                  </text:list-item>
                </text:list>
              </text:list-item>
            </text:list>
          </text:deletion>
        </text:changed-region>
        <text:changed-region xml:id="ct2293704723648" text:id="ct2293704723648">
          <text:deletion>
            <office:change-info>
              <dc:creator>Unknown Author</dc:creator>
              <dc:date>2021-09-15T16:57:59</dc:date>
            </office:change-info>
            <text:list xml:id="list114108343842062" text:continue-numbering="true" text:style-name="L2">
              <text:list-item>
                <text:list>
                  <text:list-item>
                    <text:list>
                      <text:list-item>
                        <text:p text:style-name="P85"><text:span text:style-name="T83">is: </text:span>Icelandic</text:p>
                      </text:list-item>
                      <text:list-item>
                        <text:p text:style-name="P85"/>
                      </text:list-item>
                    </text:list>
                  </text:list-item>
                </text:list>
              </text:list-item>
            </text:list>
          </text:deletion>
        </text:changed-region>
        <text:changed-region xml:id="ct2293704716688" text:id="ct2293704716688">
          <text:deletion>
            <office:change-info>
              <dc:creator>Unknown Author</dc:creator>
              <dc:date>2021-09-03T09:38:41</dc:date>
            </office:change-info>
            <text:list xml:id="list114108605041690" text:continue-numbering="true" text:style-name="L2">
              <text:list-item>
                <text:list>
                  <text:list-item>
                    <text:list>
                      <text:list-item>
                        <text:p text:style-name="P85"><text:span text:style-name="T83">it: </text:span>Italian</text:p>
                      </text:list-item>
                    </text:list>
                  </text:list-item>
                </text:list>
              </text:list-item>
            </text:list>
            <table:table table:name="Table19" table:style-name="Table19">
              <table:table-column table:style-name="Table19.A"/>
              <table:table-column table:style-name="Table19.B"/>
              <table:table-header-rows>
                <table:table-row table:style-name="TableLine2294577370912">
                  <table:table-cell table:style-name="Table19.A1" office:value-type="string">
                    <text:p text:style-name="Table_20_Contents"/>
                  </table:table-cell>
                  <table:table-cell table:style-name="Table19.B1" office:value-type="string">
                    <text:p text:style-name="Table_20_Contents">&amp;ae&lt;&lt;æ&lt;&lt;&lt;Æ</text:p>
                  </table:table-cell>
                </table:table-row>
              </table:table-header-rows>
            </table:table>
            <text:list xml:id="list114108660543443" text:continue-numbering="true" text:style-name="L2">
              <text:list-item>
                <text:list>
                  <text:list-item>
                    <text:list>
                      <text:list-item>
                        <text:p text:style-name="P85"/>
                      </text:list-item>
                    </text:list>
                  </text:list-item>
                </text:list>
              </text:list-item>
            </text:list>
          </text:deletion>
        </text:changed-region>
        <text:changed-region xml:id="ct2293704710448" text:id="ct2293704710448">
          <text:deletion>
            <office:change-info>
              <dc:creator>Unknown Author</dc:creator>
              <dc:date>2021-09-15T16:57:41</dc:date>
            </office:change-info>
            <text:list xml:id="list114108672261501" text:continue-numbering="true" text:style-name="L2">
              <text:list-item>
                <text:list>
                  <text:list-item>
                    <text:list>
                      <text:list-item>
                        <text:p text:style-name="P85"><text:span text:style-name="T83">kk: </text:span>Kazakh</text:p>
                      </text:list-item>
                    </text:list>
                  </text:list-item>
                </text:list>
              </text:list-item>
            </text:list>
            <table:table table:name="Table20" table:style-name="Table20">
              <table:table-column table:style-name="Table20.A"/>
              <table:table-column table:style-name="Table20.B"/>
              <table:table-header-rows>
                <table:table-row table:style-name="TableLine2294577369280">
                  <table:table-cell table:style-name="Table20.A1" office:value-type="string">
                    <text:p text:style-name="Table_20_Contents"/>
                  </table:table-cell>
                  <table:table-cell table:style-name="Table20.B1" office:value-type="string">
                    <text:p text:style-name="Table_20_Contents">[normalization on ][suppressContractions [Ѐ-џ] ] &amp;[before 1]ү&lt;ұ&lt;&lt;&lt;Ұ</text:p>
                  </table:table-cell>
                </table:table-row>
              </table:table-header-rows>
            </table:table>
            <text:list xml:id="list114107977512717" text:continue-numbering="true" text:style-name="L2">
              <text:list-item>
                <text:list>
                  <text:list-item>
                    <text:list>
                      <text:list-item>
                        <text:p text:style-name="P85"/>
                      </text:list-item>
                    </text:list>
                  </text:list-item>
                </text:list>
              </text:list-item>
            </text:list>
          </text:deletion>
        </text:changed-region>
        <text:changed-region xml:id="ct2293704715008" text:id="ct2293704715008">
          <text:deletion>
            <office:change-info>
              <dc:creator>Unknown Author</dc:creator>
              <dc:date>2021-09-03T09:38:47</dc:date>
            </office:change-info>
            <text:list xml:id="list114108087303363" text:continue-numbering="true" text:style-name="L2">
              <text:list-item>
                <text:list>
                  <text:list-item>
                    <text:list>
                      <text:list-item>
                        <text:p text:style-name="P85"><text:span text:style-name="T83">kl: </text:span>Kalaallisut</text:p>
                      </text:list-item>
                    </text:list>
                  </text:list-item>
                </text:list>
              </text:list-item>
            </text:list>
            <table:table table:name="Table21" table:style-name="Table21">
              <table:table-column table:style-name="Table21.A"/>
              <table:table-column table:style-name="Table21.B"/>
              <table:table-header-rows>
                <table:table-row table:style-name="TableLine2294577376624">
                  <table:table-cell table:style-name="Table21.A1" office:value-type="string">
                    <text:p text:style-name="Table_20_Contents"/>
                  </table:table-cell>
                  <table:table-cell table:style-name="Table21.B1" office:value-type="string">
                    <text:p text:style-name="Table_20_Contents">&amp;D&lt;&lt;đ&lt;&lt;&lt;Đ&lt;&lt;ð&lt;&lt;&lt;Ð &amp;Q&lt;&lt;ĸ&lt;&lt;&lt;K''&amp;t&lt;&lt;&lt;þ/h &amp;T&lt;&lt;&lt;Þ/H &amp;Y&lt;&lt;ü&lt;&lt;&lt;Ü&lt;&lt;ű&lt;&lt;&lt;Ű &amp;[before 1]ʒ&lt;æ&lt;&lt;&lt;Æ&lt;&lt;ä&lt;&lt;&lt;Ä&lt;&lt;ę&lt;&lt;&lt;Ę&lt;ø&lt;&lt;&lt;Ø<text:line-break/>&lt;&lt;ö&lt;&lt;&lt;Ö&lt;&lt;ő&lt;&lt;&lt;Ő&lt;&lt;œ&lt;&lt;&lt;Œ&lt;å&lt;&lt;&lt;Å</text:p>
                  </table:table-cell>
                </table:table-row>
              </table:table-header-rows>
            </table:table>
            <text:list xml:id="list114109299795435" text:continue-numbering="true" text:style-name="L2">
              <text:list-item>
                <text:list>
                  <text:list-item>
                    <text:list>
                      <text:list-item>
                        <text:p text:style-name="P85"/>
                      </text:list-item>
                    </text:list>
                  </text:list-item>
                </text:list>
              </text:list-item>
            </text:list>
          </text:deletion>
        </text:changed-region>
        <text:changed-region xml:id="ct2293704714048" text:id="ct2293704714048">
          <text:deletion>
            <office:change-info>
              <dc:creator>Unknown Author</dc:creator>
              <dc:date>2021-09-15T16:57:41</dc:date>
            </office:change-info>
            <text:list xml:id="list114107565681208" text:continue-numbering="true" text:style-name="L2">
              <text:list-item>
                <text:list>
                  <text:list-item>
                    <text:list>
                      <text:list-item>
                        <text:p text:style-name="P85"><text:span text:style-name="T84">lt: </text:span>Lithunian</text:p>
                      </text:list-item>
                      <text:list-item>
                        <text:p text:style-name="P85"/>
                      </text:list-item>
                    </text:list>
                  </text:list-item>
                </text:list>
              </text:list-item>
            </text:list>
          </text:deletion>
        </text:changed-region>
        <text:changed-region xml:id="ct2293704717168" text:id="ct2293704717168">
          <text:deletion>
            <office:change-info>
              <dc:creator>Unknown Author</dc:creator>
              <dc:date>2021-09-03T09:38:56</dc:date>
            </office:change-info>
            <text:list xml:id="list114107967449676" text:continue-numbering="true" text:style-name="L2">
              <text:list-item>
                <text:list>
                  <text:list-item>
                    <text:list>
                      <text:list-item>
                        <text:p text:style-name="P85"><text:span text:style-name="T84">ml: </text:span>Malayalam</text:p>
                      </text:list-item>
                    </text:list>
                  </text:list-item>
                </text:list>
              </text:list-item>
            </text:list>
            <table:table table:name="Table24" table:style-name="Table24">
              <table:table-column table:style-name="Table24.A"/>
              <table:table-column table:style-name="Table24.B"/>
              <table:table-header-rows>
                <table:table-row table:style-name="TableLine2294577366560">
                  <table:table-cell table:style-name="Table24.A1" office:value-type="string">
                    <text:p text:style-name="Table_20_Contents"/>
                  </table:table-cell>
                  <table:table-cell table:style-name="Table24.B1" office:value-type="string">
                    <text:p text:style-name="Table_20_Contents"><text:s/>[normalization on ]&amp;ല&lt;വ&amp;ഴ&lt;റ&amp;ഹ&lt;ഃ&lt;ം</text:p>
                  </table:table-cell>
                </table:table-row>
              </table:table-header-rows>
            </table:table>
            <text:list xml:id="list114109553584008" text:continue-numbering="true" text:style-name="L2">
              <text:list-item>
                <text:list>
                  <text:list-item>
                    <text:list>
                      <text:list-item>
                        <text:p text:style-name="P85"/>
                      </text:list-item>
                    </text:list>
                  </text:list-item>
                </text:list>
              </text:list-item>
            </text:list>
          </text:deletion>
        </text:changed-region>
        <text:changed-region xml:id="ct2293704718848" text:id="ct2293704718848">
          <text:deletion>
            <office:change-info>
              <dc:creator>Unknown Author</dc:creator>
              <dc:date>2021-09-03T11:39:57</dc:date>
            </office:change-info>
            <text:p text:style-name="Table_20_Contents">[caseFirst upper ] &amp;[before 1]d&lt;Ċ&lt;&lt;&lt;ċ &amp;[before 1]g&lt;Ġ&lt;&lt;&lt;ġ <text:line-break/>&amp;[before 1]h&lt;GĦ&lt;&lt;&lt;Għ&lt;&lt;&lt;gĦ&lt;&lt;&lt;għ &amp;[before 1]i&lt;Ħ&lt;&lt;&lt;ħ <text:line-break/>&amp;[before 1]z&lt;Ż&lt;&lt;&lt;ż</text:p>
          </text:deletion>
        </text:changed-region>
        <text:changed-region xml:id="ct2293704719088" text:id="ct2293704719088">
          <text:insertion>
            <office:change-info>
              <dc:creator>Unknown Author</dc:creator>
              <dc:date>2021-09-03T11:40:00</dc:date>
            </office:change-info>
          </text:insertion>
        </text:changed-region>
        <text:changed-region xml:id="ct2293704715248" text:id="ct2293704715248">
          <text:deletion>
            <office:change-info>
              <dc:creator>Unknown Author</dc:creator>
              <dc:date>2021-09-03T09:39:22</dc:date>
            </office:change-info>
            <text:list xml:id="list114109234382839" text:continue-numbering="true" text:style-name="L2">
              <text:list-item>
                <text:list>
                  <text:list-item>
                    <text:list>
                      <text:list-item>
                        <text:p text:style-name="P85"><text:span text:style-name="T84">om: </text:span>Oromo</text:p>
                      </text:list-item>
                    </text:list>
                  </text:list-item>
                </text:list>
              </text:list-item>
            </text:list>
            <table:table table:name="Table28" table:style-name="Table28">
              <table:table-column table:style-name="Table28.A"/>
              <table:table-column table:style-name="Table28.B"/>
              <table:table-header-rows>
                <table:table-row table:style-name="TableLine2294577381792">
                  <table:table-cell table:style-name="Table28.A1" office:value-type="string">
                    <text:p text:style-name="Table_20_Contents"/>
                  </table:table-cell>
                  <table:table-cell table:style-name="Table28.B1" office:value-type="string">
                    <text:p text:style-name="Table_20_Contents">&amp;Z&lt;ch&lt;&lt;&lt;Ch&lt;&lt;&lt;CH&lt;dh&lt;&lt;&lt;Dh&lt;&lt;&lt;DH&lt;kh&lt;&lt;&lt;Kh&lt;&lt;&lt;KH&lt;ny&lt;&lt;&lt;Ny&lt;&lt;&lt;NY&lt;ph&lt;&lt;&lt;Ph&lt;&lt;&lt;PH&lt;sh&lt;&lt;&lt;Sh</text:p>
                  </table:table-cell>
                </table:table-row>
              </table:table-header-rows>
            </table:table>
            <text:list xml:id="list114109496254199" text:continue-numbering="true" text:style-name="L2">
              <text:list-item>
                <text:list>
                  <text:list-item>
                    <text:list>
                      <text:list-item>
                        <text:p text:style-name="P85"><text:bookmark-start text:name="__RefHeading___Toc3390_315585383411111111111111111111111111111111111111111111111111111111111111111111111111111111111111111111111111111"/><text:span text:style-name="T86">pl: </text:span>Polish<text:bookmark-end text:name="__RefHeading___Toc3390_315585383411111111111111111111111111111111111111111111111111111111111111111111111111111111111111111111111111111"/></text:p>
                      </text:list-item>
                    </text:list>
                  </text:list-item>
                </text:list>
              </text:list-item>
            </text:list>
            <table:table table:name="Table30" table:style-name="Table30">
              <table:table-column table:style-name="Table30.A"/>
              <table:table-column table:style-name="Table30.B"/>
              <table:table-header-rows>
                <table:table-row table:style-name="TableLine2294577377712">
                  <table:table-cell table:style-name="Table30.A1" office:value-type="string">
                    <text:p text:style-name="Table_20_Contents"/>
                  </table:table-cell>
                  <table:table-cell table:style-name="Table30.B1" office:value-type="string">
                    <text:p text:style-name="Table_20_Contents">&amp;A&lt;ą&lt;&lt;&lt;Ą &amp;C&lt;ć&lt;&lt;&lt;Ć &amp;E&lt;ę&lt;&lt;&lt;Ę &amp;L&lt;ł&lt;&lt;&lt;Ł &amp;N&lt;ń&lt;&lt;&lt;Ń &amp;O&lt;ó&lt;&lt;&lt;Ó &amp;S&lt;ś&lt;&lt;&lt;Ś &amp;Z&lt;ź&lt;&lt;&lt;Ź&lt;ż&lt;&lt;&lt;Ż</text:p>
                  </table:table-cell>
                </table:table-row>
              </table:table-header-rows>
            </table:table>
            <text:list xml:id="list114107835335044" text:continue-numbering="true" text:style-name="L2">
              <text:list-item>
                <text:list>
                  <text:list-item>
                    <text:list>
                      <text:list-item>
                        <text:p text:style-name="P85"><text:bookmark-start text:name="__RefHeading___Toc3392_315585383411111111111111111111111111111111111111111111111111111111111111111111111111111111111111111111111111111"/><text:span text:style-name="T86">ro: </text:span>Romanian<text:bookmark-end text:name="__RefHeading___Toc3392_315585383411111111111111111111111111111111111111111111111111111111111111111111111111111111111111111111111111111"/></text:p>
                      </text:list-item>
                    </text:list>
                  </text:list-item>
                </text:list>
              </text:list-item>
            </text:list>
            <table:table table:name="Table31" table:style-name="Table31">
              <table:table-column table:style-name="Table31.A"/>
              <table:table-column table:style-name="Table31.B"/>
              <table:table-header-rows>
                <table:table-row table:style-name="TableLine2294577380704">
                  <table:table-cell table:style-name="Table31.A1" office:value-type="string">
                    <text:p text:style-name="Table_20_Contents"/>
                  </table:table-cell>
                  <table:table-cell table:style-name="Table31.B1" office:value-type="string">
                    <text:p text:style-name="Table_20_Contents">&amp;A&lt;ă&lt;&lt;&lt;Ă&lt;â&lt;&lt;&lt;Â&amp;I&lt;î&lt;&lt;&lt;Î&amp;S&lt;ş=ș&lt;&lt;&lt;Ş=Ș<text:line-break/>&amp;T&lt;ţ=ț&lt;&lt;&lt;Ţ=Ț</text:p>
                  </table:table-cell>
                </table:table-row>
              </table:table-header-rows>
            </table:table>
            <text:list xml:id="list114108418649938" text:continue-numbering="true" text:style-name="L2">
              <text:list-item>
                <text:list>
                  <text:list-item>
                    <text:list>
                      <text:list-item>
                        <text:p text:style-name="P85"><text:bookmark-start text:name="__RefHeading___Toc3394_315585383411111111111111111111111111111111111111111111111111111111111111111111111111111111111111111111111111111"/><text:span text:style-name="T86">sk: </text:span>Slovak<text:bookmark-end text:name="__RefHeading___Toc3394_315585383411111111111111111111111111111111111111111111111111111111111111111111111111111111111111111111111111111"/></text:p>
                      </text:list-item>
                    </text:list>
                  </text:list-item>
                </text:list>
              </text:list-item>
            </text:list>
            <table:table table:name="Table32" table:style-name="Table32">
              <table:table-column table:style-name="Table32.A"/>
              <table:table-column table:style-name="Table32.B"/>
              <table:table-header-rows>
                <table:table-row table:style-name="TableLine2294577372272">
                  <table:table-cell table:style-name="Table32.A1" office:value-type="string">
                    <text:p text:style-name="Table_20_Contents"/>
                  </table:table-cell>
                  <table:table-cell table:style-name="Table32.B1" office:value-type="string">
                    <text:p text:style-name="Table_20_Contents">&amp;A&lt;ä&lt;&lt;&lt;Ä &amp;C&lt;č&lt;&lt;&lt;Č &amp;D&lt;đ&lt;&lt;&lt;Đ &amp;H&lt;ch&lt;&lt;&lt;Ch&lt;&lt;&lt;CH &amp;L&lt;ł&lt;&lt;&lt;Ł &amp;O&lt;ô&lt;&lt;&lt;Ô &amp;R&lt;ř&lt;&lt;&lt;Ř &amp;S&lt;š&lt;&lt;&lt;Š &amp;Z&lt;ž&lt;&lt;&lt;Ž&lt;ż&lt;&lt;&lt;Ż</text:p>
                  </table:table-cell>
                </table:table-row>
              </table:table-header-rows>
            </table:table>
            <text:list xml:id="list114107854791382" text:continue-numbering="true" text:style-name="L2">
              <text:list-item>
                <text:list>
                  <text:list-item>
                    <text:list>
                      <text:list-item>
                        <text:p text:style-name="P85"><text:bookmark-start text:name="__RefHeading___Toc3396_315585383411111111111111111111111111111111111111111111111111111111111111111111111111111111111111111111111111111"/><text:span text:style-name="T86">sl: </text:span>Slovenian<text:bookmark-end text:name="__RefHeading___Toc3396_315585383411111111111111111111111111111111111111111111111111111111111111111111111111111111111111111111111111111"/></text:p>
                      </text:list-item>
                    </text:list>
                  </text:list-item>
                </text:list>
              </text:list-item>
            </text:list>
            <table:table table:name="Table33" table:style-name="Table33">
              <table:table-column table:style-name="Table33.A"/>
              <table:table-column table:style-name="Table33.B"/>
              <table:table-header-rows>
                <table:table-row table:style-name="TableLine2294577366288">
                  <table:table-cell table:style-name="Table33.A1" office:value-type="string">
                    <text:p text:style-name="Table_20_Contents"/>
                  </table:table-cell>
                  <table:table-cell table:style-name="Table33.B1" office:value-type="string">
                    <text:p text:style-name="Table_20_Contents">&amp;C&lt;č&lt;&lt;&lt;Č&lt;ć&lt;&lt;&lt;Ć&amp;S&lt;š&lt;&lt;&lt;Š&amp;Z&lt;ž&lt;&lt;&lt;Ž</text:p>
                  </table:table-cell>
                </table:table-row>
              </table:table-header-rows>
            </table:table>
            <text:list xml:id="list114108380728039" text:continue-numbering="true" text:style-name="L2">
              <text:list-item>
                <text:list>
                  <text:list-item>
                    <text:list>
                      <text:list-item>
                        <text:p text:style-name="P85"/>
                      </text:list-item>
                    </text:list>
                  </text:list-item>
                </text:list>
              </text:list-item>
            </text:list>
          </text:deletion>
        </text:changed-region>
        <text:changed-region xml:id="ct2293704720048" text:id="ct2293704720048">
          <text:deletion>
            <office:change-info>
              <dc:creator>Unknown Author</dc:creator>
              <dc:date>2021-09-03T13:18:17</dc:date>
            </office:change-info>
            <text:list xml:id="list114108382316668" text:continue-numbering="true" text:style-name="L2">
              <text:list-item>
                <text:list>
                  <text:list-item>
                    <text:list>
                      <text:list-item>
                        <text:p text:style-name="P85"><text:span text:style-name="T84">nn: </text:span>Norwegian Nynorsk</text:p>
                      </text:list-item>
                    </text:list>
                  </text:list-item>
                </text:list>
              </text:list-item>
            </text:list>
            <table:table table:name="Table27" table:style-name="Table27">
              <table:table-column table:style-name="Table27.A"/>
              <table:table-column table:style-name="Table27.B"/>
              <table:table-header-rows>
                <table:table-row table:style-name="TableLine2294577367920">
                  <table:table-cell table:style-name="Table27.A1" office:value-type="string">
                    <text:p text:style-name="Table_20_Contents"/>
                  </table:table-cell>
                  <table:table-cell table:style-name="Table27.B1" office:value-type="string">
                    <text:p text:style-name="Table_20_Contents">&amp;D&lt;&lt;đ&lt;&lt;&lt;Đ&lt;&lt;ð&lt;&lt;&lt;Ð &amp;t&lt;&lt;&lt;þ/h &amp;T&lt;&lt;&lt;Þ/H &amp;Y&lt;&lt;ü&lt;&lt;&lt;Ü&lt;&lt;ű&lt;&lt;&lt;Ű &amp;[before 1]ʒ&lt;æ&lt;&lt;&lt;Æ&lt;&lt;ä&lt;&lt;&lt;Ä&lt;&lt;ę&lt;&lt;&lt;Ę&lt;ø&lt;&lt;&lt;Ø&lt;&lt;ö&lt;&lt;&lt;Ö&lt;&lt;ő&lt;&lt;&lt;Ő<text:line-break/>&lt;&lt;œ&lt;&lt;&lt;Œ&lt;å&lt;&lt;&lt;Å</text:p>
                  </table:table-cell>
                </table:table-row>
              </table:table-header-rows>
            </table:table>
            <text:list xml:id="list114107747070862" text:continue-numbering="true" text:style-name="L2">
              <text:list-item>
                <text:list>
                  <text:list-item>
                    <text:list>
                      <text:list-item>
                        <text:p text:style-name="P85"/>
                      </text:list-item>
                    </text:list>
                  </text:list-item>
                </text:list>
              </text:list-item>
            </text:list>
          </text:deletion>
        </text:changed-region>
        <text:changed-region xml:id="ct2293704719808" text:id="ct2293704719808">
          <text:deletion>
            <office:change-info>
              <dc:creator>Unknown Author</dc:creator>
              <dc:date>2021-09-03T09:39:08</dc:date>
            </office:change-info>
            <text:list xml:id="list114109022857196" text:continue-numbering="true" text:style-name="L2">
              <text:list-item>
                <text:list>
                  <text:list-item>
                    <text:list>
                      <text:list-item>
                        <text:p text:style-name="P85"><text:span text:style-name="T84">nb: </text:span>Norwegian Bokmål</text:p>
                      </text:list-item>
                    </text:list>
                  </text:list-item>
                </text:list>
              </text:list-item>
            </text:list>
            <table:table table:name="Table26" table:style-name="Table26">
              <table:table-column table:style-name="Table26.A"/>
              <table:table-column table:style-name="Table26.B"/>
              <table:table-header-rows>
                <table:table-row table:style-name="TableLine2294577378256">
                  <table:table-cell table:style-name="Table26.A1" office:value-type="string">
                    <text:p text:style-name="Table_20_Contents"/>
                  </table:table-cell>
                  <table:table-cell table:style-name="Table26.B1" office:value-type="string">
                    <text:p text:style-name="Table_20_Contents">&amp;D&lt;&lt;đ&lt;&lt;&lt;Đ&lt;&lt;ð&lt;&lt;&lt;Ð &amp;t&lt;&lt;&lt;þ/h &amp;T&lt;&lt;&lt;Þ/H &amp;Y&lt;&lt;ü&lt;&lt;&lt;Ü&lt;&lt;ű&lt;&lt;&lt;Ű &amp;[before 1]ʒ&lt;æ&lt;&lt;&lt;Æ&lt;&lt;ä&lt;&lt;&lt;Ä&lt;&lt;ę&lt;&lt;&lt;Ę&lt;ø&lt;&lt;&lt;Ø&lt;&lt;ö&lt;&lt;&lt;Ö&lt;&lt;ő&lt;&lt;&lt;Ő<text:line-break/>&lt;&lt;œ&lt;&lt;&lt;Œ&lt;å&lt;&lt;&lt;Å</text:p>
                  </table:table-cell>
                </table:table-row>
              </table:table-header-rows>
            </table:table>
            <text:list xml:id="list114108132310328" text:continue-numbering="true" text:style-name="L2">
              <text:list-item>
                <text:list>
                  <text:list-item>
                    <text:list>
                      <text:list-item>
                        <text:p text:style-name="P85"/>
                      </text:list-item>
                    </text:list>
                  </text:list-item>
                </text:list>
              </text:list-item>
            </text:list>
          </text:deletion>
        </text:changed-region>
        <text:changed-region xml:id="ct2293704719568" text:id="ct2293704719568">
          <text:deletion>
            <office:change-info>
              <dc:creator>Unknown Author</dc:creator>
              <dc:date>2021-09-15T16:59:25</dc:date>
            </office:change-info>
            <text:list xml:id="list114107906111199" text:continue-numbering="true" text:style-name="L2">
              <text:list-item>
                <text:list>
                  <text:list-item>
                    <text:list>
                      <text:list-item>
                        <text:p text:style-name="P85"><text:span text:style-name="T86">sq: </text:span>Albanian</text:p>
                      </text:list-item>
                      <text:list-item>
                        <text:p text:style-name="P85"/>
                      </text:list-item>
                    </text:list>
                  </text:list-item>
                </text:list>
              </text:list-item>
            </text:list>
          </text:deletion>
        </text:changed-region>
        <text:changed-region xml:id="ct2293704719328" text:id="ct2293704719328">
          <text:deletion>
            <office:change-info>
              <dc:creator>Unknown Author</dc:creator>
              <dc:date>2021-09-03T09:39:41</dc:date>
            </office:change-info>
            <text:list xml:id="list114108029822109" text:continue-numbering="true" text:style-name="L2">
              <text:list-item>
                <text:list>
                  <text:list-item>
                    <text:list>
                      <text:list-item>
                        <text:p text:style-name="P85"><text:span text:style-name="T86">sv: </text:span>Swedish</text:p>
                      </text:list-item>
                    </text:list>
                  </text:list-item>
                </text:list>
              </text:list-item>
            </text:list>
            <table:table table:name="Table35" table:style-name="Table35">
              <table:table-column table:style-name="Table35.A"/>
              <table:table-column table:style-name="Table35.B"/>
              <table:table-header-rows>
                <table:table-row table:style-name="TableLine2294577370368">
                  <table:table-cell table:style-name="Table35.A1" office:value-type="string">
                    <text:p text:style-name="Table_20_Contents"/>
                  </table:table-cell>
                  <table:table-cell table:style-name="Table35.B1" office:value-type="string">
                    <text:p text:style-name="Table_20_Contents">&amp;D&lt;&lt;đ&lt;&lt;&lt;Đ&lt;&lt;ð&lt;&lt;&lt;Ð &amp;t&lt;&lt;&lt;þ/h &amp;T&lt;&lt;&lt;Þ/H &amp;v&lt;&lt;&lt;w &amp;V&lt;&lt;&lt;W &amp;Y&lt;&lt;ü&lt;&lt;&lt;Ü&lt;&lt;ű&lt;&lt;&lt;Ű <text:line-break/>&amp;[before 1]ʒ&lt;å&lt;&lt;&lt;Å&lt;ä&lt;&lt;&lt;Ä&lt;&lt;æ&lt;&lt;&lt;Æ&lt;&lt;ę&lt;&lt;&lt;Ę&lt;ö&lt;&lt;&lt;Ö&lt;&lt;ø&lt;&lt;&lt;Ø<text:line-break/>&lt;&lt;ő&lt;&lt;&lt;Ő&lt;&lt;œ&lt;&lt;&lt;Œ&lt;&lt;ô&lt;&lt;&lt;Ô</text:p>
                  </table:table-cell>
                </table:table-row>
              </table:table-header-rows>
            </table:table>
            <text:list xml:id="list114108089223187" text:continue-numbering="true" text:style-name="L2">
              <text:list-item>
                <text:list>
                  <text:list-item>
                    <text:list>
                      <text:list-item>
                        <text:p text:style-name="P85"><text:bookmark-start text:name="__RefHeading___Toc3402_315585383411111111111111111111111111111111111111111111111111111111111111111111111111111111111111111111111111111"/><text:span text:style-name="T87">te: </text:span>Telugu<text:bookmark-end text:name="__RefHeading___Toc3402_315585383411111111111111111111111111111111111111111111111111111111111111111111111111111111111111111111111111111"/></text:p>
                      </text:list-item>
                    </text:list>
                  </text:list-item>
                </text:list>
              </text:list-item>
            </text:list>
            <table:table table:name="Table36" table:style-name="Table36">
              <table:table-column table:style-name="Table36.A"/>
              <table:table-column table:style-name="Table36.B"/>
              <table:table-header-rows>
                <table:table-row table:style-name="TableLine2294577372816">
                  <table:table-cell table:style-name="Table36.A1" office:value-type="string">
                    <text:p text:style-name="Table_20_Contents"/>
                  </table:table-cell>
                  <table:table-cell table:style-name="Table36.B1" office:value-type="string">
                    <text:p text:style-name="Table_20_Contents">[normalization on ]&amp;హ&lt;ఁ&lt;ం&lt;ః&lt;్</text:p>
                  </table:table-cell>
                </table:table-row>
              </table:table-header-rows>
            </table:table>
            <text:list xml:id="list114109358851578" text:continue-numbering="true" text:style-name="L2">
              <text:list-item>
                <text:list>
                  <text:list-item>
                    <text:list>
                      <text:list-item>
                        <text:p text:style-name="P85"/>
                      </text:list-item>
                    </text:list>
                  </text:list-item>
                </text:list>
              </text:list-item>
            </text:list>
          </text:deletion>
        </text:changed-region>
        <text:changed-region xml:id="ct2293704712368" text:id="ct2293704712368">
          <text:deletion>
            <office:change-info>
              <dc:creator>Unknown Author</dc:creator>
              <dc:date>2021-09-15T16:44:09</dc:date>
            </office:change-info>
            <text:list xml:id="list114108050684019" text:continue-numbering="true" text:style-name="L2">
              <text:list-item>
                <text:list>
                  <text:list-item>
                    <text:list>
                      <text:list-item>
                        <text:p text:style-name="P85"><text:span text:style-name="T87">th: </text:span>Thai</text:p>
                      </text:list-item>
                    </text:list>
                  </text:list-item>
                </text:list>
              </text:list-item>
            </text:list>
            <table:table table:name="Table37" table:style-name="Table37">
              <table:table-column table:style-name="Table37.A"/>
              <table:table-column table:style-name="Table37.B"/>
              <table:table-header-rows>
                <table:table-row table:style-name="TableLine2294577374992">
                  <table:table-cell table:style-name="Table37.A1" office:value-type="string">
                    <text:p text:style-name="Table_20_Contents"/>
                  </table:table-cell>
                  <table:table-cell table:style-name="Table37.B1" office:value-type="string">
                    <text:p text:style-name="Table_20_Contents">[normalization on ] &amp;ฤ&lt;ฤๅ <text:s/>&amp;ฦ&lt;ฦๅ <text:s/>&amp;ไ&lt;ๅ <text:s/>&amp;[before 2]็&lt;&lt;๎ <text:s/>&amp;๋&lt;&lt;์&lt;&lt;ํ <text:line-break/>&amp;[last secondary ignorable ]&lt;&lt;&lt;' '&lt;&lt;&lt;'-'&lt;&lt;&lt;'.'&lt;&lt;&lt;'...'&lt;&lt;&lt;ฯ&lt;&lt;&lt;ๆ&lt;&lt;&lt;๏&lt;&lt;&lt;๚&lt;&lt;&lt;๛</text:p>
                  </table:table-cell>
                </table:table-row>
              </table:table-header-rows>
            </table:table>
            <text:list xml:id="list114108071039977" text:continue-numbering="true" text:style-name="L2">
              <text:list-item>
                <text:list>
                  <text:list-item>
                    <text:list>
                      <text:list-item>
                        <text:p text:style-name="P85"/>
                      </text:list-item>
                    </text:list>
                  </text:list-item>
                </text:list>
              </text:list-item>
            </text:list>
          </text:deletion>
        </text:changed-region>
        <text:changed-region xml:id="ct2293704712128" text:id="ct2293704712128">
          <text:deletion>
            <office:change-info>
              <dc:creator>Unknown Author</dc:creator>
              <dc:date>2021-09-03T09:40:04</dc:date>
            </office:change-info>
            <text:list xml:id="list114109590707750" text:continue-numbering="true" text:style-name="L2">
              <text:list-item>
                <text:list>
                  <text:list-item>
                    <text:list>
                      <text:list-item>
                        <text:p text:style-name="P85"><text:span text:style-name="T87">tr: </text:span>Turkish</text:p>
                      </text:list-item>
                    </text:list>
                  </text:list-item>
                </text:list>
              </text:list-item>
            </text:list>
            <table:table table:name="Table38" table:style-name="Table38">
              <table:table-column table:style-name="Table38.A"/>
              <table:table-column table:style-name="Table38.B"/>
              <table:table-header-rows>
                <table:table-row table:style-name="TableLine2294577394848">
                  <table:table-cell table:style-name="Table38.A1" office:value-type="string">
                    <text:p text:style-name="Table_20_Contents"/>
                  </table:table-cell>
                  <table:table-cell table:style-name="Table38.B1" office:value-type="string">
                    <text:p text:style-name="Table_20_Contents">&amp;C&lt;ç&lt;&lt;&lt;Ç&amp;G&lt;ğ&lt;&lt;&lt;Ğ<text:line-break/>&amp;[before 1]i&lt;ı&lt;&lt;&lt;I&amp;i&lt;&lt;&lt;İ&amp;O&lt;ö&lt;&lt;&lt;Ö&amp;S&lt;ş&lt;&lt;&lt;Ş&amp;U&lt;ü&lt;&lt;&lt;Ü</text:p>
                  </table:table-cell>
                </table:table-row>
              </table:table-header-rows>
            </table:table>
            <text:list xml:id="list114108193575810" text:continue-numbering="true" text:style-name="L2">
              <text:list-item>
                <text:list>
                  <text:list-item>
                    <text:list>
                      <text:list-item>
                        <text:p text:style-name="P85"><text:bookmark-start text:name="__RefHeading___Toc3408_315585383411111111111111111111111111111111111111111111111111111111111111111111111111111111111111111111111111111"/><text:span text:style-name="T87">uk: </text:span>Ukranian<text:bookmark-end text:name="__RefHeading___Toc3408_315585383411111111111111111111111111111111111111111111111111111111111111111111111111111111111111111111111111111"/></text:p>
                      </text:list-item>
                    </text:list>
                  </text:list-item>
                </text:list>
              </text:list-item>
            </text:list>
            <table:table table:name="Table39" table:style-name="Table39">
              <table:table-column table:style-name="Table39.A"/>
              <table:table-column table:style-name="Table39.B"/>
              <table:table-header-rows>
                <table:table-row table:style-name="TableLine2294577399200">
                  <table:table-cell table:style-name="Table39.A1" office:value-type="string">
                    <text:p text:style-name="Table_20_Contents"/>
                  </table:table-cell>
                  <table:table-cell table:style-name="Table39.B1" office:value-type="string">
                    <text:p text:style-name="Table_20_Contents">&amp;Г&lt;ґ&lt;&lt;&lt;Ґ</text:p>
                  </table:table-cell>
                </table:table-row>
              </table:table-header-rows>
            </table:table>
            <text:list xml:id="list114107872183118" text:continue-numbering="true" text:style-name="L2">
              <text:list-item>
                <text:list>
                  <text:list-item>
                    <text:list>
                      <text:list-item>
                        <text:p text:style-name="P85"/>
                      </text:list-item>
                    </text:list>
                  </text:list-item>
                </text:list>
              </text:list-item>
            </text:list>
          </text:deletion>
        </text:changed-region>
        <text:changed-region xml:id="ct2293704711648" text:id="ct2293704711648">
          <text:deletion>
            <office:change-info>
              <dc:creator>Unknown Author</dc:creator>
              <dc:date>2021-09-15T16:59:33</dc:date>
            </office:change-info>
            <text:list xml:id="list114109515917971" text:continue-numbering="true" text:style-name="L2">
              <text:list-item>
                <text:list>
                  <text:list-item>
                    <text:list>
                      <text:list-item>
                        <text:p text:style-name="P85"><text:span text:style-name="T87">vi: </text:span>Vietnamese</text:p>
                      </text:list-item>
                    </text:list>
                  </text:list-item>
                </text:list>
              </text:list-item>
            </text:list>
            <table:table table:name="Table40" table:style-name="Table40">
              <table:table-column table:style-name="Table40.A"/>
              <table:table-column table:style-name="Table40.B"/>
              <table:table-header-rows>
                <table:table-row table:style-name="TableLine2294577388048">
                  <table:table-cell table:style-name="Table40.A1" office:value-type="string">
                    <text:p text:style-name="P117"/>
                  </table:table-cell>
                  <table:table-cell table:style-name="Table40.B1" office:value-type="string">
                    <text:p text:style-name="Table_20_Contents">[normalization on ]&amp;̀&lt;&lt;̉&lt;&lt;̃&lt;&lt;́&lt;&lt;̣ &amp;a&lt;ă&lt;&lt;&lt;Ă&lt;â&lt;&lt;&lt;Â &amp;d&lt;đ&lt;&lt;&lt;Đ &amp;e&lt;ê&lt;&lt;&lt;Ê &amp;o&lt;ô&lt;&lt;&lt;Ô&lt;ơ&lt;&lt;&lt;Ơ &amp;u&lt;ư&lt;&lt;&lt;Ư</text:p>
                  </table:table-cell>
                </table:table-row>
              </table:table-header-rows>
            </table:table>
            <text:list xml:id="list114108913543449" text:continue-numbering="true" text:style-name="L2">
              <text:list-item>
                <text:list>
                  <text:list-item>
                    <text:list>
                      <text:list-item>
                        <text:p text:style-name="P85"/>
                      </text:list-item>
                    </text:list>
                  </text:list-item>
                </text:list>
              </text:list-item>
            </text:list>
          </text:deletion>
        </text:changed-region>
        <text:changed-region xml:id="ct2293711464032" text:id="ct2293711464032">
          <text:insertion>
            <office:change-info>
              <dc:creator>Unknown Author</dc:creator>
              <dc:date>2021-09-23T11:39:36</dc:date>
            </office:change-info>
          </text:insertion>
        </text:changed-region>
        <text:changed-region xml:id="ct2293711482512" text:id="ct2293711482512">
          <text:insertion>
            <office:change-info>
              <dc:creator>Unknown Author</dc:creator>
              <dc:date>2021-09-23T11:40:30</dc:date>
            </office:change-info>
          </text:insertion>
        </text:changed-region>
        <text:changed-region xml:id="ct2293704721008" text:id="ct2293704721008">
          <text:insertion>
            <office:change-info>
              <dc:creator>Unknown Author</dc:creator>
              <dc:date>2021-09-03T14:07:39</dc:date>
            </office:change-info>
          </text:insertion>
        </text:changed-region>
        <text:changed-region xml:id="ct2293704720288" text:id="ct2293704720288">
          <text:insertion>
            <office:change-info>
              <dc:creator>Unknown Author</dc:creator>
              <dc:date>2021-09-03T14:07:24</dc:date>
            </office:change-info>
          </text:insertion>
        </text:changed-region>
        <text:changed-region xml:id="ct2293704722928" text:id="ct2293704722928">
          <text:deletion>
            <office:change-info>
              <dc:creator>Unknown Author</dc:creator>
              <dc:date>2021-09-03T14:07:24</dc:date>
            </office:change-info>
            <text:p text:style-name="Table_20_Contents">&amp;e&lt;&lt;ê̄&lt;&lt;&lt;Ê̄&lt;&lt;ế&lt;&lt;&lt;Ế&lt;&lt;ê̌&lt;&lt;&lt;Ê̌&lt;&lt;ề&lt;&lt;&lt;Ề</text:p>
          </text:deletion>
        </text:changed-region>
        <text:changed-region xml:id="ct2293704715488" text:id="ct2293704715488">
          <text:deletion>
            <office:change-info>
              <dc:creator>Unknown Author</dc:creator>
              <dc:date>2021-09-02T09:21:59</dc:date>
            </office:change-info>
            <text:p text:style-name="Biblio_20_Entry"><text:tab/></text:p>
          </text:deletion>
        </text:changed-region>
        <text:changed-region xml:id="ct2293704720528" text:id="ct2293704720528">
          <text:insertion>
            <office:change-info>
              <dc:creator>Unknown Author</dc:creator>
              <dc:date>2021-09-02T09:21:59</dc:date>
            </office:change-info>
          </text:insertion>
        </text:changed-region>
        <text:changed-region xml:id="ct2293704723408" text:id="ct2293704723408">
          <text:deletion>
            <office:change-info>
              <dc:creator>Unknown Author</dc:creator>
              <dc:date>2021-09-02T09:22:12</dc:date>
            </office:change-info>
            <text:p text:style-name="Biblio_20_Entry"><text:s/><text:tab/><text:tab/><text:tab/><text:tab/></text:p>
          </text:deletion>
        </text:changed-region>
        <text:changed-region xml:id="ct2293704721248" text:id="ct2293704721248">
          <text:insertion>
            <office:change-info>
              <dc:creator>Unknown Author</dc:creator>
              <dc:date>2021-09-02T09:22:12</dc:date>
            </office:change-info>
          </text:insertion>
        </text:changed-region>
        <text:changed-region xml:id="ct2293704720768" text:id="ct2293704720768">
          <text:deletion>
            <office:change-info>
              <dc:creator>Unknown Author</dc:creator>
              <dc:date>2021-09-02T09:22:24</dc:date>
            </office:change-info>
            <text:p text:style-name="P49"><text:tab/><text:tab/><text:tab/></text:p>
          </text:deletion>
        </text:changed-region>
        <text:changed-region xml:id="ct2293704721488" text:id="ct2293704721488">
          <text:deletion>
            <office:change-info>
              <dc:creator>Unknown Author</dc:creator>
              <dc:date>2021-09-02T09:25:53</dc:date>
            </office:change-info>
            <text:p text:style-name="P49"><text:s/></text:p>
          </text:deletion>
        </text:changed-region>
        <text:changed-region xml:id="ct2293704715728" text:id="ct2293704715728">
          <text:insertion>
            <office:change-info>
              <dc:creator>Unknown Author</dc:creator>
              <dc:date>2021-09-02T09:25:56</dc:date>
            </office:change-info>
          </text:insertion>
        </text:changed-region>
        <text:changed-region xml:id="ct2293704721728" text:id="ct2293704721728">
          <text:deletion>
            <office:change-info>
              <dc:creator>Unknown Author</dc:creator>
              <dc:date>2021-09-02T09:25:53</dc:date>
            </office:change-info>
            <text:p text:style-name="P49">Document</text:p>
          </text:deletion>
        </text:changed-region>
        <text:changed-region xml:id="ct2293704721968" text:id="ct2293704721968">
          <text:deletion>
            <office:change-info>
              <dc:creator>Unknown Author</dc:creator>
              <dc:date>2021-09-02T09:25:27</dc:date>
            </office:change-info>
            <text:p text:style-name="P49">http://dev.icu-project.org/cgi- bin/viewcvs.cgi/*checkout*/icuhtml/design/collation/ICU_collation_design.htm#Compression</text:p>
          </text:deletion>
        </text:changed-region>
        <text:changed-region xml:id="ct2293704723888" text:id="ct2293704723888">
          <text:insertion>
            <office:change-info>
              <dc:creator>Unknown Author</dc:creator>
              <dc:date>2021-09-02T09:25:27</dc:date>
            </office:change-info>
          </text:insertion>
        </text:changed-region>
        <text:changed-region xml:id="ct2293704724128" text:id="ct2293704724128">
          <text:deletion>
            <office:change-info>
              <dc:creator>Unknown Author</dc:creator>
              <dc:date>2021-09-02T09:31:02</dc:date>
            </office:change-info>
            <text:p text:style-name="P49"><office:annotation loext:resolved="false"><dc:creator>Unknown Author</dc:creator><dc:date>2021-08-31T17:36:33.581000000</dc:date><text:p text:style-name="P120"><text:span text:style-name="T134">possibly: https://unicode-org.github.io/icu/userguide/icu/design.html</text:span></text:p></office:annotation></text:p>
          </text:deletion>
        </text:changed-region>
        <text:changed-region xml:id="ct2293704716208" text:id="ct2293704716208">
          <text:deletion>
            <office:change-info>
              <dc:creator>Unknown Author</dc:creator>
              <dc:date>2021-09-02T09:22:31</dc:date>
            </office:change-info>
            <text:p text:style-name="Biblio_20_Entry"><text:tab/><text:tab/><text:tab/></text:p>
          </text:deletion>
        </text:changed-region>
        <text:changed-region xml:id="ct2293711423472" text:id="ct2293711423472">
          <text:deletion>
            <office:change-info>
              <dc:creator>Unknown Author</dc:creator>
              <dc:date>2021-09-23T08:55:19</dc:date>
            </office:change-info>
            <text:p text:style-name="P80"/>
            <text:p text:style-name="P80"/>
          </text:deletion>
        </text:changed-region>
        <text:changed-region xml:id="ct2293711466432" text:id="ct2293711466432">
          <text:insertion>
            <office:change-info>
              <dc:creator>Unknown Author</dc:creator>
              <dc:date>2021-09-23T08:54:51</dc:date>
            </office:change-info>
          </text:insertion>
        </text:changed-region>
        <text:changed-region xml:id="ct2293711478432" text:id="ct2293711478432">
          <text:deletion>
            <office:change-info>
              <dc:creator>Unknown Author</dc:creator>
              <dc:date>2021-09-23T08:54:59</dc:date>
            </office:change-info>
            <text:p text:style-name="P20">as </text:p>
          </text:deletion>
        </text:changed-region>
        <text:changed-region xml:id="ct2293711482992" text:id="ct2293711482992">
          <text:insertion>
            <office:change-info>
              <dc:creator>Unknown Author</dc:creator>
              <dc:date>2021-09-23T08:54:59</dc:date>
            </office:change-info>
          </text:insertion>
        </text:changed-region>
        <text:changed-region xml:id="ct2293711426592" text:id="ct2293711426592">
          <text:insertion>
            <office:change-info>
              <dc:creator>Unknown Author</dc:creator>
              <dc:date>2021-09-23T08:55:00</dc:date>
            </office:change-info>
          </text:insertion>
        </text:changed-region>
        <text:changed-region xml:id="ct2293711422272" text:id="ct2293711422272">
          <text:insertion>
            <office:change-info>
              <dc:creator>Unknown Author</dc:creator>
              <dc:date>2021-09-23T08:55:05</dc:date>
            </office:change-info>
          </text:insertion>
        </text:changed-region>
        <text:changed-region xml:id="ct2293711449152" text:id="ct2293711449152">
          <text:deletion>
            <office:change-info>
              <dc:creator>Unknown Author</dc:creator>
              <dc:date>2021-09-23T08:54:39</dc:date>
            </office:change-info>
            <text:p text:style-name="Standard">(</text:p>
          </text:deletion>
        </text:changed-region>
        <text:changed-region xml:id="ct2293711465712" text:id="ct2293711465712">
          <text:deletion>
            <office:change-info>
              <dc:creator>Unknown Author</dc:creator>
              <dc:date>2021-09-23T08:54:41</dc:date>
            </office:change-info>
            <text:p text:style-name="Standard">)</text:p>
          </text:deletion>
        </text:changed-region>
        <text:changed-region xml:id="ct2293747443296" text:id="ct2293747443296">
          <text:format-change>
            <office:change-info>
              <dc:creator>Unknown Author</dc:creator>
              <dc:date>2021-09-23T09:27:06</dc:date>
            </office:change-info>
          </text:format-change>
        </text:changed-region>
        <text:changed-region xml:id="ct2293704711168" text:id="ct2293704711168">
          <text:insertion>
            <office:change-info>
              <dc:creator>Unknown Author</dc:creator>
              <dc:date>2021-09-03T08:31:21</dc:date>
            </office:change-info>
          </text:insertion>
        </text:changed-region>
        <text:changed-region xml:id="ct2294399958704" text:id="ct2294399958704">
          <text:deletion>
            <office:change-info>
              <dc:creator>Unknown Author</dc:creator>
              <dc:date>2021-09-23T08:57:57</dc:date>
            </office:change-info>
            <text:p text:style-name="Preformatted_20_Text"/>
            <text:p text:style-name="Preformatted_20_Text"/>
          </text:deletion>
        </text:changed-region>
        <text:changed-region xml:id="ct2293704724368" text:id="ct2293704724368">
          <text:insertion>
            <office:change-info>
              <dc:creator>Unknown Author</dc:creator>
              <dc:date>2021-09-02T09:43:11</dc:date>
            </office:change-info>
          </text:insertion>
        </text:changed-region>
        <text:changed-region xml:id="ct2293704711408" text:id="ct2293704711408">
          <text:deletion>
            <office:change-info>
              <dc:creator>Unknown Author</dc:creator>
              <dc:date>2021-09-03T08:32:33</dc:date>
            </office:change-info>
            <text:p text:style-name="P52">probably </text:p>
          </text:deletion>
        </text:changed-region>
        <text:changed-region xml:id="ct2293704712608" text:id="ct2293704712608">
          <text:insertion>
            <office:change-info>
              <dc:creator>Unknown Author</dc:creator>
              <dc:date>2021-09-02T09:31:38</dc:date>
            </office:change-info>
          </text:insertion>
        </text:changed-region>
        <text:changed-region xml:id="ct2293704728208" text:id="ct2293704728208">
          <text:insertion>
            <office:change-info>
              <dc:creator>Unknown Author</dc:creator>
              <dc:date>2021-09-02T09:32:07</dc:date>
            </office:change-info>
          </text:insertion>
        </text:changed-region>
        <text:changed-region xml:id="ct2293704725568" text:id="ct2293704725568">
          <text:insertion>
            <office:change-info>
              <dc:creator>Unknown Author</dc:creator>
              <dc:date>2021-09-03T08:34:56</dc:date>
            </office:change-info>
          </text:insertion>
        </text:changed-region>
        <text:changed-region xml:id="ct2293704728448" text:id="ct2293704728448">
          <text:insertion>
            <office:change-info>
              <dc:creator>Unknown Author</dc:creator>
              <dc:date>2021-09-03T08:35:44</dc:date>
            </office:change-info>
          </text:insertion>
        </text:changed-region>
        <text:changed-region xml:id="ct2293704731568" text:id="ct2293704731568">
          <text:insertion>
            <office:change-info>
              <dc:creator>Unknown Author</dc:creator>
              <dc:date>2021-09-02T10:25:00</dc:date>
            </office:change-info>
          </text:insertion>
        </text:changed-region>
        <text:changed-region xml:id="ct2293704726288" text:id="ct2293704726288">
          <text:insertion>
            <office:change-info>
              <dc:creator>Unknown Author</dc:creator>
              <dc:date>2021-09-03T08:36:21</dc:date>
            </office:change-info>
          </text:insertion>
        </text:changed-region>
        <text:changed-region xml:id="ct2293704727488" text:id="ct2293704727488">
          <text:insertion>
            <office:change-info>
              <dc:creator>Unknown Author</dc:creator>
              <dc:date>2021-09-03T08:37:30</dc:date>
            </office:change-info>
          </text:insertion>
        </text:changed-region>
        <text:changed-region xml:id="ct2294399974304" text:id="ct2294399974304">
          <text:insertion>
            <office:change-info>
              <dc:creator>Unknown Author</dc:creator>
              <dc:date>2021-09-23T09:01:16</dc:date>
            </office:change-info>
          </text:insertion>
        </text:changed-region>
        <text:changed-region xml:id="ct2294399987264" text:id="ct2294399987264">
          <text:insertion>
            <office:change-info>
              <dc:creator>Unknown Author</dc:creator>
              <dc:date>2021-09-23T09:01:39</dc:date>
            </office:change-info>
          </text:insertion>
        </text:changed-region>
        <text:changed-region xml:id="ct2294399984624" text:id="ct2294399984624">
          <text:deletion>
            <office:change-info>
              <dc:creator>Unknown Author</dc:creator>
              <dc:date>2021-09-23T09:01:38</dc:date>
            </office:change-info>
            <text:h text:style-name="P64" text:outline-level="2"><text:span text:style-name="T122">5</text:span></text:h>
          </text:deletion>
        </text:changed-region>
        <text:changed-region xml:id="ct2293704728688" text:id="ct2293704728688">
          <text:insertion>
            <office:change-info>
              <dc:creator>Unknown Author</dc:creator>
              <dc:date>2021-09-10T10:57:30</dc:date>
            </office:change-info>
          </text:insertion>
        </text:changed-region>
        <text:changed-region xml:id="ct2293704727248" text:id="ct2293704727248">
          <text:insertion>
            <office:change-info>
              <dc:creator>Unknown Author</dc:creator>
              <dc:date>2021-09-10T10:57:32</dc:date>
            </office:change-info>
          </text:insertion>
        </text:changed-region>
        <text:changed-region xml:id="ct2293711466672" text:id="ct2293711466672">
          <text:insertion>
            <office:change-info>
              <dc:creator>Unknown Author</dc:creator>
              <dc:date>2021-09-23T09:16:17</dc:date>
            </office:change-info>
          </text:insertion>
        </text:changed-region>
        <text:changed-region xml:id="ct2293711455872" text:id="ct2293711455872">
          <text:deletion>
            <office:change-info>
              <dc:creator>Unknown Author</dc:creator>
              <dc:date>2021-09-23T09:16:16</dc:date>
            </office:change-info>
            <text:h text:style-name="P67" text:outline-level="2" text:is-list-header="true"><text:span text:style-name="T126">6</text:span></text:h>
          </text:deletion>
        </text:changed-region>
        <text:changed-region xml:id="ct2293704728928" text:id="ct2293704728928">
          <text:insertion>
            <office:change-info>
              <dc:creator>Unknown Author</dc:creator>
              <dc:date>2021-09-15T14:16:47</dc:date>
            </office:change-info>
          </text:insertion>
        </text:changed-region>
        <text:changed-region xml:id="ct2293704729888" text:id="ct2293704729888">
          <text:insertion>
            <office:change-info>
              <dc:creator>Unknown Author</dc:creator>
              <dc:date>2021-09-15T14:16:56</dc:date>
            </office:change-info>
          </text:insertion>
        </text:changed-region>
        <text:changed-region xml:id="ct2293704727968" text:id="ct2293704727968">
          <text:insertion>
            <office:change-info>
              <dc:creator>Unknown Author</dc:creator>
              <dc:date>2021-09-14T14:53:01</dc:date>
            </office:change-info>
          </text:insertion>
        </text:changed-region>
        <text:changed-region xml:id="ct2293704732048" text:id="ct2293704732048">
          <text:insertion>
            <office:change-info>
              <dc:creator>Unknown Author</dc:creator>
              <dc:date>2021-09-14T14:44:21</dc:date>
            </office:change-info>
          </text:insertion>
        </text:changed-region>
        <text:changed-region xml:id="ct2293704726528" text:id="ct2293704726528">
          <text:insertion>
            <office:change-info>
              <dc:creator>Unknown Author</dc:creator>
              <dc:date>2021-09-15T14:17:08</dc:date>
            </office:change-info>
          </text:insertion>
        </text:changed-region>
        <text:changed-region xml:id="ct2293704725808" text:id="ct2293704725808">
          <text:deletion>
            <office:change-info>
              <dc:creator>Unknown Author</dc:creator>
              <dc:date>2021-09-14T14:53:17</dc:date>
            </office:change-info>
            <text:p text:style-name="Preformatted_20_Text"/>
            <text:p text:style-name="Preformatted_20_Text"/>
          </text:deletion>
        </text:changed-region>
        <text:changed-region xml:id="ct2293704731808" text:id="ct2293704731808">
          <text:insertion>
            <office:change-info>
              <dc:creator>Unknown Author</dc:creator>
              <dc:date>2021-09-14T14:53:10</dc:date>
            </office:change-info>
          </text:insertion>
        </text:changed-region>
        <text:changed-region xml:id="ct2293704730848" text:id="ct2293704730848">
          <text:insertion>
            <office:change-info>
              <dc:creator>Unknown Author</dc:creator>
              <dc:date>2021-09-14T15:09:42</dc:date>
            </office:change-info>
          </text:insertion>
        </text:changed-region>
        <text:changed-region xml:id="ct2293704730128" text:id="ct2293704730128">
          <text:insertion>
            <office:change-info>
              <dc:creator>Unknown Author</dc:creator>
              <dc:date>2021-09-14T14:52:54</dc:date>
            </office:change-info>
          </text:insertion>
        </text:changed-region>
        <text:changed-region xml:id="ct2293704724608" text:id="ct2293704724608">
          <text:deletion>
            <office:change-info>
              <dc:creator>Unknown Author</dc:creator>
              <dc:date>2021-09-14T15:10:36</dc:date>
            </office:change-info>
            <text:p text:style-name="Standard">This results in</text:p>
          </text:deletion>
        </text:changed-region>
        <text:changed-region xml:id="ct2293704727728" text:id="ct2293704727728">
          <text:insertion>
            <office:change-info>
              <dc:creator>Unknown Author</dc:creator>
              <dc:date>2021-09-14T15:10:36</dc:date>
            </office:change-info>
          </text:insertion>
        </text:changed-region>
        <text:changed-region xml:id="ct2293704729648" text:id="ct2293704729648">
          <text:deletion>
            <office:change-info>
              <dc:creator>Unknown Author</dc:creator>
              <dc:date>2021-09-14T15:12:27</dc:date>
            </office:change-info>
            <text:p text:style-name="Standard">If one leaves out a from the list of primary ignorable characters, then the order becomes: Mx My Mxa because a is a primary sort element.</text:p>
          </text:deletion>
        </text:changed-region>
        <text:changed-region xml:id="ct2293704729168" text:id="ct2293704729168">
          <text:insertion>
            <office:change-info>
              <dc:creator>Unknown Author</dc:creator>
              <dc:date>2021-09-14T15:12:27</dc:date>
            </office:change-info>
          </text:insertion>
        </text:changed-region>
        <text:changed-region xml:id="ct2293704729408" text:id="ct2293704729408">
          <text:insertion>
            <office:change-info>
              <dc:creator>Unknown Author</dc:creator>
              <dc:date>2021-09-14T15:14:50</dc:date>
            </office:change-info>
          </text:insertion>
        </text:changed-region>
        <text:changed-region xml:id="ct2293704727008" text:id="ct2293704727008">
          <text:insertion>
            <office:change-info>
              <dc:creator>Unknown Author</dc:creator>
              <dc:date>2021-09-14T15:15:04</dc:date>
            </office:change-info>
          </text:insertion>
        </text:changed-region>
        <text:changed-region xml:id="ct2293704732288" text:id="ct2293704732288">
          <text:insertion>
            <office:change-info>
              <dc:creator>Unknown Author</dc:creator>
              <dc:date>2021-09-02T10:27:01</dc:date>
            </office:change-info>
          </text:insertion>
        </text:changed-region>
        <text:changed-region xml:id="ct2293704731088" text:id="ct2293704731088">
          <text:deletion>
            <office:change-info>
              <dc:creator>Unknown Author</dc:creator>
              <dc:date>2021-09-02T10:27:01</dc:date>
            </office:change-info>
            <text:p text:style-name="P22">|</text:p>
          </text:deletion>
        </text:changed-region>
        <text:changed-region xml:id="ct2293704730368" text:id="ct2293704730368">
          <text:insertion>
            <office:change-info>
              <dc:creator>Unknown Author</dc:creator>
              <dc:date>2021-09-02T10:27:14</dc:date>
            </office:change-info>
          </text:insertion>
        </text:changed-region>
        <text:changed-region xml:id="ct2293704730608" text:id="ct2293704730608">
          <text:deletion>
            <office:change-info>
              <dc:creator>Unknown Author</dc:creator>
              <dc:date>2021-09-02T10:27:14</dc:date>
            </office:change-info>
            <text:p text:style-name="P22">|</text:p>
          </text:deletion>
        </text:changed-region>
        <text:changed-region xml:id="ct2293704731328" text:id="ct2293704731328">
          <text:insertion>
            <office:change-info>
              <dc:creator>Unknown Author</dc:creator>
              <dc:date>2021-09-14T15:15:49</dc:date>
            </office:change-info>
          </text:insertion>
        </text:changed-region>
        <text:changed-region xml:id="ct2293704725088" text:id="ct2293704725088">
          <text:insertion>
            <office:change-info>
              <dc:creator>Unknown Author</dc:creator>
              <dc:date>2021-09-14T15:13:43</dc:date>
            </office:change-info>
          </text:insertion>
        </text:changed-region>
        <text:changed-region xml:id="ct2293704725328" text:id="ct2293704725328">
          <text:insertion>
            <office:change-info>
              <dc:creator>Unknown Author</dc:creator>
              <dc:date>2021-09-14T15:14:08</dc:date>
            </office:change-info>
          </text:insertion>
        </text:changed-region>
        <text:changed-region xml:id="ct2293711471232" text:id="ct2293711471232">
          <text:insertion>
            <office:change-info>
              <dc:creator>Unknown Author</dc:creator>
              <dc:date>2021-09-23T09:20:07</dc:date>
            </office:change-info>
          </text:insertion>
        </text:changed-region>
        <text:changed-region xml:id="ct2293711433312" text:id="ct2293711433312">
          <text:deletion>
            <office:change-info>
              <dc:creator>Unknown Author</dc:creator>
              <dc:date>2021-09-23T09:20:07</dc:date>
            </office:change-info>
            <text:h text:style-name="Heading_20_2" text:outline-level="2" text:is-list-header="true"><text:span text:style-name="T126">7</text:span></text:h>
          </text:deletion>
        </text:changed-region>
        <text:changed-region xml:id="ct2293704726048" text:id="ct2293704726048">
          <text:insertion>
            <office:change-info>
              <dc:creator>Unknown Author</dc:creator>
              <dc:date>2021-09-15T14:19:02</dc:date>
            </office:change-info>
          </text:insertion>
        </text:changed-region>
        <text:changed-region xml:id="ct2293704726768" text:id="ct2293704726768">
          <text:deletion>
            <office:change-info>
              <dc:creator>Unknown Author</dc:creator>
              <dc:date>2021-09-15T14:19:13</dc:date>
            </office:change-info>
            <text:p text:style-name="P29">The </text:p>
          </text:deletion>
        </text:changed-region>
        <text:changed-region xml:id="ct2293704676608" text:id="ct2293704676608">
          <text:deletion>
            <office:change-info>
              <dc:creator>Unknown Author</dc:creator>
              <dc:date>2021-09-15T14:19:18</dc:date>
            </office:change-info>
            <text:p text:style-name="P29">ing te</text:p>
          </text:deletion>
        </text:changed-region>
        <text:changed-region xml:id="ct2293704672048" text:id="ct2293704672048">
          <text:deletion>
            <office:change-info>
              <dc:creator>Unknown Author</dc:creator>
              <dc:date>2021-09-15T14:19:24</dc:date>
            </office:change-info>
            <text:p text:style-name="P29">t sequence </text:p>
          </text:deletion>
        </text:changed-region>
        <text:changed-region xml:id="ct2293704677088" text:id="ct2293704677088">
          <text:insertion>
            <office:change-info>
              <dc:creator>Unknown Author</dc:creator>
              <dc:date>2021-09-15T14:19:24</dc:date>
            </office:change-info>
          </text:insertion>
        </text:changed-region>
        <text:changed-region xml:id="ct2293704676848" text:id="ct2293704676848">
          <text:insertion>
            <office:change-info>
              <dc:creator>Unknown Author</dc:creator>
              <dc:date>2021-09-15T14:19:27</dc:date>
            </office:change-info>
          </text:insertion>
        </text:changed-region>
        <text:changed-region xml:id="ct2293704665328" text:id="ct2293704665328">
          <text:deletion>
            <office:change-info>
              <dc:creator>Unknown Author</dc:creator>
              <dc:date>2021-09-15T14:19:26</dc:date>
            </office:change-info>
            <text:p text:style-name="P29"><text:span text:style-name="T117">s</text:span></text:p>
          </text:deletion>
        </text:changed-region>
        <text:changed-region xml:id="ct2293704677328" text:id="ct2293704677328">
          <text:deletion>
            <office:change-info>
              <dc:creator>Unknown Author</dc:creator>
              <dc:date>2021-09-10T10:59:07</dc:date>
            </office:change-info>
            <text:p text:style-name="P29"><text:span text:style-name="T117">, not surprisingly</text:span></text:p>
          </text:deletion>
        </text:changed-region>
        <text:changed-region xml:id="ct2293704667968" text:id="ct2293704667968">
          <text:insertion>
            <office:change-info>
              <dc:creator>Unknown Author</dc:creator>
              <dc:date>2021-09-14T15:29:17</dc:date>
            </office:change-info>
          </text:insertion>
        </text:changed-region>
        <text:changed-region xml:id="ct2293704675648" text:id="ct2293704675648">
          <text:insertion>
            <office:change-info>
              <dc:creator>Unknown Author</dc:creator>
              <dc:date>2021-09-14T15:29:22</dc:date>
            </office:change-info>
          </text:insertion>
        </text:changed-region>
        <text:changed-region xml:id="ct2293704668208" text:id="ct2293704668208">
          <text:insertion>
            <office:change-info>
              <dc:creator>Unknown Author</dc:creator>
              <dc:date>2021-09-14T15:30:01</dc:date>
            </office:change-info>
          </text:insertion>
        </text:changed-region>
        <text:changed-region xml:id="ct2293704664608" text:id="ct2293704664608">
          <text:insertion>
            <office:change-info>
              <dc:creator>Unknown Author</dc:creator>
              <dc:date>2021-09-14T15:29:38</dc:date>
            </office:change-info>
          </text:insertion>
        </text:changed-region>
        <text:changed-region xml:id="ct2293704667248" text:id="ct2293704667248">
          <text:deletion>
            <office:change-info>
              <dc:creator>Unknown Author</dc:creator>
              <dc:date>2021-09-14T15:29:57</dc:date>
            </office:change-info>
            <text:p text:style-name="P29"><text:span text:style-name="T114">X </text:span></text:p>
          </text:deletion>
        </text:changed-region>
        <text:changed-region xml:id="ct2293704669648" text:id="ct2293704669648">
          <text:insertion>
            <office:change-info>
              <dc:creator>Unknown Author</dc:creator>
              <dc:date>2021-09-14T15:30:16</dc:date>
            </office:change-info>
          </text:insertion>
        </text:changed-region>
        <text:changed-region xml:id="ct2293704676368" text:id="ct2293704676368">
          <text:insertion>
            <office:change-info>
              <dc:creator>Unknown Author</dc:creator>
              <dc:date>2021-09-15T14:20:13</dc:date>
            </office:change-info>
          </text:insertion>
        </text:changed-region>
        <text:changed-region xml:id="ct2293704677568" text:id="ct2293704677568">
          <text:deletion>
            <office:change-info>
              <dc:creator>Unknown Author</dc:creator>
              <dc:date>2021-09-15T14:20:26</dc:date>
            </office:change-info>
            <text:p text:style-name="P108">R</text:p>
          </text:deletion>
        </text:changed-region>
        <text:changed-region xml:id="ct2293704667728" text:id="ct2293704667728">
          <text:insertion>
            <office:change-info>
              <dc:creator>Unknown Author</dc:creator>
              <dc:date>2021-09-15T14:20:26</dc:date>
            </office:change-info>
          </text:insertion>
        </text:changed-region>
        <text:changed-region xml:id="ct2293704674688" text:id="ct2293704674688">
          <text:deletion>
            <office:change-info>
              <dc:creator>Unknown Author</dc:creator>
              <dc:date>2021-09-15T14:20:31</dc:date>
            </office:change-info>
            <text:p text:style-name="P108">ing in the following test ordering</text:p>
          </text:deletion>
        </text:changed-region>
        <text:changed-region xml:id="ct2293704665088" text:id="ct2293704665088">
          <text:insertion>
            <office:change-info>
              <dc:creator>Unknown Author</dc:creator>
              <dc:date>2021-09-15T14:20:31</dc:date>
            </office:change-info>
          </text:insertion>
        </text:changed-region>
        <text:changed-region xml:id="ct2293704666048" text:id="ct2293704666048">
          <text:insertion>
            <office:change-info>
              <dc:creator>Unknown Author</dc:creator>
              <dc:date>2021-09-14T15:37:32</dc:date>
            </office:change-info>
          </text:insertion>
        </text:changed-region>
        <text:changed-region xml:id="ct2293704667008" text:id="ct2293704667008">
          <text:insertion>
            <office:change-info>
              <dc:creator>Unknown Author</dc:creator>
              <dc:date>2021-09-14T15:38:08</dc:date>
            </office:change-info>
          </text:insertion>
        </text:changed-region>
        <text:changed-region xml:id="ct2293704669408" text:id="ct2293704669408">
          <text:insertion>
            <office:change-info>
              <dc:creator>Unknown Author</dc:creator>
              <dc:date>2021-09-14T15:39:38</dc:date>
            </office:change-info>
          </text:insertion>
        </text:changed-region>
        <text:changed-region xml:id="ct2293704674928" text:id="ct2293704674928">
          <text:insertion>
            <office:change-info>
              <dc:creator>Unknown Author</dc:creator>
              <dc:date>2021-09-14T15:40:40</dc:date>
            </office:change-info>
          </text:insertion>
        </text:changed-region>
        <text:changed-region xml:id="ct2293704664848" text:id="ct2293704664848">
          <text:deletion>
            <office:change-info>
              <dc:creator>Unknown Author</dc:creator>
              <dc:date>2021-09-15T17:01:07</dc:date>
            </office:change-info>
            <text:p text:style-name="P108"/>
            <text:h text:style-name="P65" text:outline-level="2"/>
          </text:deletion>
        </text:changed-region>
        <text:changed-region xml:id="ct2293711479632" text:id="ct2293711479632">
          <text:deletion>
            <office:change-info>
              <dc:creator>Unknown Author</dc:creator>
              <dc:date>2021-09-23T09:21:45</dc:date>
            </office:change-info>
            <text:h text:style-name="P65" text:outline-level="2">Exercise 8</text:h>
            <text:p text:style-name="Standard">1.</text:p>
            <text:p text:style-name="Preformatted_20_Text">&amp;[first secondary ignorable] &lt;&lt;&lt; '' &lt;&lt;&lt; '"<text:span text:style-name="T90">'</text:span></text:p>
            <text:p text:style-name="Preformatted_20_Text">&amp;[first primary ignorable] &lt;&lt; a &lt;&lt; b &lt;&lt; x &lt;&lt; y</text:p>
            <text:p text:style-name="Preformatted_20_Text">&amp;[before 2]M &lt;&lt; Ma &lt;&lt; Mb</text:p>
            <text:p text:style-name="Preformatted_20_Text">&amp;[before 2]N &lt;&lt; Na &lt;&lt; A &lt;&lt; Nb &lt;&lt; B</text:p>
            <text:p text:style-name="Preformatted_20_Text">&amp;Nx &lt;&lt; X</text:p>
            <text:p text:style-name="Preformatted_20_Text">&amp;Ny &lt;&lt; Y</text:p>
            <text:p text:style-name="Preformatted_20_Text"/>
            <text:p text:style-name="P108"><text:bookmark-start text:name="__RefHeading___Toc3140_315585383411111111111111111111111111111111"/>This results in: Ma Ma' Ma" Mb Mb' Mb" M M' M" Mx Mx' Mx" Mxa Mxa' Mxa" My My' My" Na Na' Na" A A' A" Nb Nb' Nb" B B' B" N N' N" Nx Nx' Nx" Ny Ny' Ny" Y Y' Y" X X' X".<text:bookmark-end text:name="__RefHeading___Toc3140_315585383411111111111111111111111111111111"/></text:p>
          </text:deletion>
        </text:changed-region>
        <text:changed-region xml:id="ct2293704670608" text:id="ct2293704670608">
          <text:deletion>
            <office:change-info>
              <dc:creator>Unknown Author</dc:creator>
              <dc:date>2021-09-15T17:01:38</dc:date>
            </office:change-info>
            <text:p text:style-name="P108"/>
            <text:p text:style-name="P108"/>
          </text:deletion>
        </text:changed-region>
        <text:changed-region xml:id="ct2293711424912" text:id="ct2293711424912">
          <text:deletion>
            <office:change-info>
              <dc:creator>Unknown Author</dc:creator>
              <dc:date>2021-09-23T09:21:45</dc:date>
            </office:change-info>
            <text:p text:style-name="P108">Notice the last part of the sequence following Nx and how the secondary order is Nx Ny Y X</text:p>
          </text:deletion>
        </text:changed-region>
        <text:changed-region xml:id="ct2293704663168" text:id="ct2293704663168">
          <text:deletion>
            <office:change-info>
              <dc:creator>Unknown Author</dc:creator>
              <dc:date>2021-09-15T14:29:48</dc:date>
            </office:change-info>
            <text:p text:style-name="P108">!<text:span text:style-name="T118"> R</text:span></text:p>
          </text:deletion>
        </text:changed-region>
        <text:changed-region xml:id="ct2293711422992" text:id="ct2293711422992">
          <text:deletion>
            <office:change-info>
              <dc:creator>Unknown Author</dc:creator>
              <dc:date>2021-09-23T09:21:45</dc:date>
            </office:change-info>
            <text:p text:style-name="P108">ather than Nx X Ny Y as we might expect.</text:p>
            <text:p text:style-name="Standard">There are two aspects to the reasons for this. The first is to do with why X and Y end up after Nx Ny. The second is to do with why Y precedes X.</text:p>
            <text:p text:style-name="Standard">The rule <text:span text:style-name="code">&amp;Nx &lt;&lt; X</text:span> is more accurately written as <text:span text:style-name="code">&amp;N &lt;&lt; X/x</text:span> which means that X is given a secondary order after N and then has the x key appended to it. The effect of this is that X will secondarily sort after N followed by anything since <text:span text:style-name="code">N &lt;&lt; X</text:span>. The only way for this to work is for the relationship to be tertiary so that <text:span text:style-name="code">N &lt;&lt;&lt; X</text:span>.</text:p>
            <text:p text:style-name="Standard">The reason Y precedes X is due to the rule ordering. Again, unpacking the contractions we get:</text:p>
            <text:p text:style-name="P108"><text:span text:style-name="code">&amp;N &lt;&lt; X/x &amp;N &lt;&lt; Y/y</text:span> now strip off the contractions and we have <text:span text:style-name="code">&amp;N &lt;&lt; X &amp;N &lt;&lt; Y</text:span>. This says: make X sort immediately after N and make Y sort immediately after N. Since immediately means what it says, the second rule </text:p>
          </text:deletion>
        </text:changed-region>
        <text:changed-region xml:id="ct2293704677808" text:id="ct2293704677808">
          <text:deletion>
            <office:change-info>
              <dc:creator>Unknown Author</dc:creator>
              <dc:date>2021-09-15T14:31:25</dc:date>
            </office:change-info>
            <text:p text:style-name="P108">takes precedence over the first and</text:p>
          </text:deletion>
        </text:changed-region>
        <text:changed-region xml:id="ct2293711429712" text:id="ct2293711429712">
          <text:deletion>
            <office:change-info>
              <dc:creator>Unknown Author</dc:creator>
              <dc:date>2021-09-23T09:21:45</dc:date>
            </office:change-info>
            <text:p text:style-name="P108"><text:s/>Y </text:p>
          </text:deletion>
        </text:changed-region>
        <text:changed-region xml:id="ct2293704663408" text:id="ct2293704663408">
          <text:deletion>
            <office:change-info>
              <dc:creator>Unknown Author</dc:creator>
              <dc:date>2021-09-15T14:31:31</dc:date>
            </office:change-info>
            <text:p text:style-name="P108">sorts </text:p>
          </text:deletion>
        </text:changed-region>
        <text:changed-region xml:id="ct2293711436192" text:id="ct2293711436192">
          <text:deletion>
            <office:change-info>
              <dc:creator>Unknown Author</dc:creator>
              <dc:date>2021-09-23T09:21:45</dc:date>
            </office:change-info>
            <text:p text:style-name="P108">more immediately after N than X </text:p>
          </text:deletion>
        </text:changed-region>
        <text:changed-region xml:id="ct2293704675168" text:id="ct2293704675168">
          <text:deletion>
            <office:change-info>
              <dc:creator>Unknown Author</dc:creator>
              <dc:date>2021-09-15T14:31:44</dc:date>
            </office:change-info>
            <text:p text:style-name="P108">does</text:p>
          </text:deletion>
        </text:changed-region>
        <text:changed-region xml:id="ct2293711428752" text:id="ct2293711428752">
          <text:deletion>
            <office:change-info>
              <dc:creator>Unknown Author</dc:creator>
              <dc:date>2021-09-23T09:21:45</dc:date>
            </office:change-info>
            <text:p text:style-name="P108"><text:s/>hence the order N Y X.</text:p>
            <text:p text:style-name="P108">So why do A and B work? Since Na has been given its own key by being set in relation to N, there is no contraction trickery and the rule does what it says. Likewise for Nb.</text:p>
          </text:deletion>
        </text:changed-region>
        <text:changed-region xml:id="ct2293704665808" text:id="ct2293704665808">
          <text:deletion>
            <office:change-info>
              <dc:creator>Unknown Author</dc:creator>
              <dc:date>2021-09-16T09:05:17</dc:date>
            </office:change-info>
            <text:p text:style-name="P108"/>
            <text:p text:style-name="P112"/>
          </text:deletion>
        </text:changed-region>
        <text:changed-region xml:id="ct2293711423952" text:id="ct2293711423952">
          <text:deletion>
            <office:change-info>
              <dc:creator>Unknown Author</dc:creator>
              <dc:date>2021-09-23T09:34:34</dc:date>
            </office:change-info>
            <text:p text:style-name="P112">Exercise 9</text:p>
          </text:deletion>
        </text:changed-region>
        <text:changed-region xml:id="ct2293711431872" text:id="ct2293711431872">
          <text:insertion>
            <office:change-info>
              <dc:creator>Unknown Author</dc:creator>
              <dc:date>2021-09-23T09:34:10</dc:date>
            </office:change-info>
          </text:insertion>
        </text:changed-region>
        <text:changed-region xml:id="ct2293711426352" text:id="ct2293711426352">
          <text:insertion>
            <office:change-info>
              <dc:creator>Unknown Author</dc:creator>
              <dc:date>2021-09-23T09:35:00</dc:date>
            </office:change-info>
          </text:insertion>
        </text:changed-region>
        <text:changed-region xml:id="ct2293711423232" text:id="ct2293711423232">
          <text:insertion>
            <office:change-info>
              <dc:creator>Unknown Author</dc:creator>
              <dc:date>2021-09-23T09:41:06</dc:date>
            </office:change-info>
          </text:insertion>
        </text:changed-region>
        <text:changed-region xml:id="ct2294399972864" text:id="ct2294399972864">
          <text:insertion>
            <office:change-info>
              <dc:creator>Unknown Author</dc:creator>
              <dc:date>2021-09-23T09:30:08</dc:date>
            </office:change-info>
          </text:insertion>
        </text:changed-region>
        <text:changed-region xml:id="ct2293704666288" text:id="ct2293704666288">
          <text:insertion>
            <office:change-info>
              <dc:creator>Unknown Author</dc:creator>
              <dc:date>2021-09-02T10:29: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title>Unicode Sort Tailoring</text:title></text:p>
      <text:p text:style-name="Paper_20_Subtitle"><text:subject>Tutorial</text:subject></text:p>
      <text:p text:style-name="P48"><text:initial-creator>Martin Hosken</text:initial-creator>,<text:line-break/>SIL <text:span text:style-name="T4">Writing Systems Technology (WSTech)<text:line-break/></text:span><text:span text:style-name="T21">version 1.3 </text:span><text:span text:style-name="T63">September</text:span><text:span text:style-name="T21"> 2021</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utorial<text:tab/>2</text:p>
          <text:p text:style-name="P56">Introduction<text:tab/>2</text:p>
          <text:p text:style-name="P56">Unicode Collation<text:tab/>2</text:p>
          <text:p text:style-name="P57">How does Collation Work?<text:tab/>2</text:p>
          <text:p text:style-name="P57">Tailoring<text:tab/>3</text:p>
          <text:p text:style-name="P56">Introduction to the exercises<text:tab/>3</text:p>
          <text:p text:style-name="P56">Simple Collation<text:tab/>4</text:p>
          <text:p text:style-name="P57">Exercise 1<text:tab/>4</text:p>
          <text:p text:style-name="P56">Diacritics<text:tab/>5</text:p>
          <text:p text:style-name="P57">Exercise 2<text:tab/>5</text:p>
          <text:p text:style-name="P56">Identifying a Sort Order<text:tab/>5</text:p>
          <text:p text:style-name="P57">Exercise 3<text:tab/>5</text:p>
          <text:p text:style-name="P56">Complex Simplicity<text:tab/>6</text:p>
          <text:p text:style-name="P57">Exercise 4<text:tab/>6</text:p>
          <text:p text:style-name="P57">Exercise 5<text:tab/>6</text:p>
          <text:p text:style-name="P56">Contextual Collation<text:tab/>6</text:p>
          <text:p text:style-name="P57">Exercise 6<text:tab/>7</text:p>
          <text:p text:style-name="P56">Diacritics that Sort Before<text:tab/>7</text:p>
          <text:p text:style-name="P57">Exercise 7<text:tab/>8</text:p>
          <text:p text:style-name="P57">Exercise 8<text:tab/>8</text:p>
          <text:p text:style-name="P56">Contractions<text:tab/>8</text:p>
          <text:p text:style-name="P56">Reordering<text:tab/>8</text:p>
          <text:p text:style-name="P56">Miscellaneous Features<text:tab/>9</text:p>
          <text:p text:style-name="P56">Sort Keys<text:tab/>10</text:p>
          <text:p text:style-name="P57">Fractional Collation Elements<text:tab/>11</text:p>
          <text:p text:style-name="P57">Exercise 9<text:tab/>12</text:p>
          <text:p text:style-name="P55">Special Collation Elements<text:tab/>12</text:p>
          <text:p text:style-name="P55">Standard Tailorings<text:tab/>14</text:p>
          <text:p text:style-name="P55">Bibliography<text:tab/>14</text:p>
          <text:p text:style-name="P55">Answers<text:tab/>15</text:p>
          <text:p text:style-name="P56">Exercise 1<text:tab/>15</text:p>
          <text:p text:style-name="P56">Exercise 2<text:tab/>15</text:p>
          <text:p text:style-name="P56">Exercise 3<text:tab/>15</text:p>
          <text:p text:style-name="P56">Exercise 4<text:tab/>16</text:p>
          <text:p text:style-name="P56">Exercise 5<text:tab/>16</text:p>
          <text:p text:style-name="P56">Exercise 6<text:tab/>16</text:p>
          <text:p text:style-name="P56">Exercise 7<text:tab/>17</text:p>
          <text:p text:style-name="P56">Exercise 8<text:tab/>17</text:p>
          <text:p text:style-name="P56">Exercise 9<text:tab/>18</text:p>
          <text:p text:style-name="P55">Revisions<text:tab/>18</text:p>
        </text:index-body>
      </text:table-of-content>
      <text:p text:style-name="Standard"/>
      <text:list xml:id="list114108604053451" text:continue-numbering="true" text:style-name="L2">
        <text:list-item>
          <text:h text:style-name="P58" text:outline-level="1"><text:bookmark-start text:name="__RefHeading___Toc3086_3155853834"/>Tutorial<text:bookmark-end text:name="__RefHeading___Toc3086_3155853834"/></text:h>
        </text:list-item>
      </text:list>
      <text:h text:style-name="Heading_20_2" text:outline-level="2" text:is-list-header="true"><text:bookmark-start text:name="__RefHeading___Toc3088_3155853834"/>Introduction<text:bookmark-end text:name="__RefHeading___Toc3088_3155853834"/></text:h>
      <text:p text:style-name="Standard">This tutorial is designed to give readers some experience in tailoring sort orders using the ICU collation tailoring language. Readers wanting just an appreciation level understanding should aim to complete Exercise 3. Those needing to create their own tailorings for a Roman based script should complete Exercise <text:change-start text:change-id="ct2293747430576"/><text:span text:style-name="T122">5</text:span><text:change-end text:change-id="ct2293747430576"/><text:change text:change-id="ct2293747429376"/> or <text:change-start text:change-id="ct2293747406816"/><text:span text:style-name="T122">6</text:span><text:change-end text:change-id="ct2293747406816"/><text:change text:change-id="ct2293747418576"/>. Those needing a deeper understanding sufficient for troubleshooting and <text:span text:style-name="T17">for </text:span>more complex sorting problems should aim to complete as many of the exercises as they can, particularly those pertinent to the types of sort tailoring issues they may encounter. The later exercises have valuable discussion in the<text:change text:change-id="ct2293704693408"/> answers<text:change text:change-id="ct2293704685728"/><text:change-start text:change-id="ct2293704682128"/>. <text:span text:style-name="T101">R</text:span><text:change-end text:change-id="ct2293704682128"/>eaders are encouraged to attempt those exercises at least to the level of being able to understand the answers.<text:change-start text:change-id="ct2293711464512"/> <text:change-end text:change-id="ct2293711464512"/><text:change-start text:change-id="ct2293711455632"/></text:p>
      <text:p text:style-name="P33"><text:change-end text:change-id="ct2293711455632"/><text:change-start text:change-id="ct2293711460912"/>N<text:span text:style-name="T58">B: </text:span><text:span text:style-name="T59">Specific values for s</text:span>ort <text:span text:style-name="T130">k</text:span>ey<text:span text:style-name="T129">s</text:span> <text:span text:style-name="T59">have </text:span>not been updated since the tutorial was first written, so values <text:span text:style-name="T130">in this tutorial </text:span>will likely be different <text:span text:style-name="T58">from</text:span> sort keys that you generate, but the principles remain the same.<text:change-end text:change-id="ct2293711460912"/></text:p>
      <text:h text:style-name="Heading_20_2" text:outline-level="2" text:is-list-header="true"><text:bookmark-start text:name="__RefHeading___Toc3090_3155853834"/>Unicode Collation<text:bookmark-end text:name="__RefHeading___Toc3090_3155853834"/></text:h>
      <text:p text:style-name="Standard">The Unicode Collation Algorithm (UCA) is the Unicode standard way of comparing strings for sorting purposes. In addition to it being part of the Unicode Standard, the principles involved are used in other collation standards. The particular syntax that this tutorial covers also is used, in a modified form, in the Locale Data Markup Language (UTS#35, LDML) used by a number of operating systems for describing language specific information.</text:p>
      <text:p text:style-name="Standard">For complete details of the algorithm and how it works, readers are encouraged to read as much of UTS#10 as they can handle. The more you understand of that document the better you will be at creating sort orders. Here we give the basics of the algorithm.</text:p>
      <text:h text:style-name="Heading_20_3" text:outline-level="3"><text:bookmark-start text:name="__RefHeading___Toc3296_3155853834"/>How does Collation Work?<text:bookmark-end text:name="__RefHeading___Toc3296_3155853834"/></text:h>
      <text:p text:style-name="P10">A string is converted to a sequence of sort keys by looking up each character or run of characters in a map. The map allows for one character to map to one or more keys and also allows a sequence of characters to map to one or more keys. </text:p>
      <text:p text:style-name="P10"><text:span text:style-name="T21">The next three paragraphs </text:span><text:span text:style-name="T23">have some </text:span><text:span text:style-name="T22">detail</text:span><text:span text:style-name="T25"> of how</text:span><text:span text:style-name="T22"> sort keys are constructed and used. You do not need to </text:span><text:span text:style-name="T25">fully understand</text:span><text:span text:style-name="T22"> this </text:span><text:span text:style-name="T23">discussion, but </text:span><text:span text:style-name="T25">a general idea of how sort keys work will be helpful.</text:span><text:span text:style-name="T22"> </text:span></text:p>
      <text:p text:style-name="P8">Each key consists of four 16-bit numbers. The first number is the primary order, the second the secondary order and so on. Two strings are compared by comparing the series of primary order key values and if there is no difference then the secondary order values are compared and so on until the 4<text:span text:style-name="T5">th</text:span> level which is a tie-break level, such that two different strings will sort relative to each other in a repeatable way. Typically, <text:span text:style-name="T35">for Latin</text:span> <text:span text:style-name="T96">s</text:span>cript, level 1 is used for base characters, level 2 for diacritics and level 3 for case.</text:p>
      <text:p text:style-name="Standard">So, for example, if ‘a’ has the key [2800.0500.0500.0061] and ‘b’ has the key [2A00.0500.0500.0062] then when the two strings are compared, the first values of each key are compared with 2800 being less than 2A00 and so ‘a’ collating before ‘b’. Since the tie break value is usually just the <text:span text:style-name="T18">U</text:span>nicode value, we’ll ignore it for all future discussions.</text:p>
      <text:p text:style-name="P12">Going further, consider ‘à’ with a key of [2800.0500.0500][0000.868F.0500] <text:s/>and ‘á’ with a key of [2800.0500.0500][0000.868D.0500]. Notice how the keys have been built as sequences<text:change-start text:change-id="ct2293704685968"/> <text:span text:style-name="T96">(base character as primary key, diacritic</text:span><text:change-end text:change-id="ct2293704685968"/><text:change-start text:change-id="ct2293704682368"/><text:span text:style-name="T96"> as secondary key)</text:span><text:change-end text:change-id="ct2293704682368"/>, since normalization rules say that NFD <text:span text:style-name="T72">(‘decomposed’) </text:span>and NFC <text:span text:style-name="T72">(‘composed’) </text:span>are treated the same. So we will consider things in terms of NFD. Comparing the primary keys we compare 2800 vs 2800 (any 0000 key is ignored). Thus the two characters are the same at the primary level. Secondarily we compare 0500 868F vs 0500 868D and see that the second comes before the first.</text:p>
      <text:p text:style-name="P21"><text:soft-page-break/>The basis, therefore, for defining a sort order is to give each character in a character set a sort key. This has been done for all of Unicode resulting in there being a default sort order. This default sort order is known as the<text:change text:change-id="ct2293704690768"/><text:change-start text:change-id="ct2293704686448"/> <text:change-end text:change-id="ct2293704686448"/>Default Unicode Collation Element Table<text:change-start text:change-id="ct2293704687168"/> <text:span text:style-name="T96">(DUCET</text:span><text:change-end text:change-id="ct2293704687168"/>). The DUCET may well be sufficient for a particular writing system’s needs, in which case there is no need to specify a tailoring for that particular writing system. But it may be that the default sort order is insufficient. Perhaps ‘á’ needs to have a primary sort order that puts it before ‘a’.</text:p>
      <text:h text:style-name="Heading_20_3" text:outline-level="3"><text:bookmark-start text:name="__RefHeading___Toc3298_3155853834"/>Tailoring<text:bookmark-end text:name="__RefHeading___Toc3298_3155853834"/></text:h>
      <text:p text:style-name="P21">One could look at the default keys for the default sort order for Unicode, work out what key value would achieve the desired result for ‘á’ and then pass it to the sorting application to replace or add to the Unicode set. But that’s a lot of work and the Unicode default key values can change with each new version. <text:change-start text:change-id="ct2293704687888"/></text:p>
      <text:p text:style-name="P21"><text:change-end text:change-id="ct2293704687888"/>A better solution therefore is to find a program that will take a description of the relative order of characters and produce the sort keys for you, and better still do all the collation for you so that you never need to interact with a sort key.</text:p>
      <text:p text:style-name="P21">ICU (International Components for Unicode) is a library of functions produced by IBM that is freely available and has very good Unicode support. It is used in a number of programs including Field<text:span text:style-name="T19">W</text:span>orks. It has also set the standard for specification of collation within Unicode. <text:change-start text:change-id="ct2293704688128"/></text:p>
      <text:p text:style-name="P21"><text:change-end text:change-id="ct2293704688128"/>This tutorial is about using the ICU language for collation tailoring so that you can create a tailoring for any writing system you may need to work on.</text:p>
      <text:p text:style-name="Standard">There is a limitation to ICU sorting. For ICU, collation tailoring does not involve re-ordering. ICU only handles simple key tailoring. <text:span text:style-name="T15">A</text:span>lthough it does provide a mechanism for transforming strings, this is outside the scope of this tutorial and is not part of the standard collation API.</text:p>
      <text:h text:style-name="P62" text:outline-level="2"><text:bookmark-start text:name="__RefHeading___Toc3092_3155853834"/>Introduction to the exercises<text:bookmark-end text:name="__RefHeading___Toc3092_3155853834"/></text:h>
      <text:p text:style-name="Standard">This tutorial will take the form of a series of graduated exercises. So the typical format will be some discussion followed by an exercise to reinforce what has been learned, then more discussion and so on.</text:p>
      <text:p text:style-name="P9">The exercises <text:span text:style-name="T26">instruct you to use</text:span> the ‘sort trainer’ or the ‘sort training program’. This refers to the ‘sort_trainer’ program in the <text:a xlink:type="simple" xlink:href="https://github.com/silnrsi/collation" text:style-name="Internet_20_link" text:visited-style-name="Visited_20_Internet_20_Link">https://github.com/silnrsi/collation</text:a> repository. It was written for Python 2 on Linux. It has not been updated for Python 3 and may be difficult to install on other operating systems.</text:p>
      <text:p text:style-name="P9"><text:span text:style-name="T20">An alternative, </text:span><text:span text:style-name="T21">provided you have Internet access,</text:span><text:span text:style-name="T20"> is to use </text:span>the online ICU collation demo page. Specifically: <text:change text:change-id="ct2293704691968"/></text:p>
      <table:table table:name="Table14" table:style-name="Table14">
        <table:table-column table:style-name="Table14.A"/>
        <table:table-column table:style-name="Table14.B"/>
        <table:table-row table:style-name="Table14.1">
          <table:table-cell table:style-name="Table14.A1" office:value-type="string">
            <text:p text:style-name="P43">When the tutorial says:</text:p>
          </table:table-cell>
          <table:table-cell table:style-name="Table14.A1" office:value-type="string">
            <text:p text:style-name="P43">substitute:</text:p>
          </table:table-cell>
        </table:table-row>
        <table:table-row table:style-name="Table14.1">
          <table:table-cell table:style-name="Table14.A1" office:value-type="string">
            <text:p text:style-name="P44">Using the sort trainer,</text:p>
          </table:table-cell>
          <table:table-cell table:style-name="Table14.A1" office:value-type="string">
            <text:p text:style-name="P44">Use <text:a xlink:type="simple" xlink:href="https://icu4c-demos.unicode.org/icu-bin/collation.html" text:style-name="Internet_20_link" text:visited-style-name="Visited_20_Internet_20_Link">https://icu4c-demos.unicode.org/icu-bin/collation.html</text:a></text:p>
          </table:table-cell>
        </table:table-row>
        <table:table-row table:style-name="Table14.1">
          <table:table-cell table:style-name="Table14.A1" office:value-type="string">
            <text:p text:style-name="P44">create a test data set of:</text:p>
          </table:table-cell>
          <table:table-cell table:style-name="Table14.A1" office:value-type="string">
            <text:p text:style-name="P44">enter data in the <text:span text:style-name="T24">‘</text:span>Input<text:span text:style-name="T24">’</text:span> box</text:p>
          </table:table-cell>
        </table:table-row>
        <table:table-row table:style-name="Table14.1">
          <table:table-cell table:style-name="Table14.A1" office:value-type="string">
            <text:p text:style-name="P44">and a sort order of:</text:p>
          </table:table-cell>
          <table:table-cell table:style-name="Table14.A1" office:value-type="string">
            <text:p text:style-name="P44">enter the sort tailoring rules in the <text:span text:style-name="T24">‘</text:span>Append rules<text:span text:style-name="T24">’</text:span> box</text:p>
          </table:table-cell>
        </table:table-row>
        <table:table-row table:style-name="Table14.1">
          <table:table-cell table:style-name="Table14.A1" office:value-type="string">
            <text:p text:style-name="P44">Sort the test data</text:p>
          </table:table-cell>
          <table:table-cell table:style-name="Table14.A1" office:value-type="string">
            <text:p text:style-name="P44">click the <text:span text:style-name="T24">‘</text:span>Sort<text:span text:style-name="T24">’</text:span> button</text:p>
          </table:table-cell>
        </table:table-row>
        <table:table-row table:style-name="Table14.1">
          <table:table-cell table:style-name="Table14.A6" office:value-type="string">
            <text:p text:style-name="P44">Look at the generated sort keys</text:p>
          </table:table-cell>
          <table:table-cell table:style-name="Table14.A1" office:value-type="string">
            <text:p text:style-name="P44">The ICU Collation Demo has some display options to the right of the <text:span text:style-name="T24">‘</text:span>Sort<text:span text:style-name="T24">’</text:span> button. One of these is <text:span text:style-name="T24">‘</text:span>sort keys<text:span text:style-name="T24">’</text:span> which will display sort key information, though not in exactly the same format as the sort trainer and the tutorial. <text:span text:style-name="T21">Thus, in the final exercise, where the tutorial discusses sort keys, the online demo page doesn't have the same format for sort key information.</text:span></text:p>
          </table:table-cell>
        </table:table-row>
      </table:table>
      <text:p text:style-name="P9"/>
      <text:h text:style-name="Heading_20_2" text:outline-level="2" text:is-list-header="true"><text:bookmark-start text:name="__RefHeading___Toc3094_3155853834"/><text:soft-page-break/>Simple Collation<text:bookmark-end text:name="__RefHeading___Toc3094_3155853834"/></text:h>
      <text:p text:style-name="Standard">We start with something simple. Let’s sort ‘y’ before ‘x’. The basic syntax for describing the relative order of two characters or sequences of characters is:</text:p>
      <text:p text:style-name="Preformatted_20_Text"><text:tab/>y &lt; x</text:p>
      <text:p text:style-name="Preformatted_20_Text"/>
      <text:p text:style-name="Standard">This says that ‘x’ comes after ‘y’ at the primary level. For secondary relationships we use ‘&lt;&lt;’ and ‘&lt;&lt;&lt;’ for tertiary.</text:p>
      <text:p text:style-name="Standard">But this also says that ‘y’ comes before ‘x’, so which is it? Do we create a new key for ‘y’ or for ‘x’? ICU uses the ‘&amp;’ character to mark a <text:span text:style-name="T6">reset</text:span><text:span text:style-name="T7"> point. So we can write:</text:span></text:p>
      <text:p text:style-name="Preformatted_20_Text"><text:tab/>&amp;y &lt; x</text:p>
      <text:p text:style-name="Preformatted_20_Text"/>
      <text:p text:style-name="Standard">Which says that ‘x’ receives a new key such that it sorts immediately after ‘y’ at the primary level. ICU doesn’t allow the syntax <text:span text:style-name="code">y &lt; &amp;x</text:span>, but we will come to how to specify that ‘y’ gets a new key in a later section.</text:p>
      <text:list xml:id="list114109186215185" text:continue-numbering="true" text:style-name="L2">
        <text:list-item>
          <text:list>
            <text:list-item>
              <text:list>
                <text:list-item>
                  <text:h text:style-name="P72" text:outline-level="3"><text:bookmark-start text:name="__RefHeading___Toc3300_3155853834"/>Exercise 1<text:bookmark-end text:name="__RefHeading___Toc3300_3155853834"/></text:h>
                </text:list-item>
              </text:list>
            </text:list-item>
          </text:list>
        </text:list-item>
      </text:list>
      <text:list xml:id="list2734029854" text:style-name="L3">
        <text:list-item>
          <text:p text:style-name="P77">Using the sort trainer, create a test data set of:</text:p>
        </text:list-item>
      </text:list>
      <text:p text:style-name="P2"><text:tab/>x</text:p>
      <text:p text:style-name="P2"><text:tab/>y</text:p>
      <text:p text:style-name="P2"/>
      <text:p text:style-name="P6">And a sort order of:</text:p>
      <text:p text:style-name="P2"><text:tab/>&amp;y &lt; x</text:p>
      <text:p text:style-name="P2"/>
      <text:list xml:id="list2231710479" text:style-name="L4">
        <text:list-header>
          <text:p text:style-name="P86">Sort the test data to ensure that the order works.</text:p>
        </text:list-header>
      </text:list>
      <text:p text:style-name="Standard">This is all very well if all we want is to consider primary ordering. But what about things like case relationships? Does the tailoring handle those as well?</text:p>
      <text:list xml:id="list114108142953962" text:continue-list="list2231710479" text:style-name="L4">
        <text:list-item text:start-value="2">
          <text:p text:style-name="P78">Now add</text:p>
        </text:list-item>
      </text:list>
      <text:p text:style-name="P2"><text:tab/>X</text:p>
      <text:p text:style-name="P2"><text:tab/>Y</text:p>
      <text:p text:style-name="P2"/>
      <text:p text:style-name="P6"><text:span text:style-name="T68">t</text:span>o the test data and sort. Do you get the results you would expect?</text:p>
      <text:p text:style-name="P30">Tailoring one character does not pull with it the keys for any other characters. So we have to express the relationships for all those characters too. In the case of uppercase, we want to say that in all respects, treat an <text:span text:style-name="code">X</text:span> like an <text:span text:style-name="code">x</text:span>, except when there is no other difference. For this we need to use a tertiary relationship. We could write, as the complete sort tailoring:</text:p>
      <text:p text:style-name="P42"><text:tab/>&amp;y &lt; x <text:change-start text:change-id="ct2293704679008"/></text:p>
      <text:p text:style-name="P42"><text:tab/><text:change-end text:change-id="ct2293704679008"/>&amp;x &lt;&lt;&lt; X</text:p>
      <text:p text:style-name="P17">But we can combine the definition <text:span text:style-name="T88">(</text:span><text:span text:style-name="code"><text:span text:style-name="T64">x</text:span></text:span><text:span text:style-name="T88">) </text:span>and reset <text:span text:style-name="T88">(</text:span><text:span text:style-name="code"><text:span text:style-name="T64">&amp;x</text:span></text:span><text:span text:style-name="T88">)</text:span> together and simplify the specification to:</text:p>
      <text:p text:style-name="Preformatted_20_Text"><text:tab/>&amp;y &lt; x &lt;&lt;&lt; X</text:p>
      <text:p text:style-name="Preformatted_20_Text"/>
      <text:list xml:id="list114109317789965" text:continue-numbering="true" text:style-name="L4">
        <text:list-item>
          <text:p text:style-name="P79">Change your sort order to have this data sort correctly. </text:p>
        </text:list-item>
        <text:list-item>
          <text:p text:style-name="P79"><text:span text:style-name="T62">Now</text:span> add:</text:p>
        </text:list-item>
      </text:list>
      <text:p text:style-name="P3"><text:tab/><text:span text:style-name="T8">ẍ <text:s/></text:span></text:p>
      <text:p text:style-name="P13"><text:span text:style-name="T9">which is an x followed by U+0308 </text:span><text:span text:style-name="T10">(combining dieresis) </text:span><text:span text:style-name="T11">to the test data</text:span><text:span text:style-name="T9">. </text:span><text:span text:style-name="T11">(</text:span><text:span text:style-name="T9">You may need to use a font like DoulosSIL and character map to insert the letter sequence. </text:span><text:span text:style-name="T11">Note that the ICU Collation Demo page will display the resulting output as </text:span><text:span text:style-name="T61">‘</text:span><text:span text:style-name="T11">x\u0308</text:span><text:span text:style-name="T61">’</text:span><text:span text:style-name="T11"> rather than </text:span><text:span text:style-name="T61">‘</text:span><text:span text:style-name="T11">ẍ</text:span><text:span text:style-name="T61">’</text:span><text:span text:style-name="T11">.) </text:span></text:p>
      <text:p text:style-name="P16">When you sort, is the result what you expected?</text:p>
      <text:p text:style-name="P13"><text:a xlink:type="simple" xlink:href="#0.6.Exercise 1|outline" text:style-name="Internet_20_link" text:visited-style-name="Visited_20_Internet_20_Link"><text:span text:style-name="T11"/></text:a></text:p>
      <text:h text:style-name="Heading_20_2" text:outline-level="2"><text:bookmark-start text:name="__RefHeading___Toc3096_3155853834"/><text:soft-page-break/>Diacritics<text:bookmark-end text:name="__RefHeading___Toc3096_3155853834"/></text:h>
      <text:p text:style-name="Standard">Diacritics are often used for two kinds of purposes. The first use we will examine is for marking suprasegmental information such as tone. Such characters are usually not given a primary sort order position, but are only considered secondarily. Thus we want them to be ignored for the purposes of primary sorting, but have a secondary sort key. For example, if we wanted a grave accent (U+0300) to sort before an acute accent (U+0301) we could use:</text:p>
      <text:p text:style-name="Preformatted_20_Text"><text:tab/>&amp;\u0300 &lt;&lt; \u0301</text:p>
      <text:p text:style-name="Preformatted_20_Text"/>
      <text:p text:style-name="Standard">But all that handling of specific Unicode characters can get in the way of understanding when we are learning. So, <text:span text:style-name="T73">for the purposes of this tutorial,</text:span> we will treat <text:span text:style-name="code">'</text:span>, <text:span text:style-name="code">`</text:span> and <text:span text:style-name="code">"</text:span> as being tone marks. The problem is that none of them have a DUCET key that corresponds to something that is ignored for primary sorting. Instead we have to use a special element:</text:p>
      <text:p text:style-name="Preformatted_20_Text"><text:tab/>&amp;[first primary ignorable] &lt;&lt; '' &lt;&lt; '`' &lt;&lt; '"'</text:p>
      <text:p text:style-name="Preformatted_20_Text"/>
      <text:p text:style-name="P14"><text:span text:style-name="T70">to specify that we want these characters treated as secondary</text:span><text:change-start text:change-id="ct2293704691728"/><text:span text:style-name="T70"> </text:span><text:span text:style-name="T102">(that is, ignored at the primary le</text:span><text:change-end text:change-id="ct2293704691728"/><text:change-start text:change-id="ct2293704681168"/><text:span text:style-name="T102">vel)</text:span><text:change-end text:change-id="ct2293704681168"/><text:span text:style-name="T70">. </text:span>The tailoring language has a number of special elements like this. There is a complete list <text:span text:style-name="T75">below (after </text:span><text:span text:style-name="T29">the </text:span><text:change text:change-id="ct2293704679488"/><text:change-start text:change-id="ct2293704688848"/><text:span text:style-name="T43">last exercise</text:span><text:change-end text:change-id="ct2293704688848"/><text:span text:style-name="T29">)</text:span>.</text:p>
      <text:p text:style-name="P14">Notice that we also have to escape the punc<text:span text:style-name="T91">tu</text:span>ation characters: <text:span text:style-name="T14">apostrophe is doubled and grave and double quote are enclosed in apostrophes</text:span>. <text:s/><text:span text:style-name="T71">This says we want to sort ' (apostrophe) before ` and ` before ", but only when the primary sort keys are equal. </text:span></text:p>
      <text:h text:style-name="Heading_20_3" text:outline-level="3"><text:bookmark-start text:name="__RefHeading___Toc3302_3155853834"/>Exercise 2<text:bookmark-end text:name="__RefHeading___Toc3302_3155853834"/></text:h>
      <text:list xml:id="list2005254997" text:style-name="L5">
        <text:list-item>
          <text:p text:style-name="P87">Without using the sort testing program, use the above tailoring to sort the following list of words <text:span text:style-name="T71">by hand</text:span>:</text:p>
        </text:list-item>
      </text:list>
      <text:p text:style-name="P39"><text:tab/><text:tab/>ba'd bad ba"bel ba'bel baad baa`d</text:p>
      <text:p text:style-name="Preformatted_20_Text"/>
      <text:list xml:id="list114109253048794" text:continue-numbering="true" text:style-name="L5">
        <text:list-item>
          <text:p text:style-name="P87">Use the sort tester to check whether you were right.</text:p>
        </text:list-item>
      </text:list>
      <text:p text:style-name="P34">The other use of diacritics is to extend a set of characters, for example to add more vowels without having to create new letter shapes. <text:span text:style-name="T27">Let’s consider</text:span> <text:span text:style-name="code">e'</text:span> as another vowel in the sequence <text:span text:style-name="code">a e e' i o u</text:span>. How might we express this sort sequence?</text:p>
      <text:p text:style-name="Preformatted_20_Text"><text:tab/>&amp;e &lt; e'<text:span text:style-name="T76">'</text:span></text:p>
      <text:p text:style-name="Preformatted_20_Text"/>
      <text:p text:style-name="P119">Not<text:change text:change-id="ct2293747390976"/>e that we can associate a single sort key with a sequence of characters<text:change-start text:change-id="ct2293747438016"/> <text:span text:style-name="T131">(</text:span><text:span text:style-name="code"><text:span text:style-name="T131">e'</text:span></text:span><text:span text:style-name="T131">)</text:span><text:change-end text:change-id="ct2293747438016"/>, as is done here.</text:p>
      <text:h text:style-name="Heading_20_2" text:outline-level="2"><text:bookmark-start text:name="__RefHeading___Toc3098_3155853834"/>Identifying a Sort Order<text:bookmark-end text:name="__RefHeading___Toc3098_3155853834"/></text:h>
      <text:p text:style-name="Standard">We are not necessarily presented with a sort order in terms of primary, secondary and tertiary character relationships. Very often, all we have is a sorted word or syllable list. In extracting the relationships it is not obvious what is a primary and what is a secondary relationship. One rule of thumb is that primary relationships result in words being separated more widely than secondary relationships and so on.</text:p>
      <text:h text:style-name="Heading_20_3" text:outline-level="3"><text:bookmark-start text:name="__RefHeading___Toc3304_3155853834"/>Exercise 3<text:bookmark-end text:name="__RefHeading___Toc3304_3155853834"/><text:change-start text:change-id="ct2293704690288"/></text:h>
      <text:p text:style-name="P50">This exercise is made harder by having no information at all about the characters outside the word list. This is rarely the case, so if you understand this exercise you are well on your way.<text:change-end text:change-id="ct2293704690288"/></text:p>
      <text:list xml:id="list3509901416" text:style-name="L6">
        <text:list-item>
          <text:p text:style-name="P89"><text:change-start text:change-id="ct2293704688368"/>Using the alphabet of characters: <text:span text:style-name="code">a b c</text:span>, derive a sort order that results in the following sorted list of words.</text:p>
        </text:list-item>
      </text:list>
      <text:p text:style-name="P40"><text:tab/><text:tab/>bbc bac bca abc cac</text:p>
      <text:p text:style-name="P40"/>
      <text:list xml:id="list114109087974485" text:continue-numbering="true" text:style-name="L6">
        <text:list-item>
          <text:p text:style-name="P88"><text:change-end text:change-id="ct2293704688368"/>Using the alphabet of characters: <text:span text:style-name="code">w x y z</text:span>, derive a sort order that results in the following sorted list of words<text:change-start text:change-id="ct2293704691008"/>. <text:s/><text:span text:style-name="T74">(Hint: one of the characters is secondary.)</text:span><text:change-end text:change-id="ct2293704691008"/><text:change text:change-id="ct2293704691248"/></text:p>
        </text:list-item>
      </text:list>
      <text:p text:style-name="Preformatted_20_Text"><text:tab/><text:tab/>yywz ywyz ywyxz ywwz <text:span text:style-name="T74">ywxwz </text:span><text:span text:style-name="T92">ywz</text:span> wyxyz wywy wywz</text:p>
      <text:p text:style-name="Text_20_body"><text:change text:change-id="ct2293704682848"/><text:change text:change-id="ct2293704682608"/></text:p>
      <text:p text:style-name="Standard"><text:change-start text:change-id="ct2293704692208"/><text:soft-page-break/>At this point we have covered the basics of sort tailoring and most tailorings can be written just from the principles we have discussed. The later sections discuss extensions to the basic sort tailoring to address situations beyond the basic language.<text:change-end text:change-id="ct2293704692208"/><text:change-start text:change-id="ct2293704691488"/></text:p>
      <text:h text:style-name="Heading_20_2" text:outline-level="2"><text:bookmark-start text:name="__RefHeading___Toc3100_3155853834"/><text:change-end text:change-id="ct2293704691488"/>Complex Simplicity<text:bookmark-end text:name="__RefHeading___Toc3100_3155853834"/></text:h>
      <text:p text:style-name="Standard">Let us return to <text:span text:style-name="T28">the </text:span>example <text:span text:style-name="T74">in the introduction </text:span>and say that we want ‘à’ to sort before ‘a’.</text:p>
      <text:p text:style-name="Standard">You might want to try writing your own sort order for this and you’ll probably end up with something like:</text:p>
      <text:p text:style-name="Preformatted_20_Text"><text:tab/>&amp;à &lt; a</text:p>
      <text:p text:style-name="Preformatted_20_Text"/>
      <text:p text:style-name="Standard">The problem is that if you do this and test it, you will find that it doesn’t work. Why?</text:p>
      <text:p text:style-name="Standard">Let’s read it from the point of view of the computer:</text:p>
      <text:p text:style-name="Standard">Leave the sort key for the sequence ‘a’ + ‘ˋ’ alone and then create a new key for ‘a’ that puts it after this sequence. The problem is that the second part is impossible since you can’t create a key such that x+y &lt; x <text:s/>it would mean that y &lt; nothing, i.e. that y sorts before nothing. We may want that but with the UCA we can’t have it.</text:p>
      <text:p text:style-name="Standard">The solution is to specify a new key for the sequence ‘a’ + ‘ˋ’ and leave the ‘a’ where it is. The ICU language provides a mechanism for this:</text:p>
      <text:p text:style-name="Preformatted_20_Text"><text:tab/>&amp;[before 1]a &lt; à</text:p>
      <text:p text:style-name="Preformatted_20_Text"/>
      <text:p text:style-name="P26"><text:span text:style-name="T30">The ‘[before 1]a’</text:span> <text:span text:style-name="T31">mean</text:span>s: <text:span text:style-name="T31">C</text:span><text:span text:style-name="T77">reate a </text:span>primary <text:span text:style-name="T77">key </text:span><text:span text:style-name="T31">that comes </text:span>before ‘a’. <text:span text:style-name="T77">(The key is ‘primary’ because of the ‘1’.</text:span><text:change-start text:change-id="ct2293704683568"/><text:span text:style-name="T77"> </text:span><text:span text:style-name="T109">Use </text:span><text:span text:style-name="T30">‘[before </text:span><text:span text:style-name="T47">2</text:span><text:span text:style-name="T30">]’ </text:span><text:span text:style-name="T47">for secondary and </text:span><text:span text:style-name="T30">‘[before </text:span><text:span text:style-name="T47">3</text:span><text:span text:style-name="T30">]’ </text:span><text:span text:style-name="T47">for tertiary.</text:span><text:change-end text:change-id="ct2293704683568"/><text:span text:style-name="T77">)</text:span> <text:span text:style-name="T77">Then the rest of the line </text:span>puts ‘à’ <text:span text:style-name="T92">directly </text:span><text:span text:style-name="T31">after</text:span> <text:span text:style-name="T77">this new key, which will place it before </text:span>‘a’ as required.</text:p>
      <text:list xml:id="list114108673704868" text:continue-list="list114109186215185" text:style-name="L2">
        <text:list-item>
          <text:list>
            <text:list-item>
              <text:list>
                <text:list-item>
                  <text:h text:style-name="P72" text:outline-level="3"><text:bookmark-start text:name="__RefHeading___Toc3306_3155853834"/>Exercise 4<text:bookmark-end text:name="__RefHeading___Toc3306_3155853834"/></text:h>
                </text:list-item>
              </text:list>
            </text:list-item>
          </text:list>
        </text:list-item>
      </text:list>
      <text:list xml:id="list1273848263" text:style-name="L7">
        <text:list-item>
          <text:p text:style-name="P90">Create a sort order and test data for the sequence: ‘à’ ‘a’ ‘á’ in that primary order. Also handle capitals correctly.</text:p>
        </text:list-item>
        <text:list-item>
          <text:p text:style-name="P90">Change the order so that the difference is secondary. Why is it difficult to test whether the change was done correctly?</text:p>
        </text:list-item>
      </text:list>
      <text:list xml:id="list1198735132" text:style-name="L15">
        <text:list-item>
          <text:list>
            <text:list-item>
              <text:list>
                <text:list-item>
                  <text:h text:style-name="P75" text:outline-level="3"><text:bookmark-start text:name="__RefHeading___Toc5437_2741630000"/><text:change-start text:change-id="ct2293747424096"/>Exercise <text:span text:style-name="T121">5</text:span><text:bookmark-end text:name="__RefHeading___Toc5437_2741630000"/></text:h>
                </text:list-item>
              </text:list>
            </text:list-item>
          </text:list>
        </text:list-item>
      </text:list>
      <text:list xml:id="list1894703534" text:style-name="L16">
        <text:list-item>
          <text:p text:style-name="P98"><text:span text:style-name="T121">Given a collation tailoring:</text:span></text:p>
        </text:list-item>
      </text:list>
      <text:p text:style-name="P83"><text:span text:style-name="T121">&amp;a &lt; x</text:span></text:p>
      <text:p text:style-name="P83"><text:span text:style-name="T121">&amp;a &lt; y</text:span></text:p>
      <text:p text:style-name="P109"><text:span text:style-name="T121">and test data:</text:span></text:p>
      <text:p text:style-name="P83"><text:span text:style-name="T121">a</text:span></text:p>
      <text:p text:style-name="P83"><text:span text:style-name="T121">b</text:span></text:p>
      <text:p text:style-name="P83"><text:span text:style-name="T121">c</text:span></text:p>
      <text:p text:style-name="P83"><text:span text:style-name="T121">x</text:span></text:p>
      <text:p text:style-name="P83"><text:span text:style-name="T121">y</text:span></text:p>
      <text:p text:style-name="P83"><text:span text:style-name="T121">z</text:span></text:p>
      <text:p text:style-name="P109"><text:span text:style-name="T121">what result would you expect? </text:span></text:p>
      <text:list xml:id="list2781683360" text:style-name="L17">
        <text:list-item>
          <text:p text:style-name="P114">Use the sort tester to check whether you were right.</text:p>
        </text:list-item>
      </text:list>
      <text:h text:style-name="P63" text:outline-level="2" text:is-list-header="true"><text:bookmark-start text:name="__RefHeading___Toc3102_3155853834"/><text:change-end text:change-id="ct2293747424096"/>Contextual Collation<text:bookmark-end text:name="__RefHeading___Toc3102_3155853834"/></text:h>
      <text:p text:style-name="Standard">It is possible also to specify that a string has a particular collation relationship with another string only if the string being defined occurs after a particular string context. </text:p>
      <text:p text:style-name="Standard">The syntax for this is <text:span text:style-name="T6">context</text:span> | <text:span text:style-name="T6">string.</text:span> The effect of this command in terms of what keys are created is best described using an example:</text:p>
      <text:p text:style-name="P2">&amp;a &lt; b|c</text:p>
      <text:p text:style-name="P2"><text:soft-page-break/></text:p>
      <text:p text:style-name="P15">This creates a new key for <text:span text:style-name="code">bc</text:span> that is made by making a new primary key <text:span text:style-name="code">a</text:span><text:span text:style-name="code"><text:span text:style-name="T78">+</text:span></text:span> based on the key for <text:span text:style-name="code">a</text:span> and prepending <text:span text:style-name="code">b</text:span> to it, i.e. <text:span text:style-name="code">ba+</text:span></text:p>
      <text:p text:style-name="P15">So when <text:span text:style-name="T24">‘</text:span>c<text:span text:style-name="T24">’</text:span> is preceded by <text:span text:style-name="T24">‘</text:span>b<text:span text:style-name="T24">’</text:span>, <text:span text:style-name="T24">‘</text:span>c<text:span text:style-name="T24">’</text:span> sorts directly after <text:span text:style-name="T24">‘</text:span>a<text:span text:style-name="T24">’</text:span>. So</text:p>
      <text:p text:style-name="P5">aa ab ac ba bb bc</text:p>
      <text:p text:style-name="P15">sorts as:</text:p>
      <text:p text:style-name="P4">aa ab ac ba bc bb</text:p>
      <text:p text:style-name="Standard"/>
      <text:p text:style-name="Standard">The following exercise demonstrates the use of this. It is taken from Iu Mien and<text:change-start text:change-id="ct2293704683808"/>,<text:change-end text:change-id="ct2293704683808"/> while being a cut down alphabet for exercise purposes, <text:change-start text:change-id="ct2293704694128"/><text:span text:style-name="T106">it </text:span><text:change-end text:change-id="ct2293704694128"/>covers the key difficulties in sorting this language.</text:p>
      <text:list xml:id="list1257725221" text:style-name="L8">
        <text:list-item>
          <text:list>
            <text:list-item>
              <text:list>
                <text:list-item>
                  <text:h text:style-name="P74" text:outline-level="3"><text:bookmark-start text:name="__RefHeading___Toc3308_3155853834"/>Exercise <text:change-start text:change-id="ct2293747397936"/><text:span text:style-name="T121">6</text:span><text:bookmark-end text:name="__RefHeading___Toc3308_3155853834"/><text:change-end text:change-id="ct2293747397936"/><text:change text:change-id="ct2293747387856"/></text:h>
                </text:list-item>
              </text:list>
            </text:list-item>
          </text:list>
        </text:list-item>
      </text:list>
      <text:p text:style-name="Standard">A Iu Mienh syllable consists of:</text:p>
      <text:p text:style-name="Standard"><text:tab/>C V* F? T?</text:p>
      <text:p text:style-name="P24">That is, an initial consonant (which may be a character sequence representing a single consonant), some optional vowel letters, <text:change text:change-id="ct2293704695568"/><text:change-start text:change-id="ct2293704700848"/><text:span text:style-name="T42">an optional </text:span><text:change-end text:change-id="ct2293704700848"/>final<text:change-start text:change-id="ct2293704680688"/> <text:span text:style-name="T100">letter</text:span><text:change-end text:change-id="ct2293704680688"/> and an optional tone letter. <text:change-start text:change-id="ct2293704707328"/></text:p>
      <text:p text:style-name="P25"><text:change-end text:change-id="ct2293704707328"/>For <text:change-start text:change-id="ct2293704701088"/><text:span text:style-name="T103">the purposes of </text:span><text:change-end text:change-id="ct2293704701088"/>this exercise<text:change-start text:change-id="ct2293704696768"/> <text:span text:style-name="T103">we will </text:span><text:span text:style-name="T44">allow </text:span><text:span text:style-name="T103">at most one vowel letter and the </text:span><text:change-end text:change-id="ct2293704696768"/><text:change text:change-id="ct2293704699648"/>classes consist of (in sorting order):</text:p>
      <text:p text:style-name="Preformatted_20_Text">C = c h hn n p</text:p>
      <text:p text:style-name="Preformatted_20_Text">V = a e</text:p>
      <text:p text:style-name="Preformatted_20_Text">F = n</text:p>
      <text:p text:style-name="Preformatted_20_Text">T = h c</text:p>
      <text:p text:style-name="Preformatted_20_Text"/>
      <text:p text:style-name="Standard">Notice how <text:span text:style-name="code">c</text:span> and <text:span text:style-name="code">h</text:span> change their relative order depending on whether they are functioning as an initial consonant or a tone mark.</text:p>
      <text:p text:style-name="Standard">The fact that the vowel is optional implies that Iu Mienh has an inherent vowel. This vowel only occurs with a nasal initial, followed by an optional tone. So we can update our syllable description to be:</text:p>
      <text:p text:style-name="Preformatted_20_Text"><text:tab/>C V F? T?</text:p>
      <text:p text:style-name="Preformatted_20_Text"><text:tab/>N T?</text:p>
      <text:p text:style-name="Standard">where</text:p>
      <text:p text:style-name="Preformatted_20_Text">N = hn n<text:change text:change-id="ct2293704709008"/></text:p>
      <text:p text:style-name="Standard"><text:change-start text:change-id="ct2293704695088"/></text:p>
      <text:p text:style-name="Standard"><text:change-end text:change-id="ct2293704695088"/>Syllables are separated from each other by space or punctuation (including a hyphen).</text:p>
      <text:list xml:id="list796463481" text:style-name="L9">
        <text:list-item>
          <text:p text:style-name="P91">Produce a complete set of syllables for this writing system excluding all syllables that cannot occur in the language.</text:p>
        </text:list-item>
        <text:list-item>
          <text:p text:style-name="P91">Produce a sort tailoring that sorts the list correctly.</text:p>
        </text:list-item>
      </text:list>
      <text:h text:style-name="Heading_20_2" text:outline-level="2" text:is-list-header="true"><text:bookmark-start text:name="__RefHeading___Toc3104_3155853834"/>Diacritics that Sort Before<text:bookmark-end text:name="__RefHeading___Toc3104_3155853834"/></text:h>
      <text:p text:style-name="Standard">Shoebox and Toolbox have the concept of a secondary sort element that sorts before an unadorned primary element. An example of this might be the accent diacritics from Exercise 2. Is there some way of achieving the same thing generically within the UCA/ICU world?</text:p>
      <text:p text:style-name="Standard">Consider the secondary sort key value for some character, and give it a value <text:span text:style-name="T6">x</text:span><text:span text:style-name="T7">. If we then have a secondary diacritic that we place after it with a secondary sort key of </text:span><text:span text:style-name="T6">y</text:span><text:span text:style-name="T7">, the combined secondary sort key is going to be </text:span><text:span text:style-name="T6">x.y</text:span> and this value cannot be less than <text:span text:style-name="T6">x</text:span>. <text:span text:style-name="T93">(The proof is left to the more mathematically minded student.) </text:span>So there is no way that we can make a sort key that is less than a character<text:span text:style-name="T24">’</text:span>s sort key just b<text:span text:style-name="T16">y</text:span> appending another character. This rules out any generic approach as presented in the last section. Instead we must list all the pairs explicitly.</text:p>
      <text:list xml:id="list114108865349783" text:continue-list="list114108673704868" text:style-name="L2">
        <text:list-item>
          <text:list>
            <text:list-item>
              <text:list>
                <text:list-item>
                  <text:h text:style-name="P73" text:outline-level="3"><text:bookmark-start text:name="__RefHeading___Toc3310_3155853834"/><text:soft-page-break/>Exercise <text:change-start text:change-id="ct2293747397216"/><text:span text:style-name="T121">7</text:span><text:bookmark-end text:name="__RefHeading___Toc3310_3155853834"/><text:change-end text:change-id="ct2293747397216"/><text:change text:change-id="ct2293747387616"/></text:h>
                </text:list-item>
              </text:list>
            </text:list-item>
          </text:list>
        </text:list-item>
      </text:list>
      <text:list xml:id="list1683926882" text:style-name="L10">
        <text:list-item>
          <text:p text:style-name="P92">Consider the alphabet M, N which are primary elements, and x, y which are secondary elements that have no primary order. <text:change-start text:change-id="ct2293704703248"/><text:span text:style-name="T110">A syllable is M or N, optionall</text:span><text:change-end text:change-id="ct2293704703248"/><text:change-start text:change-id="ct2293704698928"/><text:span text:style-name="T110">y followed by x or y. </text:span><text:change-end text:change-id="ct2293704698928"/>Create <text:change-start text:change-id="ct2293711424192"/><text:span text:style-name="T126">test data and </text:span><text:change-end text:change-id="ct2293711424192"/>a sort tailoring to express these relationships.</text:p>
        </text:list-item>
        <text:list-item>
          <text:p text:style-name="P93">Add two new diacritics <text:change-start text:change-id="ct2293704697008"/><text:span text:style-name="T111">a and b such that </text:span><text:change-end text:change-id="ct2293704697008"/>a &lt;&lt; b <text:change text:change-id="ct2293704703488"/><text:change-start text:change-id="ct2293704699168"/><text:span text:style-name="T111">and </text:span><text:change-end text:change-id="ct2293704699168"/>Mb &lt;&lt; M. <text:change-start text:change-id="ct2293704702048"/><text:span text:style-name="T110">A syllable is </text:span><text:span text:style-name="T112">now</text:span><text:span text:style-name="T110"> M or N, optionally followed by x or y, </text:span><text:span text:style-name="T112">optionally followed by a or b</text:span><text:span text:style-name="T110">. </text:span><text:change-end text:change-id="ct2293704702048"/>Create a sort order and test data that handles this new alphabet.</text:p>
        </text:list-item>
        <text:list-item>
          <text:p text:style-name="P92">What is the relative sort order of ‘Mxa’, ‘Mx’ and ‘My’? Why?</text:p>
        </text:list-item>
      </text:list>
      <text:p text:style-name="Standard">The following exercise takes things further. It is based on the common occurrence in Indic scripts of Independent Vowels. For the most part, vowels in indic scripts are diacritics. But if a word needs to start with a vowel, an independent vowel<text:change text:change-id="ct2293704700368"/> <text:change-start text:change-id="ct2293704708768"/><text:span text:style-name="T106">(</text:span><text:change-end text:change-id="ct2293704708768"/>acting much like a consonant<text:change-start text:change-id="ct2293704704208"/><text:span text:style-name="T106">)</text:span><text:change-end text:change-id="ct2293704704208"/> may be used. Sometimes<text:change-start text:change-id="ct2293704696288"/>,<text:change-end text:change-id="ct2293704696288"/> though<text:change-start text:change-id="ct2293704708048"/>,<text:change-end text:change-id="ct2293704708048"/> a simple glottal or <text:change text:change-id="ct2293704703968"/><text:change-start text:change-id="ct2293704701808"/><text:span text:style-name="T46">a</text:span><text:change-end text:change-id="ct2293704701808"/> vowel base character is used with the dependent vowel. Which is used <text:change text:change-id="ct2293704697728"/>depend<text:change-start text:change-id="ct2293704699888"/><text:span text:style-name="T107">s</text:span><text:change-end text:change-id="ct2293704699888"/><text:change text:change-id="ct2293704705408"/> on the etymology of the word.</text:p>
      <text:list xml:id="list114108266268953" text:continue-list="list114108865349783" text:style-name="L2">
        <text:list-item>
          <text:list>
            <text:list-item>
              <text:list>
                <text:list-item>
                  <text:h text:style-name="P72" text:outline-level="3"><text:bookmark-start text:name="__RefHeading___Toc3312_3155853834"/>Exercise <text:change-start text:change-id="ct2293747389296"/><text:span text:style-name="T122">8</text:span><text:bookmark-end text:name="__RefHeading___Toc3312_3155853834"/><text:change-end text:change-id="ct2293747389296"/><text:change text:change-id="ct2293747390256"/></text:h>
                </text:list-item>
              </text:list>
            </text:list-item>
          </text:list>
        </text:list-item>
      </text:list>
      <text:p text:style-name="Standard">In this exercise we extend the alphabet from Exercise <text:change-start text:change-id="ct2293747395296"/><text:span text:style-name="T122">7</text:span><text:change-end text:change-id="ct2293747395296"/><text:change text:change-id="ct2293747385936"/>.</text:p>
      <text:list xml:id="list2123478053" text:style-name="L11">
        <text:list-item>
          <text:p text:style-name="P95">For each of our diacritics, we will add independent vowel forms. So for ‘a’ there is ‘A’, ‘b’ has ‘B’, ‘x’ has ‘X’ and ‘y’ has ‘Y’. We will also consider that ‘Na’ is much like the dependent form of the vowel <text:change-start text:change-id="ct2293704697248"/>‘a’ <text:change-end text:change-id="ct2293704697248"/>with the neutral or glottal consonant<text:change-start text:change-id="ct2293704707568"/> ‘N’<text:change-end text:change-id="ct2293704707568"/>. So we want to say that the relative ordering of ‘Na’ comes before ‘A’. We specify that Na &lt;&lt;&lt; A and likewise for each of the correspond<text:change-start text:change-id="ct2293704693888"/><text:span text:style-name="T113">e</text:span><text:change-end text:change-id="ct2293704693888"/><text:change text:change-id="ct2293704705168"/>nces. Change the sort order accordingly and test.</text:p>
        </text:list-item>
        <text:list-item>
          <text:p text:style-name="P94">Add two tone marks to the alphabet<text:change text:change-id="ct2293704707808"/>: <text:span text:style-name="T80">'</text:span> and "<text:change-start text:change-id="ct2293704696048"/>, <text:span text:style-name="T114">which optionally </text:span><text:span text:style-name="T49">follow</text:span><text:span text:style-name="T114"> a syllable</text:span><text:change-end text:change-id="ct2293704696048"/>. <text:change-start text:change-id="ct2293704694608"/><text:span text:style-name="T108">(</text:span><text:change-end text:change-id="ct2293704694608"/>Remember that <text:change text:change-id="ct2293704702528"/><text:change-start text:change-id="ct2293704694848"/><text:span text:style-name="T46">non-alphanumeric</text:span><text:change-end text:change-id="ct2293704694848"/> characters <text:change text:change-id="ct2293704695808"/>a<text:change-start text:change-id="ct2293704695328"/><text:span text:style-name="T114">r</text:span><text:change-end text:change-id="ct2293704695328"/><text:change text:change-id="ct2293704696528"/>e escaped <text:span text:style-name="T32">by enclosing them in apostrophes, except for the apostrophe which is escaped by doubling it, </text:span>thus '<text:span text:style-name="T80">'</text:span> <text:span text:style-name="T80">and </text:span>'"<text:span text:style-name="T80">'</text:span>.<text:change-start text:change-id="ct2293704697488"/><text:span text:style-name="T108">)</text:span><text:change-end text:change-id="ct2293704697488"/> Tone marks have a tertiary sorting such that M &lt;&lt;&lt; M<text:span text:style-name="T80">'</text:span><text:change text:change-id="ct2293704698448"/> &lt;&lt;&lt; M<text:change text:change-id="ct2293704699408"/>"<text:change text:change-id="ct2293704694368"/>. <text:s/>Create a new sort order and test.</text:p>
        </text:list-item>
      </text:list>
      <text:h text:style-name="Heading_20_2" text:outline-level="2"><text:bookmark-start text:name="__RefHeading___Toc3106_3155853834"/>Contractions<text:bookmark-end text:name="__RefHeading___Toc3106_3155853834"/></text:h>
      <text:p text:style-name="Standard">ICU has the concept of a contraction. This is where a single sort key is created from a sequence of input codes. We have already been using such a concept with such collation orders as Mb &lt;&lt; M. But ICU allows the use of it on the collation key being defined.</text:p>
      <text:p text:style-name="Standard">As an example, consider the phonebook ordering of German<text:change text:change-id="ct2293704697968"/>:</text:p>
      <text:p text:style-name="P2">&amp;a&lt;&lt;æ/e&lt;&lt;ä/e</text:p>
      <text:p text:style-name="P2"/>
      <text:p text:style-name="Standard">This is equivalent to:</text:p>
      <text:p text:style-name="Preformatted_20_Text"><text:tab/>&amp;ae&lt;&lt;æ</text:p>
      <text:p text:style-name="Preformatted_20_Text"><text:tab/>&amp;æ&lt;&lt;ä</text:p>
      <text:p text:style-name="Preformatted_20_Text"/>
      <text:p text:style-name="Standard">In fact the rule &amp;ae &lt;&lt; æ is implemented as if it were written as &amp;a&lt;&lt;æ/e.</text:p>
      <text:p text:style-name="Standard">While such contractions are not essential to creating collation orders, understanding how they work can be helpful, particularly when it comes to dealing with problems. What the contraction: &amp;a&lt;&lt;æ/e says is that the key for æ is made by creating a new key that sorts secondarily after ‘a’, and then append<text:span text:style-name="T81">ing</text:span> the key for ‘e’ onto that. The resulting combined key is then given to ‘æ’. The effect of this is that æ sorts after ‘ae’.</text:p>
      <text:h text:style-name="Heading_20_2" text:outline-level="2"><text:bookmark-start text:name="__RefHeading___Toc3108_3155853834"/><text:change text:change-id="ct2293747412576"/>Reordering<text:bookmark-end text:name="__RefHeading___Toc3108_3155853834"/></text:h>
      <text:p text:style-name="Standard">There are some strange collation schemes in the world. One example is that of non-linear sorting. This is where words are not collated left to right, but where a later character has more piority than an earlier one. In Burmese, for example, the syllable structure is basically: <text:soft-page-break/>Consonant Medial Vowel Final_consonant Tone <text:span text:style-name="T94">(C M V F T)</text:span>. But when sorted the priority order is C M F V T! One approach to addressing this would be to preprocess each string to reorder the Final to before the Vowel and then do a more conventional collation comparison. In fact the Unicode Collation Algorithm supports this concept. But over the years preprocessing has fallen out of favour because it slows up sorting and also people have found ways of expressing the reordering using just the tailoring language.</text:p>
      <text:p text:style-name="Standard">For reordering, what we want to say is that V F sorts as if it were F V. Here is one such tailoring rule:</text:p>
      <text:p text:style-name="Preformatted_20_Text"><text:tab/>&amp;F = VF/V</text:p>
      <text:p text:style-name="Text_20_body"><text:change text:change-id="ct2293704698688"/>This rule says: make a new key for the sequence VF that is identical to the sequence of sort keys FV.</text:p>
      <text:h text:style-name="Heading_20_2" text:outline-level="2"><text:bookmark-start text:name="__RefHeading___Toc3110_3155853834"/>Miscellaneous Features<text:bookmark-end text:name="__RefHeading___Toc3110_3155853834"/></text:h>
      <text:h text:style-name="Heading_20_4" text:outline-level="4"><text:bookmark-start text:name="__RefHeading___Toc3316_3155853834"/>Equivalence<text:bookmark-end text:name="__RefHeading___Toc3316_3155853834"/></text:h>
      <text:p text:style-name="Standard">If you want to make two characters/sequences have an identical sort key use the <text:span text:style-name="code">=</text:span> for example:</text:p>
      <text:p text:style-name="P2"><text:change text:change-id="ct2293704681888"/>a=b</text:p>
      <text:p text:style-name="Preformatted_20_Text"/>
      <text:p text:style-name="Standard">In fact the two elements are not given identical sort keys, but are made identical down to below the 3<text:span text:style-name="T5">rd</text:span> level. At the 4<text:span text:style-name="T5">th</text:span> level they are made different purely by their Unicode USV in some arbitrary way. This is to ensure a stable sort, so that data will always sort the same way even if you don<text:span text:style-name="T24">’</text:span>t care which way it is.</text:p>
      <text:h text:style-name="Heading_20_4" text:outline-level="4"><text:bookmark-start text:name="__RefHeading___Toc3318_3155853834"/>Ignorables<text:bookmark-end text:name="__RefHeading___Toc3318_3155853834"/></text:h>
      <text:p text:style-name="Standard">If you want to make a character/sequence ignored then set it equal to the empty sort key:</text:p>
      <text:p text:style-name="P2"><text:change text:change-id="ct2293704700128"/>&amp;[first tertiary ignorable]=c</text:p>
      <text:p text:style-name="Preformatted_20_Text"/>
      <text:h text:style-name="Heading_20_4" text:outline-level="4"><text:bookmark-start text:name="__RefHeading___Toc3320_3155853834"/>Default Strength<text:bookmark-end text:name="__RefHeading___Toc3320_3155853834"/></text:h>
      <text:p text:style-name="Standard">This allows the collation order to specify at what level of sorting ‘normal’ sorting should occur. The syntax is:</text:p>
      <text:p text:style-name="P2">[strength 3]</text:p>
      <text:p text:style-name="P2"/>
      <text:p text:style-name="Standard">With 3 being the default.</text:p>
      <text:h text:style-name="Heading_20_4" text:outline-level="4"><text:bookmark-start text:name="__RefHeading___Toc3322_3155853834"/>Variable Weights<text:bookmark-end text:name="__RefHeading___Toc3322_3155853834"/></text:h>
      <text:p text:style-name="P33">The UCA allows for a system of variable weights. For example, in some contexts one doesn’t want to account for spaces when sorting. There are two types of alternate sorting: non-ignorable is the default with every variable sort key taking its specified value. Shifted alternate sorting makes variable sort keys ignored at all sort levels down to and including tertiary. For more details read the relevant section in UTS#10.</text:p>
      <text:p text:style-name="P2">[alternate shifted]</text:p>
      <text:p text:style-name="P2"/>
      <text:p text:style-name="Standard">In addition, it is possible to specify which keys have variable weights and which do not. Rather than tag each sort key, we assume that all keys before a certain value are considered variable and all those after are fixed. For example:<text:change text:change-id="ct2293704704448"/></text:p>
      <text:p text:style-name="P2"><text:change text:change-id="ct2293704706848"/>&amp;x &lt; [<text:change-start text:change-id="ct2293704701328"/><text:span text:style-name="T65">variable</text:span><text:change-end text:change-id="ct2293704701328"/> top]</text:p>
      <text:p text:style-name="Preformatted_20_Text"/>
      <text:h text:style-name="Heading_20_4" text:outline-level="4"><text:bookmark-start text:name="__RefHeading___Toc3324_3155853834"/>Case Ordering<text:bookmark-end text:name="__RefHeading___Toc3324_3155853834"/></text:h>
      <text:p text:style-name="Standard">Different writing systems like to sort capitals vs lowercase in different ways. Some want capitals first, others want lowercase first. Rather than having to tailor the whole alphabet where a writing system differs from the default Unicode order, there is an easy switch that can be used:</text:p>
      <text:p text:style-name="P2">[caseFirst upper]</text:p>
      <text:p text:style-name="P2">[caseFirst lower]</text:p>
      <text:p text:style-name="P2"><text:soft-page-break/></text:p>
      <text:p text:style-name="Standard">The default is not to force one over the other. In addition, it is possible to insert a specifically case ordering level between secondary and tertiary.</text:p>
      <text:p text:style-name="P2"><text:change text:change-id="ct2293704701568"/>[caseLevel on]</text:p>
      <text:p text:style-name="Preformatted_20_Text"/>
      <text:p text:style-name="Standard">So, for example if one wanted to sort with case specific order but ignore diacritics one can set:</text:p>
      <text:p text:style-name="P2"><text:change text:change-id="ct2293704702288"/>[strength 1]</text:p>
      <text:p text:style-name="P2"><text:change text:change-id="ct2293704704688"/>[caseLevel on]</text:p>
      <text:p text:style-name="Preformatted_20_Text"/>
      <text:h text:style-name="Heading_20_4" text:outline-level="4"><text:bookmark-start text:name="__RefHeading___Toc3326_3155853834"/>The Backwards French<text:bookmark-end text:name="__RefHeading___Toc3326_3155853834"/></text:h>
      <text:p text:style-name="Standard">For reasons known only to the French, they like to compare their diacritics backwards. That is, given two strings they compare each primary key from beginning to end, and if equal they compare the secondary keys from the end to the beginning. This can be enabled by putting:</text:p>
      <text:p text:style-name="P2"><text:change text:change-id="ct2293704702768"/>[backwards 2]</text:p>
      <text:p text:style-name="Preformatted_20_Text"/>
      <text:p text:style-name="Standard">At the beginning of the sort order.</text:p>
      <text:h text:style-name="Heading_20_4" text:outline-level="4"><text:bookmark-start text:name="__RefHeading___Toc3328_3155853834"/>Numeric Sorting<text:bookmark-end text:name="__RefHeading___Toc3328_3155853834"/></text:h>
      <text:p text:style-name="Standard">This nifty feature allows one to specify that numbers are to be sorted as numbers rather than as letters. This means that 21 &lt; 123 for example. If enabled, any strings of numbers in the two strings will be compared numerically rather than sort key by sort key.</text:p>
      <text:p text:style-name="P2"><text:change text:change-id="ct2293704704928"/>[numeric on]</text:p>
      <text:p text:style-name="Preformatted_20_Text"/>
      <text:h text:style-name="Heading_20_4" text:outline-level="4"><text:bookmark-start text:name="__RefHeading___Toc3330_3155853834"/>Optimisations<text:bookmark-end text:name="__RefHeading___Toc3330_3155853834"/></text:h>
      <text:p text:style-name="Standard">There are various settings that can be used to indicate optimisations to the collation engine.</text:p>
      <text:p text:style-name="P2"><text:change text:change-id="ct2293704683088"/>[normalizations on]</text:p>
      <text:p text:style-name="Preformatted_20_Text"/>
      <text:p text:style-name="Standard">This specifies that only fast normalizations should occur. For more details of this read the section on FCD in UTS#5. Basically it says, no data will have more than 1 diacritic or if it does those diacritics will always be guaranteed to be in canonical order.</text:p>
      <text:p text:style-name="P2"><text:change text:change-id="ct2293704703008"/>[suppressContractions [<text:span text:style-name="T6">first-last</text:span>]]</text:p>
      <text:p text:style-name="Preformatted_20_Text"/>
      <text:p text:style-name="Standard">This optimisation says that between the given characters there are no multicharacter sequences to be checked. Thus if we are converting a string to keys and come to a character within this range, there is no need to test for a multicharacter sequence starting with this character and we can immediately simply lookup the single character code key.</text:p>
      <text:p text:style-name="P113"><text:change-start text:change-id="ct2293711476512"/>This completes the primary tutorial on collation tailoring. We have covered all the key syntax of the ICU collation language. We have seen how different collation problems can be solved and looked at various examples cut down but motivated by real life collation issues.</text:p>
      <text:h text:style-name="P66" text:outline-level="2" text:is-list-header="true"><text:bookmark-start text:name="__RefHeading___Toc3112_3155853834"/><text:change-end text:change-id="ct2293711476512"/>Sort Keys<text:bookmark-end text:name="__RefHeading___Toc3112_3155853834"/></text:h>
      <text:p text:style-name="Standard"><text:change text:change-id="ct2293711435952"/>In this section we look deeper at the question of sort keys. Creating a good collation order can be difficult and at times it can be hard to work out what is going on and why data sorts in a particular way. The principal approach to debugging and troubleshooting such issues is to look at the sort keys generated and to resolve why the particular collation tailoring has resulted in those sort keys.</text:p>
      <text:p text:style-name="Standard"><text:change text:change-id="ct2293704703728"/><text:change-start text:change-id="ct2293704705648"/><text:span text:style-name="T45">At the beginning of the tutorial </text:span><text:change-end text:change-id="ct2293704705648"/>we <text:change text:change-id="ct2293704705888"/><text:change-start text:change-id="ct2293704706128"/><text:span text:style-name="T45">briefly introduced </text:span><text:change-end text:change-id="ct2293704706128"/>sort keys. Here we will go into the details of how ICU creates its sort keys, and while not complete, we hope that you will be able to read a list of sort keys and from that understand what needs to happen to a collation tailoring to make it do what you want it to do.</text:p>
      <text:list xml:id="list114107794677119" text:continue-list="list114108266268953" text:style-name="L2">
        <text:list-item>
          <text:list>
            <text:list-item>
              <text:list>
                <text:list-item>
                  <text:h text:style-name="P72" text:outline-level="3"><text:bookmark-start text:name="__RefHeading___Toc3332_3155853834"/><text:soft-page-break/>Fractional Collation Elements<text:bookmark-end text:name="__RefHeading___Toc3332_3155853834"/></text:h>
                </text:list-item>
              </text:list>
            </text:list-item>
          </text:list>
        </text:list-item>
      </text:list>
      <text:p text:style-name="Standard">The core to a theory of collation elements is the idea of a fractional collation element. Let’s just consider one sorting level for now. The principal holds for all levels the same and there is no interaction so we can simply extend what we learn.</text:p>
      <text:p text:style-name="Standard">Rather than giving a collation element a fixed length value (say 16-bits) we can make the length of a key variable. We do this by making the number in effect 0.xx yy zz, so a sort key of 3D 4F is 0.3D 4F which is going to sort after a sort key of 0.3D which could be 0.3D 00 or whatever. The fun thing is that we can build up fractional sort keys by merely appending values. And it doesn’t matter how long each of the keys we append are. In fact the 0.3D 4F is probably a sequence of characters. The reason we can say that is that there is one special criteria that is needed in creating keys so that this technique will work: A fractional weight may not exactly match the initial bytes of another fractional weight. So we could have 0.3D 12 76 and 0.3D 4F, but not 0.3D and 0.3D 4F. So taking these two keys and appending another element of say 0.98 43, we get 0.3D 12 76 98 43 and 0.3D 4F 98 43 which still have the same relative order.</text:p>
      <text:p text:style-name="Standard">How is a fractional collation element turned into a sort key that we recognise? First the sequence of bytes is turned into 16-bit keys, appending 0 <text:span text:style-name="T95">value</text:span>s as needed. Thus our two keys become [3D 12] [76 00] and [3D 4F] accordingly. Next, we consider the levels below primary and see if we can squash them, because very often the values are identical, we get things like a string of 05 05 05 05 05 (one for each character in a string). If we could reduce this we could simplify the collation element greatly.</text:p>
      <text:p text:style-name="Standard">First we look for a sequence of common bytes (of value C). Then we look for other values in the string that are greater than C and pick a value T that is greater than C but less than the lowest of the values we find. Compression then proceeds using the approach in the following table (from the ICU Collation Design document)</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header-rows>
          <table:table-row table:style-name="TableLine2295434277376">
            <table:table-cell table:style-name="Table42.A1" table:number-columns-spanned="5" office:value-type="string">
              <text:p text:style-name="Table_20_Heading">Original Bytes</text:p>
            </table:table-cell>
            <table:covered-table-cell/>
            <table:covered-table-cell/>
            <table:covered-table-cell/>
            <table:covered-table-cell/>
            <table:table-cell table:style-name="Table42.F1" table:number-columns-spanned="3" office:value-type="string">
              <text:p text:style-name="Table_20_Heading">Result Bytes</text:p>
            </table:table-cell>
            <table:covered-table-cell/>
            <table:covered-table-cell/>
          </table:table-row>
        </table:table-header-rows>
        <table:table-row table:style-name="TableLine2295434277648">
          <table:table-cell table:style-name="Table42.A2" office:value-type="string">
            <text:p text:style-name="Table_20_Contents">C</text:p>
          </table:table-cell>
          <table:table-cell table:style-name="Table42.A2" office:value-type="string">
            <text:p text:style-name="Table_20_Contents">H</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T</text:p>
          </table:table-cell>
          <table:table-cell table:style-name="Table42.A2" office:value-type="string">
            <text:p text:style-name="Table_20_Contents">H</text:p>
          </table:table-cell>
          <table:table-cell table:style-name="Table42.H2" office:value-type="string">
            <text:p text:style-name="Table_20_Contents"/>
          </table:table-cell>
        </table:table-row>
        <table:table-row table:style-name="TableLine2293705860080">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H</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T-1</text:p>
          </table:table-cell>
          <table:table-cell table:style-name="Table42.A2" office:value-type="string">
            <text:p text:style-name="Table_20_Contents">H</text:p>
          </table:table-cell>
          <table:table-cell table:style-name="Table42.H2" office:value-type="string">
            <text:p text:style-name="Table_20_Contents"/>
          </table:table-cell>
        </table:table-row>
        <table:table-row table:style-name="TableLine2293705859536">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H</text:p>
          </table:table-cell>
          <table:table-cell table:style-name="Table42.A2" office:value-type="string">
            <text:p text:style-name="Table_20_Contents"/>
          </table:table-cell>
          <table:table-cell table:style-name="Table42.F2" office:value-type="string">
            <text:p text:style-name="Table_20_Contents">T-2</text:p>
          </table:table-cell>
          <table:table-cell table:style-name="Table42.A2" office:value-type="string">
            <text:p text:style-name="Table_20_Contents">H</text:p>
          </table:table-cell>
          <table:table-cell table:style-name="Table42.H2" office:value-type="string">
            <text:p text:style-name="Table_20_Contents"/>
          </table:table-cell>
        </table:table-row>
        <table:table-row table:style-name="TableLine2293705865520">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text:p>
          </table:table-cell>
          <table:table-cell table:style-name="Table42.A2" office:value-type="string">
            <text:p text:style-name="Table_20_Contents">H</text:p>
          </table:table-cell>
          <table:table-cell table:style-name="Table42.F2" office:value-type="string">
            <text:p text:style-name="Table_20_Contents">T-n</text:p>
          </table:table-cell>
          <table:table-cell table:style-name="Table42.A2" office:value-type="string">
            <text:p text:style-name="Table_20_Contents">T</text:p>
          </table:table-cell>
          <table:table-cell table:style-name="Table42.H2" office:value-type="string">
            <text:p text:style-name="Table_20_Contents">H</text:p>
          </table:table-cell>
        </table:table-row>
        <table:table-row table:style-name="TableLine2293705857904">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text:p>
          </table:table-cell>
          <table:table-cell table:style-name="Table42.A2" office:value-type="string">
            <text:p text:style-name="Table_20_Contents">L</text:p>
          </table:table-cell>
          <table:table-cell table:style-name="Table42.F2" office:value-type="string">
            <text:p text:style-name="Table_20_Contents">C+n</text:p>
          </table:table-cell>
          <table:table-cell table:style-name="Table42.A2" office:value-type="string">
            <text:p text:style-name="Table_20_Contents">C</text:p>
          </table:table-cell>
          <table:table-cell table:style-name="Table42.H2" office:value-type="string">
            <text:p text:style-name="Table_20_Contents">L</text:p>
          </table:table-cell>
        </table:table-row>
        <table:table-row table:style-name="TableLine2293705858176">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L</text:p>
          </table:table-cell>
          <table:table-cell table:style-name="Table42.A2" office:value-type="string">
            <text:p text:style-name="Table_20_Contents"/>
          </table:table-cell>
          <table:table-cell table:style-name="Table42.F2" office:value-type="string">
            <text:p text:style-name="Table_20_Contents">C+2</text:p>
          </table:table-cell>
          <table:table-cell table:style-name="Table42.A2" office:value-type="string">
            <text:p text:style-name="Table_20_Contents">L</text:p>
          </table:table-cell>
          <table:table-cell table:style-name="Table42.H2" office:value-type="string">
            <text:p text:style-name="Table_20_Contents"/>
          </table:table-cell>
        </table:table-row>
        <table:table-row table:style-name="TableLine2293705858720">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C+2</text:p>
          </table:table-cell>
          <table:table-cell table:style-name="Table42.A2" office:value-type="string">
            <text:p text:style-name="Table_20_Contents"/>
          </table:table-cell>
          <table:table-cell table:style-name="Table42.H2" office:value-type="string">
            <text:p text:style-name="Table_20_Contents"/>
          </table:table-cell>
        </table:table-row>
        <table:table-row table:style-name="TableLine2293705856544">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L</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C+1</text:p>
          </table:table-cell>
          <table:table-cell table:style-name="Table42.A2" office:value-type="string">
            <text:p text:style-name="Table_20_Contents">L</text:p>
          </table:table-cell>
          <table:table-cell table:style-name="Table42.H2" office:value-type="string">
            <text:p text:style-name="Table_20_Contents"/>
          </table:table-cell>
        </table:table-row>
        <table:table-row table:style-name="TableLine2293705853008">
          <table:table-cell table:style-name="Table42.A2" office:value-type="string">
            <text:p text:style-name="Table_20_Contents">C</text:p>
          </table:table-cell>
          <table:table-cell table:style-name="Table42.A2" office:value-type="string">
            <text:p text:style-name="Table_20_Contents">C</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C+1</text:p>
          </table:table-cell>
          <table:table-cell table:style-name="Table42.A2" office:value-type="string">
            <text:p text:style-name="Table_20_Contents"/>
          </table:table-cell>
          <table:table-cell table:style-name="Table42.H2" office:value-type="string">
            <text:p text:style-name="Table_20_Contents"/>
          </table:table-cell>
        </table:table-row>
        <table:table-row table:style-name="TableLine2293705857632">
          <table:table-cell table:style-name="Table42.A2" office:value-type="string">
            <text:p text:style-name="Table_20_Contents">C</text:p>
          </table:table-cell>
          <table:table-cell table:style-name="Table42.A2" office:value-type="string">
            <text:p text:style-name="Table_20_Contents">L</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Table_20_Contents">C</text:p>
          </table:table-cell>
          <table:table-cell table:style-name="Table42.A2" office:value-type="string">
            <text:p text:style-name="Table_20_Contents">L</text:p>
          </table:table-cell>
          <table:table-cell table:style-name="Table42.H2" office:value-type="string">
            <text:p text:style-name="Table_20_Contents"/>
          </table:table-cell>
        </table:table-row>
      </table:table>
      <text:p text:style-name="Standard"><text:s/></text:p>
      <text:p text:style-name="Standard">So for example a sequence of 05 05 07 would become 7E 07 and a sequence of 05 05 03 would become 06 03.</text:p>
      <text:p text:style-name="Standard">In addition there is primary key compression that can occur. For this sequences of bytes involving repeated initial bytes can be compressed to remove the repeated bytes. Thus:</text:p>
      <text:p text:style-name="P2">xx aa xx bb xx cc xx dd mm</text:p>
      <text:p text:style-name="P2"><text:soft-page-break/></text:p>
      <text:p text:style-name="Standard">gets compressed to</text:p>
      <text:p text:style-name="P2"><text:change text:change-id="ct2293704706608"/>xx aa bb cc dd ** mm</text:p>
      <text:p text:style-name="Preformatted_20_Text"/>
      <text:p text:style-name="Standard">The value of ** depends on the relative order of mm and xx. If mm &lt; xx then ** is a number less than any of the possible values that can follow xx, say 02. If xx &lt; mm then ** is the highest number greater than all possible values that can follow xx, say FF.</text:p>
      <text:p text:style-name="Standard">So long as all the keys being compared agree on xx, this compression scheme will work. But since it is rare for all keys to begin with xx, primary sort key compression rarely occurs.</text:p>
      <text:p text:style-name="Standard">If you are aware of the compression techniques being used it is possible to work out what the original fractional keys are and hence what may have caused the particular collation element to have the sort keys it results in.</text:p>
      <text:list xml:id="list114107963875587" text:continue-numbering="true" text:style-name="L2">
        <text:list-item>
          <text:list>
            <text:list-item>
              <text:list>
                <text:list-item>
                  <text:h text:style-name="P72" text:outline-level="3"><text:bookmark-start text:name="__RefHeading___Toc3334_3155853834"/>Exercise 9<text:bookmark-end text:name="__RefHeading___Toc3334_3155853834"/></text:h>
                </text:list-item>
              </text:list>
            </text:list-item>
          </text:list>
        </text:list-item>
      </text:list>
      <text:list xml:id="list493695540" text:style-name="L13">
        <text:list-item>
          <text:p text:style-name="P96">Take your answer to Exercise 1 and the list of test strings: x, X, y, Y, ẍ and enter them in the sort training program. Then press <text:span text:style-name="T24">‘</text:span>Sort keys<text:span text:style-name="T24">’</text:span>.</text:p>
        </text:list-item>
        <text:list-item>
          <text:p text:style-name="P96">Why does ‘x’ have a 2 byte primary sort key when normal ASCII letters have a single byte sort key normally? </text:p>
        </text:list-item>
        <text:list-item>
          <text:p text:style-name="P96">Add z to the test set and press <text:span text:style-name="T24">‘</text:span>Sort keys<text:span text:style-name="T24">’</text:span> again. What further light does this shed on how keys are assigned?</text:p>
        </text:list-item>
        <text:list-item>
          <text:p text:style-name="P96">Given only the sort keys for ‘x’ and ‘ẍ’<text:change-start text:change-id="ct2293704708528"/>,<text:change-end text:change-id="ct2293704708528"/> can you infer the sort key for ‘<text:change-start text:change-id="ct2293704716448"/><text:span text:style-name="T105">◌</text:span><text:change-end text:change-id="ct2293704716448"/><text:change text:change-id="ct2293704722448"/><text:change-start text:change-id="ct2293704710928"/><text:span text:style-name="T12">̈</text:span><text:change-end text:change-id="ct2293704710928"/>’ <text:change-start text:change-id="ct2293704714528"/><text:span text:style-name="T104">(U+0308) </text:span><text:change-end text:change-id="ct2293704714528"/>given that it only has a single byte secondary sort<text:change text:change-id="ct2293704715968"/>?</text:p>
        </text:list-item>
      </text:list>
      <text:list xml:id="list114108050668934" text:continue-list="list114107963875587" text:style-name="L2">
        <text:list-item>
          <text:h text:style-name="P59" text:outline-level="1"><text:bookmark-start text:name="__RefHeading___Toc3114_3155853834"/>Special Collation Elements<text:bookmark-end text:name="__RefHeading___Toc3114_3155853834"/></text:h>
        </text:list-item>
      </text:list>
      <text:p text:style-name="P32"/>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P7">Name</text:p>
            </table:table-cell>
            <table:table-cell table:style-name="Table44.A1" office:value-type="string">
              <text:p text:style-name="P7">Current CE value</text:p>
            </table:table-cell>
            <table:table-cell table:style-name="Table44.C1" office:value-type="string">
              <text:p text:style-name="P7">Note</text:p>
            </table:table-cell>
          </table:table-row>
        </table:table-header-rows>
        <table:table-row table:style-name="Table44.1">
          <table:table-cell table:style-name="Table44.A2" office:value-type="string">
            <text:p text:style-name="Standard">[first tertiary ignorable]</text:p>
          </table:table-cell>
          <table:table-cell table:style-name="Table44.A2" office:value-type="string">
            <text:p text:style-name="Standard">[,,]</text:p>
          </table:table-cell>
          <table:table-cell table:style-name="Table44.C2" office:value-type="string">
            <text:p text:style-name="Standard">Start of the UCA table. This value will never change unless CEs are extended with higher level values.</text:p>
            <text:p text:style-name="Standard">This <text:change text:change-id="ct2293711461392"/><text:change text:change-id="ct2293711466912"/>key <text:change text:change-id="ct2293711458992"/>basically doesn<text:span text:style-name="T24">’</text:span>t exist<text:change text:change-id="ct2293711454192"/><text:change-start text:change-id="ct2293711467632"/>, <text:span text:style-name="T132">since </text:span><text:change-end text:change-id="ct2293711467632"/>it has no sort key<text:change-start text:change-id="ct2293711427072"/>.<text:change-end text:change-id="ct2293711427072"/><text:change text:change-id="ct2293711423712"/><text:change-start text:change-id="ct2293711456592"/> <text:change-end text:change-id="ct2293711456592"/><text:change-start text:change-id="ct2293711424672"/><text:span text:style-name="T132">As noted </text:span><text:change-end text:change-id="ct2293711424672"/><text:change-start text:change-id="ct2293711486112"/><text:span text:style-name="T60">above</text:span><text:change-end text:change-id="ct2293711486112"/><text:change-start text:change-id="ct2293711431152"/><text:span text:style-name="T132"> under Miscellaneous Features, </text:span>Ignorables<text:change-end text:change-id="ct2293711431152"/><text:change-start text:change-id="ct2293711485152"/>, <text:span text:style-name="T132">you can </text:span><text:change-end text:change-id="ct2293711485152"/><text:change-start text:change-id="ct2293711484672"/><text:span text:style-name="T132">use this key to make a character or sequence ignored for sorting purposes.</text:span><text:change-end text:change-id="ct2293711484672"/></text:p>
          </table:table-cell>
        </table:table-row>
        <table:table-row table:style-name="Table44.1">
          <table:table-cell table:style-name="Table44.A2" office:value-type="string">
            <text:p text:style-name="Standard">[last tertiary ignorable]</text:p>
          </table:table-cell>
          <table:table-cell table:style-name="Table44.A2" office:value-type="string">
            <text:p text:style-name="Standard">[,,]</text:p>
          </table:table-cell>
          <table:table-cell table:style-name="Table44.C2" office:value-type="string">
            <text:p text:style-name="Standard">This value will never change unless CEs are extended with higher level values.</text:p>
            <text:p text:style-name="Standard">This is identical to the first tertiary ignorable <text:change-start text:change-id="ct2293704718608"/><text:span text:style-name="T104">all </text:span><text:change-end text:change-id="ct2293704718608"/>for intents and purposes.</text:p>
          </table:table-cell>
        </table:table-row>
        <table:table-row table:style-name="Table44.1">
          <table:table-cell table:style-name="Table44.A2" office:value-type="string">
            <text:p text:style-name="Standard">[first secondary ignorable]</text:p>
          </table:table-cell>
          <table:table-cell table:style-name="Table44.A2" office:value-type="string">
            <text:p text:style-name="Standard">[,, 05]</text:p>
          </table:table-cell>
          <table:table-cell table:style-name="Table44.C2" office:value-type="string">
            <text:p text:style-name="Standard">Currently there are no secondary ignorable in the UCA table.</text:p>
            <text:p text:style-name="Standard">Useful for setting tertiary sort keys. Try setting before this.</text:p>
          </table:table-cell>
        </table:table-row>
        <text:soft-page-break/>
        <table:table-row table:style-name="Table44.1">
          <table:table-cell table:style-name="Table44.A2" office:value-type="string">
            <text:p text:style-name="Standard">[last secondary ignorable]</text:p>
          </table:table-cell>
          <table:table-cell table:style-name="Table44.A2" office:value-type="string">
            <text:p text:style-name="Standard">[,, 05]</text:p>
          </table:table-cell>
          <table:table-cell table:style-name="Table44.C2" office:value-type="string">
            <text:p text:style-name="Standard">Currently there are no secondary ignorable in the UCA table. </text:p>
            <text:p text:style-name="Standard">Useful for setting tertiary sort keys. Try setting them after this.</text:p>
          </table:table-cell>
        </table:table-row>
        <table:table-row table:style-name="Table44.1">
          <table:table-cell table:style-name="Table44.A2" office:value-type="string">
            <text:p text:style-name="Standard">[first primary ignorable]</text:p>
          </table:table-cell>
          <table:table-cell table:style-name="Table44.A2" office:value-type="string">
            <text:p text:style-name="Standard">[, 87, 05]</text:p>
          </table:table-cell>
          <table:table-cell table:style-name="Table44.C2" office:value-type="string">
            <text:p text:style-name="Standard">Current code point is (U+0332).</text:p>
            <text:p text:style-name="Standard">You want your secondary sort key (primary ignorable) to go before this, perhaps.</text:p>
          </table:table-cell>
        </table:table-row>
        <table:table-row table:style-name="Table44.1">
          <table:table-cell table:style-name="Table44.A2" office:value-type="string">
            <text:p text:style-name="Standard">[last primary ignorable]</text:p>
          </table:table-cell>
          <table:table-cell table:style-name="Table44.A2" office:value-type="string">
            <text:p text:style-name="Standard">[, E1 B1, 05]</text:p>
          </table:table-cell>
          <table:table-cell table:style-name="Table44.C2" office:value-type="string">
            <text:p text:style-name="Standard">Currently this value points to a non-existing code point, used to facilitate sorting of compatibility characters.</text:p>
          </table:table-cell>
        </table:table-row>
        <table:table-row table:style-name="Table44.1">
          <table:table-cell table:style-name="Table44.A2" office:value-type="string">
            <text:p text:style-name="Standard">[first variable]</text:p>
          </table:table-cell>
          <table:table-cell table:style-name="Table44.A2" office:value-type="string">
            <text:p text:style-name="Standard">[05 07, 05, 05]</text:p>
          </table:table-cell>
          <table:table-cell table:style-name="Table44.C2" office:value-type="string">
            <text:p text:style-name="Standard">Current code point is U+0009. This is the start of the variable section. These are characters that will be ignored on primary level when shifted option is on. </text:p>
          </table:table-cell>
        </table:table-row>
        <table:table-row table:style-name="Table44.1">
          <table:table-cell table:style-name="Table44.A2" office:value-type="string">
            <text:p text:style-name="Standard">[last variable]</text:p>
          </table:table-cell>
          <table:table-cell table:style-name="Table44.A2" office:value-type="string">
            <text:p text:style-name="Standard">[17 9B, 05, 05]</text:p>
          </table:table-cell>
          <table:table-cell table:style-name="Table44.C2" office:value-type="string">
            <text:p text:style-name="Standard">End of variable section.</text:p>
          </table:table-cell>
        </table:table-row>
        <table:table-row table:style-name="Table44.1">
          <table:table-cell table:style-name="Table44.A2" office:value-type="string">
            <text:p text:style-name="Standard">[first regular]</text:p>
          </table:table-cell>
          <table:table-cell table:style-name="Table44.A2" office:value-type="string">
            <text:p text:style-name="Standard">[1A 20, 05, 05]</text:p>
          </table:table-cell>
          <table:table-cell table:style-name="Table44.C2" office:value-type="string">
            <text:p text:style-name="Standard">Current code point is ː (U+02D0). This is the first regular code point. The majority of code points are regular.</text:p>
          </table:table-cell>
        </table:table-row>
        <table:table-row table:style-name="Table44.1">
          <table:table-cell table:style-name="Table44.A2" office:value-type="string">
            <text:p text:style-name="Standard">[last regular]</text:p>
          </table:table-cell>
          <table:table-cell table:style-name="Table44.A2" office:value-type="string">
            <text:p text:style-name="Standard">[78 AA B2, 05, 05]</text:p>
          </table:table-cell>
          <table:table-cell table:style-name="Table44.C2" office:value-type="string">
            <text:p text:style-name="Standard">Current code point is (U+10425). Use instead of [top]. This will effectively position your tailoring between regular code points and CJK ideographs and unassigned code points. If you want to rearange a large number of codepoints (rearranging CJKs for example), this is a right place to reset to.</text:p>
          </table:table-cell>
        </table:table-row>
        <table:table-row table:style-name="Table44.1">
          <table:table-cell table:style-name="Table44.A2" office:value-type="string">
            <text:p text:style-name="Standard">[first implicit]</text:p>
          </table:table-cell>
          <table:table-cell table:style-name="Table44.A2" office:value-type="string">
            <text:p text:style-name="Standard">[E0 03 03, 05, 05]</text:p>
          </table:table-cell>
          <table:table-cell table:style-name="Table44.C2" office:value-type="string">
            <text:p text:style-name="Standard">Section of implicitly generated collation elements. CJK ideographs and unassigned code points get implicit values.</text:p>
          </table:table-cell>
        </table:table-row>
        <table:table-row table:style-name="Table44.1">
          <table:table-cell table:style-name="Table44.A2" office:value-type="string">
            <text:p text:style-name="Standard">[last implicit]</text:p>
          </table:table-cell>
          <table:table-cell table:style-name="Table44.A2" office:value-type="string">
            <text:p text:style-name="Standard">[E3 DC 70 C0, 05, 05]</text:p>
          </table:table-cell>
          <table:table-cell table:style-name="Table44.C2" office:value-type="string">
            <text:p text:style-name="Standard">End of implicit section.</text:p>
          </table:table-cell>
        </table:table-row>
        <table:table-row table:style-name="Table44.1">
          <table:table-cell table:style-name="Table44.A2" office:value-type="string">
            <text:p text:style-name="Standard">[first trailing]</text:p>
          </table:table-cell>
          <table:table-cell table:style-name="Table44.A2" office:value-type="string">
            <text:p text:style-name="Standard">[E5, 05, 05]</text:p>
          </table:table-cell>
          <table:table-cell table:style-name="Table44.C2" office:value-type="string">
            <text:p text:style-name="Standard">Start of trailing section. This section is reserved for future, most probably for non starting Jamos.</text:p>
          </table:table-cell>
        </table:table-row>
        <table:table-row table:style-name="Table44.1">
          <table:table-cell table:style-name="Table44.A2" office:value-type="string">
            <text:p text:style-name="Standard">[last trailing]</text:p>
          </table:table-cell>
          <table:table-cell table:style-name="Table44.A2" office:value-type="string">
            <text:p text:style-name="Standard">[E5, 05, 05]</text:p>
          </table:table-cell>
          <table:table-cell table:style-name="Table44.C2" office:value-type="string">
            <text:p text:style-name="Standard">End of trailing collation elements section. Tailoring that starts here is guaranteed to sort after all other non-tailored code points.</text:p>
          </table:table-cell>
        </table:table-row>
      </table:table>
      <text:list xml:id="list3835856006" text:style-name="L14">
        <text:list-item>
          <text:h text:style-name="P61" text:outline-level="1"><text:bookmark-start text:name="__RefHeading___Toc3116_3155853834"/>Standard Tailorings<text:bookmark-end text:name="__RefHeading___Toc3116_3155853834"/></text:h>
        </text:list-item>
      </text:list>
      <text:p text:style-name="Standard">Here we include <text:change text:change-id="ct2293704680448"/><text:change-start text:change-id="ct2293704714288"/><text:span text:style-name="T53">a few</text:span><text:change-end text:change-id="ct2293704714288"/> major language group tailorings. <text:span text:style-name="T33">O</text:span><text:span text:style-name="T86">thers can be found at https://github.com/unicode-org/cldr/tree/master/common/collation.</text:span> <text:span text:style-name="T84">For many languages, the root collation is sufficient.</text:span></text:p>
      <text:list xml:id="list114109412701645" text:continue-list="list114107564330997" text:style-name="L1">
        <text:list-item>
          <text:list>
            <text:list-item>
              <text:list>
                <text:list-item>
                  <text:p text:style-name="P84"><text:bookmark-start text:name="__RefHeading___Toc3350_3155853834"/><text:change text:change-id="ct2293704717408"/><text:change text:change-id="ct2293704713808"/><text:change text:change-id="ct2293704713328"/><text:change text:change-id="ct2293704712848"/><text:change text:change-id="ct2293704723168"/><text:change text:change-id="ct2293704722688"/><text:span text:style-name="T83">es: </text:span>Spanish<text:change-start text:change-id="ct2293704713088"/> <text:span text:style-name="T119">(two tai</text:span><text:change-end text:change-id="ct2293704713088"/><text:change-start text:change-id="ct2293704717648"/><text:span text:style-name="T119">lorings, standard </text:span><text:span text:style-name="T54">then </text:span><text:span text:style-name="T119">traditional, where ‘ch</text:span><text:change-end text:change-id="ct2293704717648"/><text:change-start text:change-id="ct2293704716928"/><text:span text:style-name="T119">’ and ‘ll’</text:span><text:change-end text:change-id="ct2293704716928"/><text:change-start text:change-id="ct2293704717888"/><text:span text:style-name="T119"> </text:span><text:change-end text:change-id="ct2293704717888"/><text:change-start text:change-id="ct2293704718368"/><text:span text:style-name="T120">are separate elements)</text:span><text:bookmark-end text:name="__RefHeading___Toc3350_3155853834"/><text:change-end text:change-id="ct2293704718368"/></text:p>
                </text:list-item>
              </text:list>
            </text:list-item>
          </text:list>
        </text:list-item>
      </text:list>
      <table:table table:name="Table8" table:style-name="Table8">
        <table:table-column table:style-name="Table8.A"/>
        <table:table-column table:style-name="Table8.B"/>
        <table:table-header-rows>
          <table:table-row table:style-name="TableLine2293705865792">
            <table:table-cell table:style-name="Table8.A1" office:value-type="string">
              <text:p text:style-name="Standard"/>
            </table:table-cell>
            <table:table-cell table:style-name="Table8.B1" office:value-type="string">
              <text:p text:style-name="Standard">&amp;N&lt;ñ&lt;&lt;&lt;Ñ<text:change text:change-id="ct2293704709968"/></text:p>
            </table:table-cell>
          </table:table-row>
        </table:table-header-rows>
        <table:table-row table:style-name="TableLine2293705854368">
          <table:table-cell table:style-name="Table8.A2" office:value-type="string">
            <text:p text:style-name="Standard">traditional</text:p>
          </table:table-cell>
          <table:table-cell table:style-name="Table8.B2" office:value-type="string">
            <text:p text:style-name="Standard"><text:change-start text:change-id="ct2293704711888"/>&amp;N&lt;ñ&lt;&lt;&lt;Ñ&amp;C&lt;ch&lt;&lt;&lt;Ch&lt;&lt;&lt;CH&amp;l&lt;ll&lt;&lt;&lt;Ll&lt;&lt;&lt;LL<text:change-end text:change-id="ct2293704711888"/><text:change text:change-id="ct2293704709728"/></text:p>
          </table:table-cell>
        </table:table-row>
      </table:table>
      <text:list xml:id="list114108424983076" text:continue-list="list114108050668934" text:style-name="L2">
        <text:list-item>
          <text:list>
            <text:list-item>
              <text:list>
                <text:list-item>
                  <text:p text:style-name="P85"><text:bookmark-start text:name="__RefHeading___Toc3352_3155853834"/><text:span text:style-name="T83">et: </text:span>Estonian<text:bookmark-end text:name="__RefHeading___Toc3352_3155853834"/></text:p>
                </text:list-item>
              </text:list>
            </text:list-item>
          </text:list>
        </text:list-item>
      </text:list>
      <table:table table:name="Table9" table:style-name="Table9">
        <table:table-column table:style-name="Table9.A"/>
        <table:table-column table:style-name="Table9.B"/>
        <table:table-header-rows>
          <table:table-row table:style-name="TableLine2293705851376">
            <table:table-cell table:style-name="Table9.A1" office:value-type="string">
              <text:p text:style-name="Table_20_Contents"/>
            </table:table-cell>
            <table:table-cell table:style-name="Table9.B1" office:value-type="string">
              <text:p text:style-name="Table_20_Contents">&amp;[before 1]T&lt;š&lt;&lt;&lt;Š&lt;z&lt;&lt;&lt;Z&lt;ž&lt;&lt;&lt;Ž<text:change text:change-id="ct2293704722208"/><text:change text:change-id="ct2293704714768"/><text:line-break/>&amp;[before 1]X&lt;õ&lt;&lt;&lt;Õ&lt;ä&lt;&lt;&lt;Ä&lt;ö&lt;&lt;&lt;Ö&lt;ü&lt;&lt;&lt;Ü</text:p>
            </table:table-cell>
          </table:table-row>
        </table:table-header-rows>
      </table:table>
      <text:list xml:id="list114109257055714" text:continue-numbering="true" text:style-name="L2">
        <text:list-item>
          <text:list>
            <text:list-item>
              <text:list>
                <text:list-item>
                  <text:p text:style-name="P85"><text:bookmark-start text:name="__RefHeading___Toc3364_3155853834"/><text:change text:change-id="ct2293704710208"/><text:change text:change-id="ct2293704713568"/><text:change text:change-id="ct2293704718128"/><text:span text:style-name="T83">hu: </text:span>Hungarian<text:bookmark-end text:name="__RefHeading___Toc3364_3155853834"/></text:p>
                </text:list-item>
              </text:list>
            </text:list-item>
          </text:list>
        </text:list-item>
      </text:list>
      <table:table table:name="Table17" table:style-name="Table17">
        <table:table-column table:style-name="Table17.A"/>
        <table:table-column table:style-name="Table17.B"/>
        <table:table-header-rows>
          <table:table-row table:style-name="TableLine2293705856272">
            <table:table-cell table:style-name="Table17.A1" office:value-type="string">
              <text:p text:style-name="P47"/>
            </table:table-cell>
            <table:table-cell table:style-name="Table17.B1" office:value-type="string">
              <text:p text:style-name="Table_20_Contents">&amp;C&lt;cs&lt;&lt;&lt;Cs&lt;&lt;&lt;CS &amp;D&lt;dz&lt;&lt;&lt;Dz&lt;&lt;&lt;DZ &amp;DZ&lt;dzs&lt;&lt;&lt;Dzs&lt;&lt;&lt;DZS &amp;G&lt;gy&lt;&lt;&lt;Gy&lt;&lt;&lt;GY &amp;L&lt;ly&lt;&lt;&lt;Ly&lt;&lt;&lt;LY &amp;N&lt;ny&lt;&lt;&lt;Ny&lt;&lt;&lt;NY &amp;S&lt;sz&lt;&lt;&lt;Sz&lt;&lt;&lt;SZ &amp;T&lt;ty&lt;&lt;&lt;Ty&lt;&lt;&lt;TY &amp;Z&lt;zs&lt;&lt;&lt;Zs&lt;&lt;&lt;ZS &amp;O&lt;ö&lt;&lt;&lt;Ö&lt;&lt;ő&lt;&lt;&lt;Ő &amp;U&lt;ü&lt;&lt;&lt;Ü&lt;&lt;ű&lt;&lt;&lt;Ű &amp;cs&lt;&lt;&lt;ccs/cs &amp;Cs&lt;&lt;&lt;Ccs/cs &amp;CS&lt;&lt;&lt;CCS/CS &amp;dz&lt;&lt;&lt;ddz/dz &amp;Dz&lt;&lt;&lt;Ddz/dz &amp;DZ&lt;&lt;&lt;DDZ/DZ &amp;dzs&lt;&lt;&lt;ddzs/dzs &amp;Dzs&lt;&lt;&lt;Ddzs/dzs &amp;DZS&lt;&lt;&lt;DDZS/DZS &amp;gy&lt;&lt;&lt;ggy/gy &amp;Gy&lt;&lt;&lt;Ggy/gy &amp;GY&lt;&lt;&lt;GGY/GY &amp;ly&lt;&lt;&lt;lly/ly &amp;Ly&lt;&lt;&lt;Lly/ly &amp;LY&lt;&lt;&lt;LLY/LY &amp;ny&lt;&lt;&lt;nny/ny &amp;Ny&lt;&lt;&lt;Nny/ny &amp;NY&lt;&lt;&lt;NNY/NY &amp;sz&lt;&lt;&lt;ssz/sz &amp;Sz&lt;&lt;&lt;Ssz/sz &amp;SZ&lt;&lt;&lt;SSZ/SZ &amp;ty&lt;&lt;&lt;tty/ty &amp;Ty&lt;&lt;&lt;Tty/ty &amp;TY&lt;&lt;&lt;TTY/TY &amp;zs&lt;&lt;&lt;zzs/zs &amp;Zs&lt;&lt;&lt;Zzs/zs &amp;ZS&lt;&lt;&lt;ZZS/ZS</text:p>
            </table:table-cell>
          </table:table-row>
        </table:table-header-rows>
      </table:table>
      <text:list xml:id="list114109154183605" text:continue-numbering="true" text:style-name="L2">
        <text:list-item>
          <text:list>
            <text:list-item>
              <text:list>
                <text:list-item>
                  <text:p text:style-name="P85"><text:bookmark-start text:name="__RefHeading___Toc3380_3155853834"/><text:change text:change-id="ct2293704723648"/><text:change text:change-id="ct2293704716688"/><text:change text:change-id="ct2293704710448"/><text:change text:change-id="ct2293704715008"/><text:change text:change-id="ct2293704714048"/><text:change text:change-id="ct2293704717168"/><text:span text:style-name="T84">mt: </text:span>Maltese<text:bookmark-end text:name="__RefHeading___Toc3380_3155853834"/></text:p>
                </text:list-item>
              </text:list>
            </text:list-item>
          </text:list>
        </text:list-item>
      </text:list>
      <table:table table:name="Table25" table:style-name="Table25">
        <table:table-column table:style-name="Table25.A"/>
        <table:table-column table:style-name="Table25.B"/>
        <table:table-header-rows>
          <table:table-row table:style-name="TableLine2293705862800">
            <table:table-cell table:style-name="Table25.A1" office:value-type="string">
              <text:p text:style-name="Table_20_Contents"/>
            </table:table-cell>
            <table:table-cell table:style-name="Table25.B1" office:value-type="string">
              <text:p text:style-name="Table_20_Contents"><text:change text:change-id="ct2293704718848"/><text:change-start text:change-id="ct2293704719088"/>[caseFirst upper] &amp;[before 1]c&lt;ċ&lt;&lt;&lt;Ċ&amp;[before 1]g&lt;ġ&lt;&lt;&lt;Ġ<text:line-break/>&amp;[before 1]h&lt;għ&lt;&lt;&lt;gĦ&lt;&lt;&lt;Għ&lt;&lt;&lt;GĦ&amp;[before 1]i&lt;ħ&lt;&lt;&lt;Ħ<text:line-break/>&amp;[before 1]z&lt;ż&lt;&lt;&lt;Ż<text:change-end text:change-id="ct2293704719088"/></text:p>
            </table:table-cell>
          </table:table-row>
        </table:table-header-rows>
      </table:table>
      <text:list xml:id="list114108821244507" text:continue-numbering="true" text:style-name="L2">
        <text:list-item>
          <text:list>
            <text:list-item>
              <text:list>
                <text:list-item>
                  <text:p text:style-name="P85"><text:bookmark-start text:name="__RefHeading___Toc3412_3155853834"/><text:change text:change-id="ct2293704715248"/><text:change text:change-id="ct2293704720048"/><text:change text:change-id="ct2293704719808"/><text:change text:change-id="ct2293704719568"/><text:change text:change-id="ct2293704719328"/><text:change text:change-id="ct2293704712368"/><text:change text:change-id="ct2293704712128"/><text:change text:change-id="ct2293704711648"/><text:span text:style-name="T87">zh: </text:span>Chinese<text:change-start text:change-id="ct2293711464032"/> <text:span text:style-name="T132">(sort </text:span><text:change-end text:change-id="ct2293711464032"/><text:change-start text:change-id="ct2293711482512"/><text:span text:style-name="T133">some accented vowels before unaccented forms)</text:span><text:bookmark-end text:name="__RefHeading___Toc3412_3155853834"/><text:change-end text:change-id="ct2293711482512"/></text:p>
                </text:list-item>
              </text:list>
            </text:list-item>
          </text:list>
        </text:list-item>
      </text:list>
      <table:table table:name="Table41" table:style-name="Table41">
        <table:table-column table:style-name="Table41.A"/>
        <table:table-column table:style-name="Table41.B"/>
        <table:table-header-rows>
          <table:table-row table:style-name="TableLine2293705855456">
            <table:table-cell table:style-name="Table41.A1" office:value-type="string">
              <text:p text:style-name="Table_20_Contents">(others cut)<text:change-start text:change-id="ct2293704721008"/></text:p>
              <text:p text:style-name="Table_20_Contents"><text:change-end text:change-id="ct2293704721008"/></text:p>
            </table:table-cell>
            <table:table-cell table:style-name="Table41.B1" office:value-type="string">
              <text:p text:style-name="Table_20_Contents">&amp;[before 2]a&lt;&lt;ā&lt;&lt;&lt;Ā&lt;&lt;á&lt;&lt;&lt;Á&lt;&lt;ǎ&lt;&lt;&lt;Ǎ&lt;&lt;à&lt;&lt;&lt;À <text:line-break/>&amp;[before 2]e&lt;&lt;ē&lt;&lt;&lt;Ē&lt;&lt;é&lt;&lt;&lt;É&lt;&lt;ě&lt;&lt;&lt;Ě&lt;&lt;è&lt;&lt;&lt;È <text:change-start text:change-id="ct2293704720288"/>&amp;e&lt;&lt;ê̄&lt;&lt;&lt;Ê̄&lt;&lt;ế&lt;&lt;&lt;Ế&lt;&lt;ê̌&lt;&lt;&lt;Ê̌&lt;&lt;ề&lt;&lt;&lt;Ề<text:change-end text:change-id="ct2293704720288"/><text:change text:change-id="ct2293704722928"/> <text:line-break/>&amp;[before 2]i&lt;&lt;ī&lt;&lt;&lt;Ī&lt;&lt;í&lt;&lt;&lt;Í&lt;&lt;ǐ&lt;&lt;&lt;Ǐ&lt;&lt;ì&lt;&lt;&lt;Ì <text:line-break/>&amp;[before 2]m&lt;&lt;m̄&lt;&lt;&lt;M̄&lt;&lt;ḿ&lt;&lt;&lt;Ḿ&lt;&lt;m̌&lt;&lt;&lt;M̌&lt;&lt;m̀&lt;&lt;&lt;M̀ <text:line-break/>&amp;[before 2]n&lt;&lt;n̄&lt;&lt;&lt;N̄&lt;&lt;ń&lt;&lt;&lt;Ń&lt;&lt;ň&lt;&lt;&lt;Ň&lt;&lt;ǹ&lt;&lt;&lt;Ǹ <text:line-break/>&amp;[before 2]o&lt;&lt;ō&lt;&lt;&lt;Ō&lt;&lt;ó&lt;&lt;&lt;Ó&lt;&lt;ǒ&lt;&lt;&lt;Ǒ&lt;&lt;ò&lt;&lt;&lt;Ò <text:line-break/>&amp;[before 2]u&lt;&lt;ū&lt;&lt;&lt;Ū&lt;&lt;ú&lt;&lt;&lt;Ú&lt;&lt;ǔ&lt;&lt;&lt;Ǔ&lt;&lt;ù&lt;&lt;&lt;Ù &amp;U&lt;&lt;ǖ&lt;&lt;&lt;Ǖ&lt;&lt;ǘ&lt;&lt;&lt;Ǘ&lt;&lt;ǚ&lt;&lt;&lt;Ǚ&lt;&lt;ǜ&lt;&lt;&lt;Ǜ&lt;&lt;ü&lt;&lt;&lt;Ü</text:p>
            </table:table-cell>
          </table:table-row>
        </table:table-header-rows>
      </table:table>
      <text:list xml:id="list114108549824573" text:continue-numbering="true" text:style-name="L2">
        <text:list-item>
          <text:h text:style-name="P60" text:outline-level="1"><text:bookmark-start text:name="__RefHeading___Toc3120_3155853834"/>Bibliography<text:bookmark-end text:name="__RefHeading___Toc3120_3155853834"/></text:h>
        </text:list-item>
      </text:list>
      <text:p text:style-name="Biblio_20_Entry">Aumann, Greg and Pan Chengqian<text:change text:change-id="ct2293704715488"/><text:change-start text:change-id="ct2293704720528"/> <text:change-end text:change-id="ct2293704720528"/>"Report on the Iu-Mien—Chinese—English Dictionary"<text:change text:change-id="ct2293704723408"/><text:change-start text:change-id="ct2293704721248"/> <text:change-end text:change-id="ct2293704721248"/>(Asian Lexicography Conference, ChiangMai 2004)</text:p>
      <text:p text:style-name="P49"><text:change text:change-id="ct2293704720768"/>"ICU Collation Design<text:change text:change-id="ct2293704721488"/><text:change-start text:change-id="ct2293704715728"/>Document<text:change-end text:change-id="ct2293704715728"/><text:change text:change-id="ct2293704721728"/>" (<text:change text:change-id="ct2293704721968"/><text:change-start text:change-id="ct2293704723888"/>https://unicode-org.github.io/icu/userguide/icu/design.html<text:change-end text:change-id="ct2293704723888"/><text:change text:change-id="ct2293704724128"/>)</text:p>
      <text:p text:style-name="Biblio_20_Entry"><text:change text:change-id="ct2293704716208"/>"ICU User Guide: Collation Customization" (https://unicode-org.github.io/icu/userguide/collation/customization)</text:p>
      <text:list xml:id="list114108408435443" text:continue-numbering="true" text:style-name="L2">
        <text:list-item>
          <text:h text:style-name="P58" text:outline-level="1"><text:bookmark-start text:name="__RefHeading___Toc3122_3155853834"/>Answers<text:bookmark-end text:name="__RefHeading___Toc3122_3155853834"/></text:h>
        </text:list-item>
      </text:list>
      <text:h text:style-name="Heading_20_2" text:outline-level="2" text:is-list-header="true"><text:bookmark-start text:name="__RefHeading___Toc3124_3155853834"/>Exercise 1<text:bookmark-end text:name="__RefHeading___Toc3124_3155853834"/></text:h>
      <text:p text:style-name="P11"><text:span text:style-name="T69">1</text:span>. The <text:span text:style-name="T69">results are:</text:span></text:p>
      <text:p text:style-name="P81">y</text:p>
      <text:p text:style-name="P80"><text:span text:style-name="T69">x</text:span><text:change text:change-id="ct2293711423472"/></text:p>
      <text:p text:style-name="Preformatted_20_Text"/>
      <text:p text:style-name="P20"><text:span text:style-name="T69">2</text:span>. No, the results are <text:change-start text:change-id="ct2293711466432"/><text:span text:style-name="T122">probably </text:span><text:change-end text:change-id="ct2293711466432"/>not <text:change text:change-id="ct2293711478432"/><text:change-start text:change-id="ct2293711482992"/><text:span text:style-name="T55">what</text:span><text:change-end text:change-id="ct2293711482992"/><text:change-start text:change-id="ct2293711426592"/><text:span text:style-name="T55"> is </text:span><text:change-end text:change-id="ct2293711426592"/>expected<text:change-start text:change-id="ct2293711422272"/>,<text:change-end text:change-id="ct2293711422272"/> since the <text:span text:style-name="T34">results of the sort are</text:span>:</text:p>
      <text:p text:style-name="Preformatted_20_Text">X</text:p>
      <text:p text:style-name="Preformatted_20_Text">y</text:p>
      <text:p text:style-name="Preformatted_20_Text">Y</text:p>
      <text:p text:style-name="Preformatted_20_Text">x</text:p>
      <text:p text:style-name="Standard"><text:change text:change-id="ct2293711449152"/>and we want X to sort after x<text:change text:change-id="ct2293711465712"/>.</text:p>
      <text:p text:style-name="Standard"><text:span text:style-name="T69">3</text:span>. <text:span text:style-name="T69">Using </text:span><text:span text:style-name="code">&amp;y &lt; x &lt;&lt;&lt; X</text:span><text:change-start text:change-id="ct2293747443296"/><text:span text:style-name="code"><text:span text:style-name="T24"> </text:span></text:span><text:span text:style-name="code"><text:span text:style-name="T57">gives</text:span></text:span><text:change-end text:change-id="ct2293747443296"/><text:span text:style-name="code"><text:span text:style-name="T69">:</text:span></text:span></text:p>
      <text:p text:style-name="P80"><text:span text:style-name="code"><text:span text:style-name="T69">y<text:line-break/>Y<text:line-break/>x<text:line-break/>X</text:span></text:span></text:p>
      <text:p text:style-name="P18"><text:span text:style-name="T69">4. You may have expected ẍ to sort after x, but </text:span><text:span text:style-name="T89">since </text:span><text:span text:style-name="T69">ẍ </text:span><text:span text:style-name="T89">is x plus something else, </text:span><text:span text:style-name="T69">it </text:span><text:span text:style-name="T89">sorts </text:span>after X.</text:p>
      <text:h text:style-name="Heading_20_2" text:outline-level="2"><text:bookmark-start text:name="__RefHeading___Toc3126_3155853834"/>Exercise 2<text:bookmark-end text:name="__RefHeading___Toc3126_3155853834"/></text:h>
      <text:p text:style-name="Standard">1.</text:p>
      <text:p text:style-name="Standard"><text:span text:style-name="code">baad baa`d ba'bel ba"bel bad ba'd</text:span></text:p>
      <text:h text:style-name="Heading_20_2" text:outline-level="2"><text:bookmark-start text:name="__RefHeading___Toc3128_3155853834"/>Exercise 3<text:bookmark-end text:name="__RefHeading___Toc3128_3155853834"/></text:h>
      <text:p text:style-name="Standard">1.<text:change-start text:change-id="ct2293704711168"/></text:p>
      <text:p text:style-name="P40">&amp;<text:span text:style-name="T99">b</text:span> &lt; <text:span text:style-name="T99">a</text:span> &lt; <text:span text:style-name="T99">c</text:span> </text:p>
      <text:p text:style-name="P51">There are other valid tailorings that achieve the same order. <text:span text:style-name="T97">For example, </text:span><text:span text:style-name="T36">omitting ‘</text:span><text:span text:style-name="T24">c</text:span><text:span text:style-name="T36">’</text:span><text:span text:style-name="T97"> </text:span><text:span text:style-name="T36">from the </text:span><text:span text:style-name="T37">tailoring </text:span><text:span text:style-name="T97">works as well, since ‘</text:span>c<text:span text:style-name="T97">’ is already after ‘</text:span>b<text:span text:style-name="T97">’ in the DUCET and inserting ‘</text:span>a<text:span text:style-name="T97">’ directly after ‘</text:span>b<text:span text:style-name="T97">’ </text:span><text:span text:style-name="T37">means </text:span><text:span text:style-name="T39">‘</text:span><text:span text:style-name="T24">a</text:span><text:span text:style-name="T39">’</text:span><text:span text:style-name="T37"> ends up</text:span><text:span text:style-name="T97"> before ‘</text:span>c<text:span text:style-name="T97">’. </text:span><text:span text:style-name="T40">A</text:span><text:span text:style-name="T98"> tailoring doesn't need to specify every element of the writing system, because the tailoring is a modification </text:span>of<text:span text:style-name="T98"> the DUCET.</text:span></text:p>
      <text:p text:style-name="P23">2.<text:change-end text:change-id="ct2293704711168"/></text:p>
      <text:p text:style-name="Preformatted_20_Text">&amp;y &lt; w &lt; z </text:p>
      <text:p text:style-name="Preformatted_20_Text">&amp;[first primary ignorable] &lt;&lt; x<text:change text:change-id="ct2294399958704"/><text:change-start text:change-id="ct2293704724368"/></text:p>
      <text:p text:style-name="P52"><text:change-end text:change-id="ct2293704724368"/>There are <text:change text:change-id="ct2293704711408"/>other valid tailorings that achieve the same order.<text:change-start text:change-id="ct2293704712608"/> <text:change-end text:change-id="ct2293704712608"/><text:change-start text:change-id="ct2293704728208"/><text:span text:style-name="T97">For example, </text:span><text:span text:style-name="T36">omitting ‘</text:span><text:span text:style-name="T38">z</text:span><text:span text:style-name="T36">’</text:span><text:span text:style-name="T97"> </text:span><text:span text:style-name="T36">from the first line </text:span><text:span text:style-name="T37">of the tailoring </text:span><text:span text:style-name="T97">works as well</text:span><text:change-end text:change-id="ct2293704728208"/><text:change-start text:change-id="ct2293704725568"/><text:span text:style-name="T97"> </text:span><text:change-end text:change-id="ct2293704725568"/><text:change-start text:change-id="ct2293704728448"/><text:span text:style-name="T41">(for the same reason as listed above)</text:span><text:change-end text:change-id="ct2293704728448"/><text:change-start text:change-id="ct2293704731568"/><text:span text:style-name="T98">.</text:span><text:change-end text:change-id="ct2293704731568"/><text:change-start text:change-id="ct2293704726288"/></text:p>
      <text:p text:style-name="P35"><text:change-end text:change-id="ct2293704726288"/><text:change-start text:change-id="ct2293704727488"/>Analysing word lists to extract a sort order is not easy. For example, working out when a character needs a secondary ordering rather than a primary, is not obvious. One way to approach the question is to say that a character needs a secondary key if it cannot receive a primary key. That is, if it needs to sort both before and after another key, then it cannot have a primary relation with that key and it must be secondary or even tertiary. For example, ywwz &lt; ywxwz implies w &lt; x, but wyxyz &lt; wywy implies x &lt; w. You can't have both, so x takes a secondary key and then at a primary level we have ywwz = ywwz with x having an effect, and wyyz &lt; wywy with x being ignored.<text:change-end text:change-id="ct2293704727488"/></text:p>
      <text:h text:style-name="P67" text:outline-level="2" text:is-list-header="true"><text:bookmark-start text:name="__RefHeading___Toc3130_3155853834"/>Exercise 4<text:bookmark-end text:name="__RefHeading___Toc3130_3155853834"/></text:h>
      <text:p text:style-name="P19">1.</text:p>
      <text:p text:style-name="P19"><text:span text:style-name="code">&amp;[before 1]a &lt; à &lt;&lt;&lt; À</text:span> </text:p>
      <text:p text:style-name="P19">But this alone does not specify the primary relation for á. The full answer is:</text:p>
      <text:p text:style-name="Preformatted_20_Text">&amp;[before 1]a &lt; à &lt;&lt;&lt; À</text:p>
      <text:p text:style-name="Preformatted_20_Text">&amp;a &lt; á &lt;&lt;&lt; Á</text:p>
      <text:p text:style-name="Preformatted_20_Text"/>
      <text:p text:style-name="Standard">2.</text:p>
      <text:p text:style-name="Preformatted_20_Text">&amp;[before 2]a &lt;&lt; à &lt;&lt;&lt; À</text:p>
      <text:p text:style-name="Preformatted_20_Text">&amp;a &lt;&lt; á &lt;&lt;&lt; Á</text:p>
      <text:p text:style-name="Preformatted_20_Text"/>
      <text:p text:style-name="Standard">Testing this with single characters is hard since there is no single character that we can use that will change its sorting position. But if we use the string ‘aa’ we can test to see if it sorts before <text:s/>á in the first case and after á in the second. Thus the sort sequences become:</text:p>
      <text:p text:style-name="Standard">1. à À a A aa á Á</text:p>
      <text:p text:style-name="Standard">2. à À a A á Á aa</text:p>
      <text:h text:style-name="P68" text:outline-level="2" text:is-list-header="true"><text:bookmark-start text:name="__RefHeading___Toc6107_2741630000"/><text:change-start text:change-id="ct2294399974304"/>Exercise 5<text:bookmark-end text:name="__RefHeading___Toc6107_2741630000"/></text:h>
      <text:p text:style-name="Standard"><text:bookmark-start text:name="__RefHeading___Toc3132_3155853834"/>You may have expected <text:span text:style-name="T123">a x y b c </text:span><text:span text:style-name="T67">z</text:span>, but <text:span text:style-name="T125">the resulting sort order is </text:span><text:span text:style-name="T123">a y x b c z</text:span>. <text:span text:style-name="T125">The first line says to give </text:span><text:span text:style-name="T124">x</text:span><text:span text:style-name="T125"> a new key directly after </text:span><text:span text:style-name="T124">a</text:span><text:span text:style-name="T125">. The second line says to give </text:span><text:span text:style-name="T67">y</text:span><text:span text:style-name="T125"> a new key directly after </text:span><text:span text:style-name="T67">a</text:span><text:span text:style-name="T125">, but this new key for </text:span><text:span text:style-name="T67">y</text:span><text:span text:style-name="T125"> </text:span><text:span text:style-name="T56">ends up before the new key for </text:span><text:span text:style-name="T67">x</text:span><text:span text:style-name="T56">, thus putting </text:span><text:span text:style-name="T67">y</text:span><text:span text:style-name="T56"> before </text:span><text:span text:style-name="T67">x</text:span><text:span text:style-name="T56">.</text:span><text:span text:style-name="T125"> To specify </text:span><text:span text:style-name="T56">that </text:span><text:span text:style-name="T67">x</text:span><text:span text:style-name="T56"> comes after </text:span><text:span text:style-name="T67">a</text:span><text:span text:style-name="T56">, and </text:span><text:span text:style-name="T67">y</text:span><text:span text:style-name="T56"> after </text:span><text:span text:style-name="T67">x</text:span><text:span text:style-name="T56">, use:</text:span><text:bookmark-end text:name="__RefHeading___Toc3132_3155853834"/></text:p>
      <text:p text:style-name="Preformatted_20_Text">&amp;a &lt; x &lt; y</text:p>
      <text:p text:style-name="P111"><text:span text:style-name="T24">(which is shorthand for </text:span><text:span text:style-name="T66">&amp;a &lt; x &amp;x &lt; y</text:span><text:span text:style-name="T24">).</text:span></text:p>
      <text:h text:style-name="P64" text:outline-level="2"><text:bookmark-start text:name="__RefHeading___Toc6109_2741630000"/><text:change-end text:change-id="ct2294399974304"/>Exercise <text:change-start text:change-id="ct2294399987264"/><text:span text:style-name="T122">6</text:span><text:bookmark-end text:name="__RefHeading___Toc6109_2741630000"/><text:change-end text:change-id="ct2294399987264"/><text:change text:change-id="ct2294399984624"/></text:h>
      <text:p text:style-name="P31">1.</text:p>
      <table:table table:name="Table10" table:style-name="Table10">
        <table:table-column table:style-name="Table10.A" table:number-columns-repeated="7"/>
        <table:table-column table:style-name="Table10.H"/>
        <table:table-row table:style-name="TableLine2293739363600">
          <table:table-cell table:style-name="Table10.A1" office:value-type="string">
            <text:p text:style-name="P37">ca</text:p>
          </table:table-cell>
          <table:table-cell table:style-name="Table10.A1" office:value-type="string">
            <text:p text:style-name="P38">cen</text:p>
          </table:table-cell>
          <table:table-cell table:style-name="Table10.A1" office:value-type="string">
            <text:p text:style-name="P38">he</text:p>
          </table:table-cell>
          <table:table-cell table:style-name="Table10.A1" office:value-type="string">
            <text:p text:style-name="P38">hna</text:p>
          </table:table-cell>
          <table:table-cell table:style-name="Table10.A1" office:value-type="string">
            <text:p text:style-name="P38">hnen</text:p>
          </table:table-cell>
          <table:table-cell table:style-name="Table10.A1" office:value-type="string">
            <text:p text:style-name="P38">nan</text:p>
          </table:table-cell>
          <table:table-cell table:style-name="Table10.A1" office:value-type="string">
            <text:p text:style-name="P38">pa</text:p>
          </table:table-cell>
          <table:table-cell table:style-name="Table10.A1" office:value-type="string">
            <text:p text:style-name="P37">pen</text:p>
          </table:table-cell>
        </table:table-row>
        <table:table-row table:style-name="TableLine2293739361424">
          <table:table-cell table:style-name="Table10.A1" office:value-type="string">
            <text:p text:style-name="P37">cah</text:p>
          </table:table-cell>
          <table:table-cell table:style-name="Table10.A1" office:value-type="string">
            <text:p text:style-name="P38">cenh</text:p>
          </table:table-cell>
          <table:table-cell table:style-name="Table10.A1" office:value-type="string">
            <text:p text:style-name="P38">heh</text:p>
          </table:table-cell>
          <table:table-cell table:style-name="Table10.A1" office:value-type="string">
            <text:p text:style-name="P38">hnah</text:p>
          </table:table-cell>
          <table:table-cell table:style-name="Table10.A1" office:value-type="string">
            <text:p text:style-name="P38">hnenh</text:p>
          </table:table-cell>
          <table:table-cell table:style-name="Table10.A1" office:value-type="string">
            <text:p text:style-name="P38">nanh</text:p>
          </table:table-cell>
          <table:table-cell table:style-name="Table10.A1" office:value-type="string">
            <text:p text:style-name="P38">pah</text:p>
          </table:table-cell>
          <table:table-cell table:style-name="Table10.A1" office:value-type="string">
            <text:p text:style-name="P37">penh</text:p>
          </table:table-cell>
        </table:table-row>
        <table:table-row table:style-name="TableLine2293739367680">
          <table:table-cell table:style-name="Table10.A1" office:value-type="string">
            <text:p text:style-name="P37">cac</text:p>
          </table:table-cell>
          <table:table-cell table:style-name="Table10.A1" office:value-type="string">
            <text:p text:style-name="P38">cenc</text:p>
          </table:table-cell>
          <table:table-cell table:style-name="Table10.A1" office:value-type="string">
            <text:p text:style-name="P37">hec</text:p>
          </table:table-cell>
          <table:table-cell table:style-name="Table10.A1" office:value-type="string">
            <text:p text:style-name="P38">hnac</text:p>
          </table:table-cell>
          <table:table-cell table:style-name="Table10.A1" office:value-type="string">
            <text:p text:style-name="P37">hnenc</text:p>
          </table:table-cell>
          <table:table-cell table:style-name="Table10.A1" office:value-type="string">
            <text:p text:style-name="P38">nanc</text:p>
          </table:table-cell>
          <table:table-cell table:style-name="Table10.A1" office:value-type="string">
            <text:p text:style-name="P38">pac</text:p>
          </table:table-cell>
          <table:table-cell table:style-name="Table10.A1" office:value-type="string">
            <text:p text:style-name="P37">penc</text:p>
          </table:table-cell>
        </table:table-row>
        <table:table-row table:style-name="TableLine2293739364416">
          <table:table-cell table:style-name="Table10.A1" office:value-type="string">
            <text:p text:style-name="P37">can</text:p>
          </table:table-cell>
          <table:table-cell table:style-name="Table10.A1" office:value-type="string">
            <text:p text:style-name="P38">ha</text:p>
          </table:table-cell>
          <table:table-cell table:style-name="Table10.A1" office:value-type="string">
            <text:p text:style-name="P38">hen</text:p>
          </table:table-cell>
          <table:table-cell table:style-name="Table10.A1" office:value-type="string">
            <text:p text:style-name="P38">hnan</text:p>
          </table:table-cell>
          <table:table-cell table:style-name="Table10.A1" office:value-type="string">
            <text:p text:style-name="P38">n</text:p>
          </table:table-cell>
          <table:table-cell table:style-name="Table10.A1" office:value-type="string">
            <text:p text:style-name="P38">ne</text:p>
          </table:table-cell>
          <table:table-cell table:style-name="Table10.A1" office:value-type="string">
            <text:p text:style-name="P37">pan</text:p>
          </table:table-cell>
          <table:table-cell table:style-name="Table10.A1" office:value-type="string">
            <text:p text:style-name="P37"/>
          </table:table-cell>
        </table:table-row>
        <table:table-row table:style-name="TableLine2293739369584">
          <table:table-cell table:style-name="Table10.A1" office:value-type="string">
            <text:p text:style-name="P37">canh</text:p>
          </table:table-cell>
          <table:table-cell table:style-name="Table10.A1" office:value-type="string">
            <text:p text:style-name="P38">hah</text:p>
          </table:table-cell>
          <table:table-cell table:style-name="Table10.A1" office:value-type="string">
            <text:p text:style-name="P38">henh</text:p>
          </table:table-cell>
          <table:table-cell table:style-name="Table10.A1" office:value-type="string">
            <text:p text:style-name="P38">hnanh</text:p>
          </table:table-cell>
          <table:table-cell table:style-name="Table10.A1" office:value-type="string">
            <text:p text:style-name="P38">nh</text:p>
          </table:table-cell>
          <table:table-cell table:style-name="Table10.A1" office:value-type="string">
            <text:p text:style-name="P38">neh</text:p>
          </table:table-cell>
          <table:table-cell table:style-name="Table10.A1" office:value-type="string">
            <text:p text:style-name="P37">panh</text:p>
          </table:table-cell>
          <table:table-cell table:style-name="Table10.A1" office:value-type="string">
            <text:p text:style-name="P37"/>
          </table:table-cell>
        </table:table-row>
        <table:table-row table:style-name="TableLine2293739366320">
          <table:table-cell table:style-name="Table10.A1" office:value-type="string">
            <text:p text:style-name="P37">canc</text:p>
          </table:table-cell>
          <table:table-cell table:style-name="Table10.A1" office:value-type="string">
            <text:p text:style-name="P38">hac</text:p>
          </table:table-cell>
          <table:table-cell table:style-name="Table10.A1" office:value-type="string">
            <text:p text:style-name="P38">henc</text:p>
          </table:table-cell>
          <table:table-cell table:style-name="Table10.A1" office:value-type="string">
            <text:p text:style-name="P37">hnanc</text:p>
          </table:table-cell>
          <table:table-cell table:style-name="Table10.A1" office:value-type="string">
            <text:p text:style-name="P38">nc</text:p>
          </table:table-cell>
          <table:table-cell table:style-name="Table10.A1" office:value-type="string">
            <text:p text:style-name="P38">nec</text:p>
          </table:table-cell>
          <table:table-cell table:style-name="Table10.A1" office:value-type="string">
            <text:p text:style-name="P37">panc</text:p>
          </table:table-cell>
          <table:table-cell table:style-name="Table10.A1" office:value-type="string">
            <text:p text:style-name="P37"/>
          </table:table-cell>
        </table:table-row>
        <table:table-row table:style-name="TableLine2293739364688">
          <table:table-cell table:style-name="Table10.A1" office:value-type="string">
            <text:p text:style-name="P37">ce</text:p>
          </table:table-cell>
          <table:table-cell table:style-name="Table10.A1" office:value-type="string">
            <text:p text:style-name="P37">han</text:p>
          </table:table-cell>
          <table:table-cell table:style-name="Table10.A1" office:value-type="string">
            <text:p text:style-name="P38">hn</text:p>
          </table:table-cell>
          <table:table-cell table:style-name="Table10.A1" office:value-type="string">
            <text:p text:style-name="P37">hne</text:p>
          </table:table-cell>
          <table:table-cell table:style-name="Table10.A1" office:value-type="string">
            <text:p text:style-name="P38">na</text:p>
          </table:table-cell>
          <table:table-cell table:style-name="Table10.A1" office:value-type="string">
            <text:p text:style-name="P37">nen</text:p>
          </table:table-cell>
          <table:table-cell table:style-name="Table10.A1" office:value-type="string">
            <text:p text:style-name="P37">pe</text:p>
          </table:table-cell>
          <table:table-cell table:style-name="Table10.A1" office:value-type="string">
            <text:p text:style-name="P37"/>
          </table:table-cell>
        </table:table-row>
        <table:table-row table:style-name="TableLine2293739360336">
          <table:table-cell table:style-name="Table10.A1" office:value-type="string">
            <text:p text:style-name="P37">ceh</text:p>
          </table:table-cell>
          <table:table-cell table:style-name="Table10.A1" office:value-type="string">
            <text:p text:style-name="P38">hanh</text:p>
          </table:table-cell>
          <table:table-cell table:style-name="Table10.A1" office:value-type="string">
            <text:p text:style-name="P38">hnh</text:p>
          </table:table-cell>
          <table:table-cell table:style-name="Table10.A1" office:value-type="string">
            <text:p text:style-name="P38">hneh</text:p>
          </table:table-cell>
          <table:table-cell table:style-name="Table10.A1" office:value-type="string">
            <text:p text:style-name="P38">nah</text:p>
          </table:table-cell>
          <table:table-cell table:style-name="Table10.A1" office:value-type="string">
            <text:p text:style-name="P37">nenh</text:p>
          </table:table-cell>
          <table:table-cell table:style-name="Table10.A1" office:value-type="string">
            <text:p text:style-name="P37">peh</text:p>
          </table:table-cell>
          <table:table-cell table:style-name="Table10.A1" office:value-type="string">
            <text:p text:style-name="P37"/>
          </table:table-cell>
        </table:table-row>
        <table:table-row table:style-name="TableLine2293739366864">
          <table:table-cell table:style-name="Table10.A1" office:value-type="string">
            <text:p text:style-name="P38">cec</text:p>
          </table:table-cell>
          <table:table-cell table:style-name="Table10.A1" office:value-type="string">
            <text:p text:style-name="P38">hanc</text:p>
          </table:table-cell>
          <table:table-cell table:style-name="Table10.A1" office:value-type="string">
            <text:p text:style-name="P37">hnc</text:p>
          </table:table-cell>
          <table:table-cell table:style-name="Table10.A1" office:value-type="string">
            <text:p text:style-name="P38">hnec</text:p>
          </table:table-cell>
          <table:table-cell table:style-name="Table10.A1" office:value-type="string">
            <text:p text:style-name="P38">nac</text:p>
          </table:table-cell>
          <table:table-cell table:style-name="Table10.A1" office:value-type="string">
            <text:p text:style-name="P38">nenc</text:p>
          </table:table-cell>
          <table:table-cell table:style-name="Table10.A1" office:value-type="string">
            <text:p text:style-name="P37">pec</text:p>
          </table:table-cell>
          <table:table-cell table:style-name="Table10.A1" office:value-type="string">
            <text:p text:style-name="P37"/>
          </table:table-cell>
        </table:table-row>
      </table:table>
      <text:p text:style-name="P36"/>
      <text:p text:style-name="Standard">2.</text:p>
      <text:p text:style-name="Preformatted_20_Text">&amp;c &lt; h &lt; hn &lt; n <text:s/>&lt; p &lt; a &lt; e</text:p>
      <text:p text:style-name="P41">&amp;h &lt; a|c <text:change-start text:change-id="ct2293704728688"/></text:p>
      <text:p text:style-name="P41"><text:change-end text:change-id="ct2293704728688"/>&amp;h &lt; e|c <text:change-start text:change-id="ct2293704727248"/></text:p>
      <text:p text:style-name="P41"><text:change-end text:change-id="ct2293704727248"/>&amp;h &lt; n|c</text:p>
      <text:h text:style-name="P67" text:outline-level="2" text:is-list-header="true"><text:bookmark-start text:name="__RefHeading___Toc3134_3155853834"/>Exercise <text:change-start text:change-id="ct2293711466672"/><text:span text:style-name="T126">7</text:span><text:bookmark-end text:name="__RefHeading___Toc3134_3155853834"/><text:change-end text:change-id="ct2293711466672"/><text:change text:change-id="ct2293711455872"/></text:h>
      <text:p text:style-name="Standard">1.<text:change-start text:change-id="ct2293704728928"/> <text:span text:style-name="T116">The collation tailoring:</text:span><text:change-end text:change-id="ct2293704728928"/></text:p>
      <text:p text:style-name="Preformatted_20_Text">&amp;[first primary ignorable] &lt;&lt; x &lt;&lt; y</text:p>
      <text:p text:style-name="P27"><text:change-start text:change-id="ct2293704729888"/><text:span text:style-name="T50">r</text:span><text:change-end text:change-id="ct2293704729888"/><text:change-start text:change-id="ct2293704727968"/><text:span text:style-name="T24">esults in:</text:span><text:change-end text:change-id="ct2293704727968"/><text:change-start text:change-id="ct2293704732048"/> M Mx My N Nx Ny. </text:p>
      <text:p text:style-name="Standard"><text:change-end text:change-id="ct2293704732048"/>2.<text:change-start text:change-id="ct2293704726528"/> <text:span text:style-name="T116">The collation tailoring:</text:span><text:change-end text:change-id="ct2293704726528"/></text:p>
      <text:p text:style-name="Preformatted_20_Text">&amp;[first primary ignorable] &lt;&lt; a &lt;&lt; b &lt;&lt; x &lt;&lt; y</text:p>
      <text:p text:style-name="Preformatted_20_Text">&amp;[before 2]M &lt;&lt; Ma &lt;&lt; Mb</text:p>
      <text:p text:style-name="Preformatted_20_Text">&amp;[before 2]N &lt;&lt; Na &lt;&lt; Nb<text:change text:change-id="ct2293704725808"/></text:p>
      <text:p text:style-name="P27"><text:change-start text:change-id="ct2293704731808"/>Results in: <text:change-end text:change-id="ct2293704731808"/><text:change-start text:change-id="ct2293704730848"/>Ma Mb M Mx Mxa Mxb My Mya Myb Na Nb N Nx Nxa Nxb Ny Nya Nyb<text:change-end text:change-id="ct2293704730848"/><text:change-start text:change-id="ct2293704730128"/></text:p>
      <text:p text:style-name="Standard"><text:change-end text:change-id="ct2293704730128"/>3. <text:change text:change-id="ct2293704724608"/><text:change-start text:change-id="ct2293704727728"/><text:span text:style-name="T48">Relative order is</text:span><text:change-end text:change-id="ct2293704727728"/>: Mx Mxa My. <text:change text:change-id="ct2293704729648"/><text:change-start text:change-id="ct2293704729168"/><text:span text:style-name="T48">Even though we put Ma before M, </text:span><text:change-end text:change-id="ct2293704729168"/><text:change-start text:change-id="ct2293704729408"/><text:span text:style-name="T48">this doesn</text:span><text:change-end text:change-id="ct2293704729408"/><text:change-start text:change-id="ct2293704727008"/><text:span text:style-name="T48">’t affect the order of x and xa.</text:span><text:change-end text:change-id="ct2293704727008"/></text:p>
      <text:p text:style-name="Standard">Again, we fall foul of the sequence problem. The only way I can think of getting around this would be to do some preprocessing. Consider the following sort order:</text:p>
      <text:p text:style-name="Preformatted_20_Text">&amp;[before 2][first primary ignorable] &lt;&lt; a &lt;&lt; b &lt;&lt; '|<text:span text:style-name="T79">'</text:span></text:p>
      <text:p text:style-name="Preformatted_20_Text">&amp;[first primary ignorable] &lt;&lt; x &lt;&lt; y</text:p>
      <text:p text:style-name="Preformatted_20_Text"/>
      <text:p text:style-name="P22">Now we preprocess an incoming string such that a <text:change-start text:change-id="ct2293704732288"/>‘<text:span text:style-name="T98">|</text:span>’<text:change-end text:change-id="ct2293704732288"/><text:change text:change-id="ct2293704731088"/> is inserted after every sequence of characters involving a character with a primary sort key followed by any number of primary ignorable characters. Thus we get the following sorted test data list:</text:p>
      <text:p text:style-name="Standard">Ma| Mb| M| Mxa| Mx| My| M|N| Na| Nb| N| Nx| Ny|</text:p>
      <text:p text:style-name="P22">Which, if we strip the <text:change-start text:change-id="ct2293704730368"/>‘<text:span text:style-name="T98">|</text:span>’<text:change-end text:change-id="ct2293704730368"/><text:change text:change-id="ct2293704730608"/> we find will be in the expected order<text:change-start text:change-id="ct2293704731328"/>, <text:span text:style-name="T112">with Mxa before Mx</text:span><text:change-end text:change-id="ct2293704731328"/>.<text:change-start text:change-id="ct2293704725088"/></text:p>
      <text:p text:style-name="P28">But without preprocessing, we would need to <text:change-end text:change-id="ct2293704725088"/><text:change-start text:change-id="ct2293704725328"/>list all the <text:span text:style-name="T24">combinations in the tailoring</text:span>.<text:change-end text:change-id="ct2293704725328"/></text:p>
      <text:h text:style-name="Heading_20_2" text:outline-level="2" text:is-list-header="true"><text:bookmark-start text:name="__RefHeading___Toc3136_3155853834"/>Exercise <text:change-start text:change-id="ct2293711471232"/><text:span text:style-name="T126">8</text:span><text:bookmark-end text:name="__RefHeading___Toc3136_3155853834"/><text:change-end text:change-id="ct2293711471232"/><text:change text:change-id="ct2293711433312"/></text:h>
      <text:p text:style-name="Standard">1.<text:change-start text:change-id="ct2293704726048"/> <text:span text:style-name="T117">The collation tailoring:</text:span><text:change-end text:change-id="ct2293704726048"/></text:p>
      <text:p text:style-name="Preformatted_20_Text">&amp;[first primary ignorable] &lt;&lt; a &lt;&lt; b &lt;&lt; x &lt;&lt; y</text:p>
      <text:p text:style-name="Preformatted_20_Text">&amp;[before 2]M &lt;&lt; Ma &lt;&lt; Mb</text:p>
      <text:p text:style-name="Preformatted_20_Text">&amp;[before 2]N &lt;&lt; Na &lt;&lt;&lt; A &lt;&lt; Nb &lt;&lt;&lt; B </text:p>
      <text:p text:style-name="Preformatted_20_Text">&amp;Nx &lt;&lt;&lt; X</text:p>
      <text:p text:style-name="Preformatted_20_Text">&amp;Ny &lt;&lt;&lt; Y</text:p>
      <text:p text:style-name="Preformatted_20_Text"/>
      <text:p text:style-name="P29"><text:change text:change-id="ct2293704726768"/>result<text:change text:change-id="ct2293704676608"/>s<text:change text:change-id="ct2293704672048"/><text:change-start text:change-id="ct2293704677088"/> <text:change-end text:change-id="ct2293704677088"/>i<text:change-start text:change-id="ct2293704676848"/><text:span text:style-name="T117">n</text:span><text:change-end text:change-id="ct2293704676848"/><text:change text:change-id="ct2293704665328"/><text:change text:change-id="ct2293704677328"/>: Ma Mb M Mx Mxa<text:change-start text:change-id="ct2293704667968"/> <text:span text:style-name="T114">Mxb</text:span><text:change-end text:change-id="ct2293704667968"/> My<text:change-start text:change-id="ct2293704675648"/> <text:span text:style-name="T114">Mya Myb</text:span><text:change-end text:change-id="ct2293704675648"/> Na A Nb B N Nx <text:change-start text:change-id="ct2293704668208"/>X <text:change-end text:change-id="ct2293704668208"/><text:change-start text:change-id="ct2293704664608"/><text:span text:style-name="T114">Nxa Nxb </text:span><text:change-end text:change-id="ct2293704664608"/><text:change text:change-id="ct2293704667248"/>Ny Y<text:change-start text:change-id="ct2293704669648"/> <text:span text:style-name="T114">Nya Nyb</text:span><text:change-end text:change-id="ct2293704669648"/></text:p>
      <text:p text:style-name="Standard">2.<text:change-start text:change-id="ct2293704676368"/> <text:span text:style-name="T117">The collation tailoring:</text:span><text:change-end text:change-id="ct2293704676368"/></text:p>
      <text:p text:style-name="Preformatted_20_Text">&amp;[first secondary ignorable] &lt;&lt;&lt; '' &lt;&lt;&lt; '"<text:span text:style-name="T90">'</text:span></text:p>
      <text:p text:style-name="Preformatted_20_Text">&amp;[first primary ignorable] &lt;&lt; a &lt;&lt; b &lt;&lt; x &lt;&lt; y</text:p>
      <text:p text:style-name="Preformatted_20_Text">&amp;[before 2]M &lt;&lt; Ma &lt;&lt; Mb</text:p>
      <text:p text:style-name="Preformatted_20_Text">&amp;[before 2]N &lt;&lt; Na &lt;&lt;&lt; A &lt;&lt; Nb &lt;&lt;&lt; B</text:p>
      <text:p text:style-name="Preformatted_20_Text">&amp;Nx &lt;&lt;&lt; X</text:p>
      <text:p text:style-name="Preformatted_20_Text">&amp;Ny &lt;&lt;&lt; Y</text:p>
      <text:p text:style-name="Preformatted_20_Text"/>
      <text:p text:style-name="P108"><text:change text:change-id="ct2293704677568"/><text:change-start text:change-id="ct2293704667728"/><text:span text:style-name="T117">r</text:span><text:change-end text:change-id="ct2293704667728"/>esult<text:change text:change-id="ct2293704674688"/><text:change-start text:change-id="ct2293704665088"/><text:span text:style-name="T51">s in</text:span><text:change-end text:change-id="ct2293704665088"/>: Ma Ma' Ma" Mb Mb' Mb" M M' M" Mx Mx' Mx" Mxa Mxa' Mxa" <text:change-start text:change-id="ct2293704666048"/>Mx<text:span text:style-name="T115">b</text:span> Mx<text:span text:style-name="T115">b</text:span>' Mx<text:span text:style-name="T115">b</text:span>" <text:change-end text:change-id="ct2293704666048"/>My My' My" <text:change-start text:change-id="ct2293704667008"/>M<text:span text:style-name="T115">y</text:span>a M<text:span text:style-name="T115">y</text:span>a' M<text:span text:style-name="T115">y</text:span>a" M<text:span text:style-name="T115">yb</text:span> M<text:span text:style-name="T115">yb</text:span>' M<text:span text:style-name="T115">yb</text:span>" <text:change-end text:change-id="ct2293704667008"/>Na Na' Na" A A' A" Nb Nb' Nb" B B' B" N N' N" Nx Nx' Nx" X X' X" <text:change-start text:change-id="ct2293704669408"/>Nxa Nxa' Nxa" Nxb Nxb' Nxb" <text:change-end text:change-id="ct2293704669408"/>Ny Ny' Ny" Y Y' Y"<text:change-start text:change-id="ct2293704674928"/> Nya Nya' Nya" Nyb Nyb' Nyb"<text:change-end text:change-id="ct2293704674928"/><text:change text:change-id="ct2293704664848"/><text:change text:change-id="ct2293711479632"/><text:change text:change-id="ct2293704670608"/><text:change text:change-id="ct2293711424912"/><text:change text:change-id="ct2293704663168"/><text:change text:change-id="ct2293711422992"/><text:change text:change-id="ct2293704677808"/><text:change text:change-id="ct2293711429712"/><text:change text:change-id="ct2293704663408"/><text:change text:change-id="ct2293711436192"/><text:change text:change-id="ct2293704675168"/><text:change text:change-id="ct2293711428752"/><text:change text:change-id="ct2293704665808"/><text:change text:change-id="ct2293711423952"/><text:change-start text:change-id="ct2293711431872"/></text:p>
      <text:h text:style-name="P71" text:outline-level="2"><text:bookmark-start text:name="__RefHeading___Toc6111_2741630000"/>Exercise 9<text:bookmark-end text:name="__RefHeading___Toc6111_2741630000"/></text:h>
      <text:p text:style-name="P112">Note that the specific sort key information <text:span text:style-name="T127">listed here </text:span>has not been updated since the tutorial was first written, so <text:span text:style-name="T127">the values</text:span><text:change-end text:change-id="ct2293711431872"/><text:change-start text:change-id="ct2293711426352"/><text:span text:style-name="T127"> will likely be different than sort keys that you generate, but the principles </text:span><text:change-end text:change-id="ct2293711426352"/><text:change-start text:change-id="ct2293711423232"/><text:span text:style-name="T128">remain the same.</text:span><text:change-end text:change-id="ct2293711423232"/></text:p>
      <text:p text:style-name="Standard">1.<text:change-start text:change-id="ct2294399972864"/> <text:change-end text:change-id="ct2294399972864"/></text:p>
      <text:p text:style-name="Preformatted_20_Text">y<text:tab/>[5800.0500.0500]</text:p>
      <text:p text:style-name="Preformatted_20_Text">Y<text:tab/>[5800.0500.8F00]</text:p>
      <text:p text:style-name="Preformatted_20_Text">x<text:tab/>[5904.0500.0500]</text:p>
      <text:p text:style-name="Preformatted_20_Text">X<text:tab/>[5904.0500.8600]</text:p>
      <text:p text:style-name="Preformatted_20_Text">ẍ<text:tab/>[5904.869D.0600]</text:p>
      <text:p text:style-name="Preformatted_20_Text"/>
      <text:p text:style-name="Standard">2.</text:p>
      <text:p text:style-name="Standard">We are moving x between y and z. This would give it a key of <text:span text:style-name="code">59</text:span> but since we may want to insert other characters between y and z and we don’t want to fall foul of the initial sequence constraint where one key may not be the initial sequence of another key, ICU gives x a 2 byte sort key starting with <text:span text:style-name="code">59</text:span>.</text:p>
      <text:p text:style-name="Standard">3.</text:p>
      <text:p text:style-name="Preformatted_20_Text">y<text:tab/>[5800.0500.0500]</text:p>
      <text:p text:style-name="Preformatted_20_Text">Y<text:tab/>[5800.0500.8F00]</text:p>
      <text:p text:style-name="Preformatted_20_Text">x<text:tab/>[5904.0500.0500]</text:p>
      <text:p text:style-name="Preformatted_20_Text">X<text:tab/>[5904.0500.8600]</text:p>
      <text:p text:style-name="Preformatted_20_Text">ẍ<text:tab/>[5904.869D.0600]</text:p>
      <text:p text:style-name="Preformatted_20_Text">z<text:tab/>[5A00.0500.0500]</text:p>
      <text:p text:style-name="Preformatted_20_Text"/>
      <text:p text:style-name="Standard">4. <text:span text:style-name="code">9D</text:span> is the secondary sort key for <text:s text:c="2"/>̈ <text:change-start text:change-id="ct2293704666288"/><text:s/><text:change-end text:change-id="ct2293704666288"/>because <text:span text:style-name="T8">ẍ</text:span> has an uncompressed sequence of <text:span text:style-name="code">05 9D</text:span> which according to the chart will be compressed into T H or <text:span text:style-name="code">86 9D</text:span>. Not exactly great compression, but important to allow other keys to compress in the same way.</text:p>
      <text:list xml:id="list114109499588665" text:continue-numbering="true" text:style-name="L2">
        <text:list-item>
          <text:h text:style-name="P60" text:outline-level="1"><text:bookmark-start text:name="__RefHeading___Toc3142_3155853834"/>Revisions<text:bookmark-end text:name="__RefHeading___Toc3142_3155853834"/></text:h>
        </text:list-item>
      </text:list>
      <table:table table:name="Table43" table:style-name="Table43">
        <table:table-column table:style-name="Table43.A"/>
        <table:table-column table:style-name="Table43.B"/>
        <table:table-column table:style-name="Table43.C"/>
        <table:table-column table:style-name="Table43.D"/>
        <table:table-header-rows>
          <table:table-row table:style-name="TableLine2293739365776">
            <table:table-cell table:style-name="Table43.A1" office:value-type="string">
              <text:p text:style-name="Table_20_Contents">1.0</text:p>
            </table:table-cell>
            <table:table-cell table:style-name="Table43.A1" office:value-type="string">
              <text:p text:style-name="Table_20_Contents">7/Sep/2006</text:p>
            </table:table-cell>
            <table:table-cell table:style-name="Table43.A1" office:value-type="string">
              <text:p text:style-name="Table_20_Contents">MJPH</text:p>
            </table:table-cell>
            <table:table-cell table:style-name="Table43.A1" office:value-type="string">
              <text:p text:style-name="Table_20_Contents">Initial version for testing</text:p>
            </table:table-cell>
          </table:table-row>
        </table:table-header-rows>
        <table:table-row table:style-name="TableLine2293739365504">
          <table:table-cell table:style-name="Table43.A1" office:value-type="string">
            <text:p text:style-name="Table_20_Contents">1.1</text:p>
          </table:table-cell>
          <table:table-cell table:style-name="Table43.A1" office:value-type="string">
            <text:p text:style-name="Table_20_Contents">2/Feb/2007</text:p>
          </table:table-cell>
          <table:table-cell table:style-name="Table43.A1" office:value-type="string">
            <text:p text:style-name="Table_20_Contents">MJPH</text:p>
          </table:table-cell>
          <table:table-cell table:style-name="Table43.A1" office:value-type="string">
            <text:p text:style-name="Table_20_Contents">Add equal and ignorable elements to miscellaneous section. Change escape char from \ to '. Still outstanding is that ICU now supports a single element that can secondarily sort before.</text:p>
          </table:table-cell>
        </table:table-row>
        <table:table-row table:style-name="TableLine2293739368224">
          <table:table-cell table:style-name="Table43.A1" office:value-type="string">
            <text:p text:style-name="Table_20_Contents">1.2</text:p>
          </table:table-cell>
          <table:table-cell table:style-name="Table43.A1" office:value-type="string">
            <text:p text:style-name="Table_20_Contents">28/Feb/2012</text:p>
          </table:table-cell>
          <table:table-cell table:style-name="Table43.A1" office:value-type="string">
            <text:p text:style-name="Table_20_Contents">MJPH</text:p>
          </table:table-cell>
          <table:table-cell table:style-name="Table43.A1" office:value-type="string">
            <text:p text:style-name="Table_20_Contents">Refactor to add more simple sorting text and exercises</text:p>
          </table:table-cell>
        </table:table-row>
        <table:table-row table:style-name="TableLine2293739367136">
          <table:table-cell table:style-name="Table43.A1" office:value-type="string">
            <text:p text:style-name="P45">1.3</text:p>
          </table:table-cell>
          <table:table-cell table:style-name="Table43.A1" office:value-type="string">
            <text:p text:style-name="P45">27/Aug/2021</text:p>
          </table:table-cell>
          <table:table-cell table:style-name="Table43.A1" office:value-type="string">
            <text:p text:style-name="P45">DLR</text:p>
          </table:table-cell>
          <table:table-cell table:style-name="Table43.A1" office:value-type="string">
            <text:p text:style-name="P46">Offer ICU collation demo page as substitute for the sort trainer program. Expand some exercises.</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GB" style:font-name-complex="Tahoma"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en" style:country-asian="GB" style:font-name-complex="Tahoma" style:font-size-complex="12pt" style:language-complex="en" style:country-complex="GB"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top="0.25in" fo:margin-bottom="0.0835in" style:contextual-spacing="false" fo:keep-together="always" fo:hyphenation-ladder-count="no-limit" style:page-number="auto" fo:break-before="page" fo:keep-with-next="always"/>
      <style:text-properties style:font-name="Arial" fo:font-family="Arial" style:font-family-generic="swiss" style:font-pitch="variable" fo:font-size="14pt" fo:font-weight="bold" style:font-size-asian="14pt" style:font-weight-asian="bold" fo:hyphenate="false" fo:hyphenation-remain-char-count="2" fo:hyphenation-push-char-count="2" loext:hyphenation-no-caps="false"/>
    </style:style>
    <style:style style:name="Heading_20_2" style:display-name="Heading 2" style:family="paragraph" style:parent-style-name="Heading_20_1" style:next-style-name="Standard" style:default-outline-level="2" style:class="text" style:master-page-name="">
      <style:paragraph-properties fo:margin-top="0.1665in" fo:margin-bottom="0.0835in" style:contextual-spacing="false" style:page-number="auto" fo:break-before="auto" fo:break-after="auto"/>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0555in" fo:margin-bottom="0.0555in" style:contextual-spacing="false" fo:keep-with-next="always"/>
      <style:text-properties style:font-name="Arial" fo:font-family="Arial" style:font-family-generic="swiss" style:font-pitch="variable" fo:font-size="12pt" style:letter-kerning="true" style:font-size-asian="12pt"/>
    </style:style>
    <style:style style:name="Heading_20_4" style:display-name="Heading 4" style:family="paragraph" style:parent-style-name="Standard" style:next-style-name="Standard" style:default-outline-level="4" style:class="text">
      <style:paragraph-properties fo:margin-top="0.0417in" fo:margin-bottom="0.0417in" style:contextual-spacing="false" fo:keep-with-next="always"/>
      <style:text-properties style:font-name="Arial" fo:font-family="Arial" style:font-family-generic="swiss" style:font-pitch="variable" fo:font-size="9pt" fo:font-weight="bold" style:letter-kerning="true"/>
    </style:style>
    <style:style style:name="Heading_20_5" style:display-name="Heading 5" style:family="paragraph" style:parent-style-name="Standard" style:next-style-name="Standard" style:default-outline-level="5" style:class="text">
      <style:paragraph-properties fo:margin-top="0.0417in" fo:margin-bottom="0.0417in" style:contextual-spacing="false"/>
      <style:text-properties style:font-name="Arial" fo:font-family="Arial" style:font-family-generic="swiss" style:font-pitch="variable" fo:font-style="italic" style:letter-kerning="true" style:font-style-asian="italic"/>
    </style:style>
    <style:style style:name="Heading_20_6" style:display-name="Heading 6" style:family="paragraph" style:parent-style-name="Standard" style:next-style-name="Standard" style:default-outline-level="6" style:class="text">
      <style:paragraph-properties fo:margin-top="0in" fo:margin-bottom="0.0417in" style:contextual-spacing="false"/>
      <style:text-properties style:font-name="Arial" fo:font-family="Arial" style:font-family-generic="swiss" style:font-pitch="variable" fo:font-size="10pt" fo:font-style="italic" style:letter-kerning="true" style:font-size-asian="10pt" style:font-style-asian="italic"/>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0835in" style:contextual-spacing="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family="Ari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0799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style:contextual-spacing="false"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5.67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name-complex="Courier New" style:font-family-complex="'Courier New'" style:font-family-generic-complex="modern" style:font-pitch-complex="fixed" style:font-size-complex="9pt"/>
    </style:style>
    <style:style style:name="Paper_20_Title" style:display-name="Paper Title" style:family="paragraph" style:parent-style-name="Standard">
      <style:paragraph-properties fo:margin-top="0.4165in" fo:margin-bottom="0in" style:contextual-spacing="false"/>
      <style:text-properties style:font-name="Arial" fo:font-family="Arial" style:font-family-generic="swiss" style:font-pitch="variable"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contextual-spacing="false"/>
      <style:text-properties fo:font-weight="normal" style:font-weight-asian="normal"/>
    </style:style>
    <style:style style:name="Author" style:family="paragraph" style:parent-style-name="Standard">
      <style:paragraph-properties fo:margin-top="0.1665in" fo:margin-bottom="0.8335in" style:contextual-spacing="false"/>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style:contextual-spacing="false" fo:text-indent="0in" style:auto-text-indent="false"/>
      <style:text-properties fo:color="#000000" loext:opacity="100%" style:font-name="Courier New1" fo:font-family="'Courier New'" style:font-family-generic="modern"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default-outline-level="" style:list-style-name="">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contextual-spacing="false"/>
      <style:text-properties style:font-name="Arial" fo:font-family="Arial" style:font-family-generic="swiss" style:font-pitch="variable"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family="Arial" style:font-family-generic="swiss" style:font-pitch="variable" fo:font-weight="normal" style:font-weight-asian="normal"/>
    </style:style>
    <style:style style:name="Table_20_Caption" style:display-name="Table Caption" style:family="paragraph" style:parent-style-name="Standard" style:next-style-name="Standard">
      <style:paragraph-properties fo:margin-top="0in" fo:margin-bottom="0.1665in" style:contextual-spacing="false"/>
      <style:text-properties style:font-name="Arial" fo:font-family="Arial" style:font-family-generic="swiss" style:font-pitch="variable" fo:font-size="10pt" style:letter-kerning="true" style:font-size-asian="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4772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Keyword" style:family="text" style:parent-style-name="Default_20_Paragraph_20_Font">
      <style:text-properties style:font-name="Arial" fo:font-family="Arial" style:font-family-generic="swiss" style:font-pitch="variable"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family="'Courier New'" style:font-family-generic="modern" fo:font-size="9pt" style:font-size-asian="9pt"/>
    </style:style>
    <style:style style:name="Line_20_numbering" style:display-name="Line numbering"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month number:style="long" number:textual="true"/>
      <number:text> </number:text>
      <number:day number:style="long"/>
      <number:text>, </number:text>
      <number:year number:style="long"/>
    </number:date-style>
    <number:date-style style:name="N10121" number:language="en" number:country="US">
      <number:month number:style="long" number:textual="true"/>
      <number:text> </number:text>
      <number:day number:style="long"/>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contextual-spacing="false"/>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6pt" style:font-size-asian="6pt"/>
    </style:style>
    <style:page-layout style:name="Mpm1">
      <style:page-layout-properties fo:page-width="8.2701in" fo:page-height="11.6902in" style:num-format="1" style:print-orientation="portrait" fo:margin-top="0.8in" fo:margin-bottom="0.65in" fo:margin-left="1.2in" fo:margin-right="1.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Mpm1">
      <style:footer>
        <text:p text:style-name="MP1"><text:span text:style-name="MT1"><text:line-break/></text:span><text:span text:style-name="MT1"><text:title>Unicode Sort Tailoring</text:title></text:span><text:span text:style-name="MT1"> <text:s text:c="2"/></text:span><text:span text:style-name="Page_20_Number"><text:span text:style-name="MT2">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8</text:page-count></text:span></text:span></text:p>
        <text:p text:style-name="MP1"><text:span text:style-name="MT3"><text:initial-creator>Martin Hosken</text:initial-creator></text:span><text:span text:style-name="MT3"><text:s text:c="3"/></text:span><text:span text:style-name="Page_20_Number"><text:span text:style-name="MT3"><text:print-date style:data-style-name="N121">September 10, 2021</text:print-date></text:span></text:span><text:span text:style-name="Page_20_Number"><text:span text:style-name="MT3"><text:s text:c="3"/>Rev: </text:span></text:span><text:span text:style-name="Page_20_Number"><text:span text:style-name="MT3"><text:editing-cycles>105</text:editing-cycles></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Unicode Sort Tailoring</dc:title>
    <dc:subject>Tutorial</dc:subject>
    <meta:initial-creator>Martin Hosken</meta:initial-creator>
    <meta:creation-date>2006-08-15T08:21:56</meta:creation-date>
    <dc:date>2021-09-23T11:41:07.250000000</dc:date>
    <meta:print-date>2021-09-10T17:25:57.387000000</meta:print-date>
    <dc:language>en-US</dc:language>
    <meta:editing-cycles>105</meta:editing-cycles>
    <meta:editing-duration>P16DT13H56M58S</meta:editing-duration>
    <meta:document-statistic meta:table-count="36" meta:image-count="0" meta:object-count="0" meta:page-count="18" meta:paragraph-count="584" meta:word-count="7132" meta:character-count="39229" meta:non-whitespace-character-count="32627"/>
    <meta:user-defined meta:name="Info 1"/>
    <meta:user-defined meta:name="Info 2"/>
    <meta:user-defined meta:name="Info 3"/>
    <meta:user-defined meta:name="Info 4"/>
    <meta:template xlink:type="simple" xlink:actuate="onRequest" xlink:title="NRSI_StandardA4" xlink:href="../../../../.openoffice.org2/user/template/NRSI_StandardA4.ott" meta:date="2006-08-15T08:21:54"/>
  </office:meta>
</office:document-meta>
</file>